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0.6708in"/>
    </style:style>
    <style:style style:name="Table19.B" style:family="table-column">
      <style:table-column-properties style:column-width="6.0458in"/>
    </style:style>
    <style:style style:name="Table19.C"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C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7" style:family="paragraph" style:parent-style-name="Preformatted_20_Text">
      <style:paragraph-properties fo:margin-left="0in" fo:margin-right="0in" fo:text-align="start" style:justify-single-word="false" fo:text-indent="0in" style:auto-text-indent="false" style:text-autospace="none"/>
      <style:text-properties fo:color="#000000" style:font-name="Courier New1" fo:font-size="10pt" fo:language="en" fo:country="US" style:font-name-asian="Monaco" style:font-size-asian="10pt" style:font-name-complex="Monaco" style:font-size-complex="10pt" style:language-complex="ar" style:country-complex="SA"/>
    </style:style>
    <style:style style:name="P8" style:family="paragraph" style:parent-style-name="Body">
      <style:text-properties fo:language="en" fo:country="US" style:language-complex="ar" style:country-complex="SA"/>
    </style:style>
    <style:style style:name="P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 style:family="paragraph" style:parent-style-name="Standard">
      <style:text-properties style:font-name="Arial" fo:font-size="9pt" fo:language="en" fo:country="US" style:font-size-asian="9pt" style:font-size-complex="9pt" style:language-complex="ar" style:country-complex="SA"/>
    </style:style>
    <style:style style:name="P11" style:family="paragraph" style:parent-style-name="Standard">
      <style:text-properties style:font-name="Arial" fo:language="en" fo:country="US" style:language-complex="ar" style:country-complex="SA"/>
    </style:style>
    <style:style style:name="P12" style:family="paragraph" style:parent-style-name="Standard">
      <style:text-properties fo:language="en" fo:country="US" style:language-complex="ar" style:country-complex="SA"/>
    </style:style>
    <style:style style:name="P13" style:family="paragraph" style:parent-style-name="Standard">
      <style:text-properties style:font-name="Courier New2" fo:font-size="10pt" style:font-name-asian="Monaco" style:font-size-asian="10pt" style:font-name-complex="Monaco" style:font-size-complex="10pt"/>
    </style:style>
    <style:style style:name="P1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5" style:family="paragraph" style:parent-style-name="CellBody">
      <style:paragraph-properties fo:keep-with-next="always" style:snap-to-layout-grid="false"/>
      <style:text-properties fo:language="en" fo:country="US" style:language-complex="ar" style:country-complex="SA"/>
    </style:style>
    <style:style style:name="P16" style:family="paragraph" style:parent-style-name="Abstract">
      <style:text-properties fo:font-size="16pt" fo:language="en" fo:country="US" fo:font-weight="bold" style:font-size-asian="16pt" style:font-weight-asian="bold" style:language-complex="ar" style:country-complex="SA"/>
    </style:style>
    <style:style style:name="P17" style:family="paragraph" style:parent-style-name="Abstract">
      <style:text-properties fo:language="en" fo:country="US" style:language-complex="ar" style:country-complex="SA"/>
    </style:style>
    <style:style style:name="P18" style:family="paragraph" style:parent-style-name="CellBody">
      <style:text-properties fo:language="en" fo:country="US" style:language-complex="ar" style:country-complex="SA"/>
    </style:style>
    <style:style style:name="P19" style:family="paragraph" style:parent-style-name="CellBody">
      <style:paragraph-properties style:snap-to-layout-grid="false"/>
      <style:text-properties fo:language="en" fo:country="US" style:language-complex="ar" style:country-complex="SA"/>
    </style:style>
    <style:style style:name="P20" style:family="paragraph" style:parent-style-name="Document_20_Title">
      <style:text-properties fo:language="en" fo:country="US" style:language-complex="ar" style:country-complex="SA"/>
    </style:style>
    <style:style style:name="P21" style:family="paragraph" style:parent-style-name="Preformatted_20_Text">
      <style:text-properties fo:color="#000000" style:font-name="Courier New1" fo:font-size="10pt" fo:language="en" fo:country="US" style:font-name-asian="Monaco" style:font-size-asian="10pt" style:font-name-complex="Monaco" style:font-size-complex="10pt" style:language-complex="ar" style:country-complex="SA"/>
    </style:style>
    <style:style style:name="P22" style:family="paragraph" style:parent-style-name="Preformatted_20_Text">
      <style:text-properties style:font-name="Courier New1" fo:font-size="10pt" style:font-size-asian="10pt" style:font-size-complex="10pt"/>
    </style:style>
    <style:style style:name="P23" style:family="paragraph" style:parent-style-name="Preformatted_20_Text">
      <style:text-properties fo:color="#646464" style:font-name="Courier New1" fo:font-size="10pt" style:font-size-asian="10pt" style:font-size-complex="10pt"/>
    </style:style>
    <style:style style:name="P24" style:family="paragraph" style:parent-style-name="Preformatted_20_Text">
      <style:text-properties fo:color="#646464" style:font-name="Courier New1" fo:font-size="10pt" fo:language="en" fo:country="US" style:font-size-asian="10pt" style:font-size-complex="10pt" style:language-complex="ar" style:country-complex="SA"/>
    </style:style>
    <style:style style:name="P25" style:family="paragraph" style:parent-style-name="Preformatted_20_Text">
      <style:text-properties fo:color="#646464" style:font-name="Courier New2" fo:font-size="10pt" style:font-size-asian="10pt" style:font-size-complex="10pt"/>
    </style:style>
    <style:style style:name="P26" style:family="paragraph" style:parent-style-name="Heading_20_2">
      <style:text-properties fo:language="en" fo:country="US" style:language-complex="ar" style:country-complex="SA"/>
    </style:style>
    <style:style style:name="P27"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28"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29"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30"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31"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32"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33"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34"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35" style:family="paragraph" style:parent-style-name="Detail_20_Heading" style:list-style-name="">
      <style:paragraph-properties fo:padding="0.0236in" fo:border="0.0008in solid #666666"/>
      <style:text-properties fo:color="#000000"/>
    </style:style>
    <style:style style:name="P36" style:family="paragraph" style:parent-style-name="Detail_20_Heading" style:list-style-name="">
      <style:paragraph-properties fo:margin-top="0.0807in" fo:margin-bottom="0.0193in" fo:padding="0.0236in" fo:border="0.0008in solid #666666"/>
      <style:text-properties fo:color="#000000"/>
    </style:style>
    <style:style style:name="P37" style:family="paragraph" style:parent-style-name="Item_20_Heading" style:list-style-name="">
      <style:text-properties fo:color="#000000"/>
    </style:style>
    <style:style style:name="P38" style:family="paragraph" style:parent-style-name="Item_20_Heading" style:list-style-name="">
      <style:paragraph-properties fo:margin-top="0.1693in" fo:margin-bottom="0.161in"/>
      <style:text-properties fo:color="#000000"/>
    </style:style>
    <style:style style:name="P39" style:family="paragraph" style:parent-style-name="List_20_Heading" style:list-style-name="">
      <style:text-properties fo:color="#000000" fo:font-size="10pt" style:font-size-asian="10pt" style:font-size-complex="10pt"/>
    </style:style>
    <style:style style:name="P40" style:family="paragraph" style:parent-style-name="Body" style:list-style-name="L1"/>
    <style:style style:name="P41" style:family="paragraph" style:parent-style-name="Body" style:list-style-name="L2"/>
    <style:style style:name="P42" style:family="paragraph" style:parent-style-name="Body" style:list-style-name="L3"/>
    <style:style style:name="P43" style:family="paragraph" style:parent-style-name="Body" style:list-style-name="L3">
      <style:paragraph-properties fo:text-align="justify" style:justify-single-word="false"/>
    </style:style>
    <style:style style:name="P44" style:family="paragraph" style:parent-style-name="Body" style:list-style-name="L4"/>
    <style:style style:name="P4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7" style:family="paragraph" style:parent-style-name="Definition_20_Term">
      <style:text-properties fo:language="en" fo:country="US" style:language-complex="ar" style:country-complex="SA"/>
    </style:style>
    <style:style style:name="P48"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0" style:family="paragraph" style:parent-style-name="Heading_20_1">
      <style:text-properties fo:language="en" fo:country="US" style:language-complex="ar" style:country-complex="SA"/>
    </style:style>
    <style:style style:name="P51" style:family="paragraph" style:parent-style-name="Heading_20_1">
      <style:paragraph-properties fo:break-before="page"/>
      <style:text-properties fo:language="en" fo:country="US" style:language-complex="ar" style:country-complex="SA"/>
    </style:style>
    <style:style style:name="P52" style:family="paragraph" style:parent-style-name="Standard" style:list-style-name="">
      <style:paragraph-properties fo:line-height="0.1945in"/>
      <style:text-properties style:use-window-font-color="true"/>
    </style:style>
    <style:style style:name="P53" style:family="paragraph" style:parent-style-name="Standard" style:list-style-name="">
      <style:paragraph-properties fo:line-height="0.1846in"/>
      <style:text-properties style:use-window-font-color="true"/>
    </style:style>
    <style:style style:name="P54" style:family="paragraph" style:parent-style-name="Standard" style:list-style-name=""/>
    <style:style style:name="P55" style:family="paragraph" style:parent-style-name="Standard" style:list-style-name="">
      <style:paragraph-properties fo:keep-together="always"/>
    </style:style>
    <style:style style:name="P56"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57"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58"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59" style:family="paragraph" style:parent-style-name="Standard" style:list-style-name="RTF_5f_Num_20_5">
      <style:paragraph-properties fo:margin-left="0in" fo:margin-right="0in" fo:text-indent="0in" style:auto-text-indent="false">
        <style:tab-stops/>
      </style:paragraph-properties>
      <style:text-properties style:use-window-font-color="true"/>
    </style:style>
    <style:style style:name="P60"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61"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62"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63" style:family="paragraph" style:parent-style-name="Standard" style:list-style-name="RTF_5f_Num_20_5">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64" style:family="paragraph" style:parent-style-name="Standard" style:list-style-name="">
      <style:paragraph-properties fo:margin-top="0in" fo:margin-bottom="0.1945in"/>
      <style:text-properties fo:font-size="9pt" style:font-size-asian="9pt" style:font-size-complex="9pt"/>
    </style:style>
    <style:style style:name="P65" style:family="paragraph" style:parent-style-name="Standard" style:list-style-name="">
      <style:paragraph-properties fo:margin-top="0in" fo:margin-bottom="0.1945in"/>
      <style:text-properties fo:font-size="10pt" style:font-size-asian="10pt" style:font-size-complex="10pt"/>
    </style:style>
    <style:style style:name="P66" style:family="paragraph" style:parent-style-name="Standard" style:list-style-name="">
      <style:paragraph-properties fo:margin-top="0in" fo:margin-bottom="0.1945in" fo:keep-together="always"/>
    </style:style>
    <style:style style:name="P67" style:family="paragraph" style:parent-style-name="Standard" style:list-style-name="">
      <style:paragraph-properties fo:margin-top="0in" fo:margin-bottom="0.1945in"/>
    </style:style>
    <style:style style:name="P68" style:family="paragraph" style:parent-style-name="Standard" style:list-style-name="">
      <style:paragraph-properties fo:margin-top="0.0374in" fo:margin-bottom="0.0374in"/>
      <style:text-properties fo:font-size="9pt" style:font-size-asian="9pt" style:font-size-complex="9pt"/>
    </style:style>
    <style:style style:name="P69"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70" style:family="paragraph" style:parent-style-name="Standard" style:list-style-name="">
      <style:paragraph-properties fo:margin-top="0.0374in" fo:margin-bottom="0.0374in"/>
    </style:style>
    <style:style style:name="P71" style:family="paragraph" style:parent-style-name="Standard" style:list-style-name="">
      <style:paragraph-properties fo:margin-top="0.0374in" fo:margin-bottom="0.0374in"/>
      <style:text-properties fo:font-size="10pt" style:font-size-asian="10pt" style:font-size-complex="10pt"/>
    </style:style>
    <style:style style:name="P72"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0374in" fo:margin-bottom="0.0374in"/>
      <style:text-properties style:use-window-font-color="true"/>
    </style:style>
    <style:style style:name="P74" style:family="paragraph" style:parent-style-name="Standard" style:list-style-name="">
      <style:paragraph-properties fo:margin-top="0.0374in" fo:margin-bottom="0.0374in" fo:text-align="center" style:justify-single-word="false"/>
      <style:text-properties style:use-window-font-color="true"/>
    </style:style>
    <style:style style:name="P75" style:family="paragraph" style:parent-style-name="Standard" style:list-style-name="">
      <style:paragraph-properties fo:margin-top="0.0374in" fo:margin-bottom="0.0374in"/>
      <style:text-properties fo:color="#000000" fo:font-size="10pt" style:font-size-asian="10pt" style:font-size-complex="10pt"/>
    </style:style>
    <style:style style:name="P76"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8" style:family="paragraph" style:parent-style-name="Standard" style:list-style-name="">
      <style:paragraph-properties fo:margin-top="0.0374in" fo:margin-bottom="0.0374in" fo:keep-with-next="always"/>
      <style:text-properties style:use-window-font-color="true"/>
    </style:style>
    <style:style style:name="P79"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80" style:family="paragraph" style:parent-style-name="Standard" style:list-style-name="">
      <style:paragraph-properties fo:margin-top="0.1945in" fo:margin-bottom="0in"/>
    </style:style>
    <style:style style:name="P81" style:family="paragraph" style:parent-style-name="Standard" style:list-style-name="">
      <style:paragraph-properties fo:margin-top="0.1945in" fo:margin-bottom="0in"/>
      <style:text-properties fo:font-size="10pt" style:font-size-asian="10pt" style:font-size-complex="10pt"/>
    </style:style>
    <style:style style:name="P82"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84" style:family="paragraph" style:parent-style-name="Standard" style:list-style-name="">
      <style:paragraph-properties fo:margin-top="0.1945in" fo:margin-bottom="0in" fo:keep-together="always" fo:keep-with-next="always"/>
    </style:style>
    <style:style style:name="P85" style:family="paragraph" style:parent-style-name="Standard" style:list-style-name="">
      <style:paragraph-properties fo:margin-left="0.5in" fo:margin-right="0in" fo:margin-top="0in" fo:margin-bottom="0.1945in" fo:text-indent="0in" style:auto-text-indent="false"/>
    </style:style>
    <style:style style:name="P86"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7"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8" style:family="paragraph" style:parent-style-name="Standard" style:list-style-name="">
      <style:paragraph-properties fo:margin-left="0.5in" fo:margin-right="0in" fo:text-indent="0in" style:auto-text-indent="false"/>
    </style:style>
    <style:style style:name="P89"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90" style:family="paragraph" style:parent-style-name="Standard" style:list-style-name="">
      <style:paragraph-properties fo:margin-left="0.5in" fo:margin-right="0in" fo:margin-top="0in" fo:margin-bottom="0.1665in" fo:text-indent="0in" style:auto-text-indent="false"/>
    </style:style>
    <style:style style:name="P91"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93" style:family="paragraph" style:parent-style-name="Standard" style:list-style-name="">
      <style:paragraph-properties fo:margin-top="0in" fo:margin-bottom="0.1665in"/>
      <style:text-properties fo:font-size="10pt" style:font-size-asian="10pt" style:font-size-complex="10pt"/>
    </style:style>
    <style:style style:name="P94" style:family="paragraph" style:parent-style-name="Standard" style:list-style-name="">
      <style:paragraph-properties fo:margin-top="0in" fo:margin-bottom="0.1665in"/>
    </style:style>
    <style:style style:name="P95" style:family="paragraph" style:parent-style-name="Standard" style:list-style-name="">
      <style:paragraph-properties fo:keep-with-next="always"/>
    </style:style>
    <style:style style:name="P9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7" style:family="paragraph" style:parent-style-name="Standard" style:list-style-name="">
      <style:paragraph-properties fo:keep-together="always" fo:keep-with-next="always"/>
    </style:style>
    <style:style style:name="P98" style:family="paragraph" style:parent-style-name="Standard" style:list-style-name="">
      <style:paragraph-properties fo:margin-top="0.1736in" fo:margin-bottom="0.1945in" fo:keep-together="always"/>
    </style:style>
    <style:style style:name="P99"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00" style:family="paragraph" style:parent-style-name="Standard" style:list-style-name="">
      <style:paragraph-properties fo:margin-top="0.0319in" fo:margin-bottom="0.0319in" fo:keep-with-next="always"/>
      <style:text-properties style:use-window-font-color="true"/>
    </style:style>
    <style:style style:name="P101"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02" style:family="paragraph" style:parent-style-name="Standard" style:list-style-name="">
      <style:paragraph-properties fo:margin-top="0.0319in" fo:margin-bottom="0.0319in" fo:text-align="end" style:justify-single-word="false"/>
      <style:text-properties style:use-window-font-color="true"/>
    </style:style>
    <style:style style:name="P103" style:family="paragraph" style:parent-style-name="Standard" style:list-style-name="">
      <style:paragraph-properties fo:margin-top="0.0319in" fo:margin-bottom="0.0319in" fo:text-align="center" style:justify-single-word="false"/>
      <style:text-properties style:use-window-font-color="true"/>
    </style:style>
    <style:style style:name="P104" style:family="paragraph" style:parent-style-name="Standard" style:list-style-name="">
      <style:paragraph-properties fo:margin-top="0.0319in" fo:margin-bottom="0.0319in" fo:text-align="end" style:justify-single-word="false"/>
    </style:style>
    <style:style style:name="P105" style:family="paragraph" style:parent-style-name="Standard" style:list-style-name="">
      <style:paragraph-properties fo:margin-top="0.0319in" fo:margin-bottom="0.0319in" fo:text-align="center" style:justify-single-word="false"/>
    </style:style>
    <style:style style:name="P106" style:family="paragraph" style:parent-style-name="Standard" style:list-style-name="">
      <style:paragraph-properties fo:margin-top="0.0319in" fo:margin-bottom="0.0319in"/>
    </style:style>
    <style:style style:name="P107" style:family="paragraph" style:parent-style-name="Standard" style:list-style-name="">
      <style:paragraph-properties fo:margin-top="0.0319in" fo:margin-bottom="0in"/>
    </style:style>
    <style:style style:name="P108"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9"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10" style:family="paragraph" style:parent-style-name="Standard" style:list-style-name="">
      <style:paragraph-properties fo:margin-left="0in" fo:margin-right="0in" fo:margin-top="0.028in" fo:margin-bottom="0.0319in" fo:text-indent="0.4165in" style:auto-text-indent="false"/>
    </style:style>
    <style:style style:name="P111"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12" style:family="paragraph" style:parent-style-name="Standard" style:list-style-name="">
      <style:paragraph-properties fo:margin-left="1in" fo:margin-right="0in" fo:text-indent="0in" style:auto-text-indent="false"/>
    </style:style>
    <style:style style:name="P113"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4" style:family="paragraph" style:parent-style-name="Standard" style:list-style-name="">
      <style:paragraph-properties fo:margin-top="0.1736in" fo:margin-bottom="0in" fo:keep-together="always" fo:keep-with-next="always"/>
    </style:style>
    <style:style style:name="P115"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16"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T1" style:family="text">
      <style:text-properties fo:color="#2a00ff"/>
    </style:style>
    <style:style style:name="T2" style:family="text">
      <style:text-properties fo:color="#2a00ff" style:font-name="Courier New1"/>
    </style:style>
    <style:style style:name="T3" style:family="text">
      <style:text-properties fo:color="#000000"/>
    </style:style>
    <style:style style:name="T4" style:family="text">
      <style:text-properties fo:color="#000000" style:font-name="Courier New1" fo:font-size="10pt" style:font-name-asian="Monaco" style:font-size-asian="10pt" style:font-name-complex="Monaco" style:font-size-complex="10pt"/>
    </style:style>
    <style:style style:name="T5" style:family="text">
      <style:text-properties fo:color="#000000" style:font-name="Arial" fo:font-size="10pt" style:font-name-asian="Monaco" style:font-size-asian="10pt" style:font-name-complex="Monaco" style:font-size-complex="10pt"/>
    </style:style>
    <style:style style:name="T6" style:family="text">
      <style:text-properties fo:color="#000000" fo:font-weight="bold" style:font-weight-asian="bold" style:font-weight-complex="bold"/>
    </style:style>
    <style:style style:name="T7" style:family="text">
      <style:text-properties fo:color="#000000" fo:font-size="10pt" style:font-size-asian="10pt" style:font-size-complex="10pt"/>
    </style:style>
    <style:style style:name="T8" style:family="text">
      <style:text-properties fo:color="#000000" style:font-name="Courier New2" fo:font-size="10pt" style:font-name-asian="Monaco" style:font-size-asian="10pt" style:font-name-complex="Monaco" style:font-size-complex="10pt"/>
    </style:style>
    <style:style style:name="T9" style:family="text">
      <style:text-properties fo:language="en" fo:country="US" style:language-complex="ar" style:country-complex="SA"/>
    </style:style>
    <style:style style:name="T10" style:family="text">
      <style:text-properties fo:color="#646464"/>
    </style:style>
    <style:style style:name="T11" style:family="text">
      <style:text-properties fo:color="#646464" style:font-name="Courier New1" fo:font-size="10pt" style:font-name-asian="Monaco" style:font-size-asian="10pt" style:font-name-complex="Monaco" style:font-size-complex="10pt"/>
    </style:style>
    <style:style style:name="T12" style:family="text">
      <style:text-properties fo:font-size="14pt" fo:font-weight="normal" style:font-size-asian="14pt" style:font-weight-asian="normal"/>
    </style:style>
    <style:style style:name="T13" style:family="text">
      <style:text-properties style:font-name="Courier New"/>
    </style:style>
    <style:style style:name="T14"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15" style:family="text">
      <style:text-properties fo:color="#7f0055" fo:font-weight="bold" style:font-weight-asian="bold" style:font-weight-complex="bold"/>
    </style:style>
    <style:style style:name="T16" style:family="text">
      <style:text-properties fo:color="#0000c0" fo:font-style="italic" style:font-style-asian="italic" style:font-style-complex="italic"/>
    </style:style>
    <style:style style:name="T17" style:family="text">
      <style:text-properties style:text-underline-style="solid" style:text-underline-width="auto" style:text-underline-color="font-color"/>
    </style:style>
    <style:style style:name="T18" style:family="text">
      <style:text-properties style:text-position="super 58%"/>
    </style:style>
    <style:style style:name="T19" style:family="text">
      <style:text-properties fo:font-weight="bold" style:font-weight-asian="bold" style:font-weight-complex="bold"/>
    </style:style>
    <style:style style:name="T2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fo:color="#0000ff" fo:font-size="10pt" style:text-underline-style="solid" style:text-underline-width="auto" style:text-underline-color="font-color" style:font-size-asian="10pt" style:font-size-complex="10pt"/>
    </style:style>
    <style:style style:name="T22" style:family="text">
      <style:text-properties fo:color="#0000ff" style:text-underline-style="solid" style:text-underline-width="auto" style:text-underline-color="font-color"/>
    </style:style>
    <style:style style:name="T23" style:family="text">
      <style:text-properties fo:color="#0000ff" style:text-underline-style="solid" style:text-underline-width="auto" style:text-underline-color="font-color" fo:font-weight="normal" style:font-weight-asian="normal" style:font-weight-complex="normal"/>
    </style:style>
    <style:style style:name="T24" style:family="text">
      <style:text-properties fo:color="#0000ff" style:text-underline-style="solid" style:text-underline-width="auto" style:text-underline-color="font-color" fo:font-weight="bold" style:font-weight-asian="bold" style:font-weight-complex="bold"/>
    </style:style>
    <style:style style:name="T2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style:font-size-asian="10pt" style:font-size-complex="10pt"/>
    </style:style>
    <style:style style:name="T29" style:family="text">
      <style:text-properties fo:font-weight="normal" style:font-weight-asian="normal" style:font-weight-complex="normal"/>
    </style:style>
    <style:style style:name="T30" style:family="text">
      <style:text-properties fo:color="#808080" style:font-name="Verdana" fo:font-size="7pt" style:font-name-asian="Verdana" style:font-size-asian="7pt" style:font-name-complex="Verdana" style:font-size-complex="7pt"/>
    </style:style>
    <style:style style:name="T31" style:family="text">
      <style:text-properties style:font-name="Courier New2"/>
    </style:style>
    <style:style style:name="T3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102877783296" text:id="ct106102877783296">
          <text:insertion>
            <office:change-info>
              <dc:creator>BJ Hargrave</dc:creator>
              <dc:date>2014-11-19T13:41:00</dc:date>
            </office:change-info>
          </text:insertion>
        </text:changed-region>
        <text:changed-region xml:id="ct106102875740864" text:id="ct106102875740864">
          <text:insertion>
            <office:change-info>
              <dc:creator>BJ Hargrave</dc:creator>
              <dc:date>2014-11-19T13:41:00</dc:date>
            </office:change-info>
          </text:insertion>
        </text:changed-region>
        <text:changed-region xml:id="ct106102877729728" text:id="ct106102877729728">
          <text:insertion>
            <office:change-info>
              <dc:creator>BJ Hargrave</dc:creator>
              <dc:date>2014-11-19T13:41:00</dc:date>
            </office:change-info>
          </text:insertion>
        </text:changed-region>
        <text:changed-region xml:id="ct106102877737216" text:id="ct106102877737216">
          <text:insertion>
            <office:change-info>
              <dc:creator>BJ Hargrave</dc:creator>
              <dc:date>2014-11-19T13:42:00</dc:date>
            </office:change-info>
          </text:insertion>
        </text:changed-region>
        <text:changed-region xml:id="ct106102875655808" text:id="ct106102875655808">
          <text:insertion>
            <office:change-info>
              <dc:creator>BJ Hargrave</dc:creator>
              <dc:date>2014-11-19T13:57:00</dc:date>
            </office:change-info>
          </text:insertion>
        </text:changed-region>
        <text:changed-region xml:id="ct106102877728768" text:id="ct106102877728768">
          <text:insertion>
            <office:change-info>
              <dc:creator>BJ Hargrave</dc:creator>
              <dc:date>2014-11-19T13:58:00</dc:date>
            </office:change-info>
          </text:insertion>
        </text:changed-region>
        <text:changed-region xml:id="ct106102877749312" text:id="ct106102877749312">
          <text:insertion>
            <office:change-info>
              <dc:creator>BJ Hargrave</dc:creator>
              <dc:date>2014-11-19T13:59:00</dc:date>
            </office:change-info>
          </text:insertion>
        </text:changed-region>
        <text:changed-region xml:id="ct106102877728384" text:id="ct106102877728384">
          <text:insertion>
            <office:change-info>
              <dc:creator>BJ Hargrave</dc:creator>
              <dc:date>2014-11-19T14:00:00</dc:date>
            </office:change-info>
          </text:insertion>
        </text:changed-region>
        <text:changed-region xml:id="ct106102877777536" text:id="ct106102877777536">
          <text:insertion>
            <office:change-info>
              <dc:creator>BJ Hargrave</dc:creator>
              <dc:date>2014-11-19T13:42:00</dc:date>
            </office:change-info>
          </text:insertion>
        </text:changed-region>
        <text:changed-region xml:id="ct106102877811712" text:id="ct106102877811712">
          <text:deletion>
            <office:change-info>
              <dc:creator>BJ Hargrave</dc:creator>
              <dc:date>2014-11-19T13:42:00</dc:date>
            </office:change-info>
            <text:p text:style-name="Body"><text:s/>where</text:p>
          </text:deletion>
        </text:changed-region>
        <text:changed-region xml:id="ct106102875631040" text:id="ct106102875631040">
          <text:insertion>
            <office:change-info>
              <dc:creator>BJ Hargrave</dc:creator>
              <dc:date>2014-11-19T13:45:00</dc:date>
            </office:change-info>
          </text:insertion>
        </text:changed-region>
        <text:changed-region xml:id="ct106102877720704" text:id="ct106102877720704">
          <text:deletion>
            <office:change-info>
              <dc:creator>BJ Hargrave</dc:creator>
              <dc:date>2014-11-19T13:45:00</dc:date>
            </office:change-info>
            <text:p text:style-name="Body"><text:s/>wher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2" draw:name="graphics3" text:anchor-type="paragraph" svg:width="7in" svg:height="3.1075in" draw:z-index="0"><draw:image xlink:href="Pictures/1000020100000427000001D8328612BC.png" xlink:type="simple" xlink:show="embed" xlink:actuate="onLoad"/></draw:frame></text:p>
      <text:p text:style-name="P20"><text:user-defined style:data-style-name="N0" text:name="RFC Title">RFC 208 Metatype Annotations</text:user-defined></text:p>
      <text:p text:style-name="P20"><text:span text:style-name="T12">Draft<text:line-break/><text:line-break/></text:span><text:span text:style-name="T12"><text:page-count style:num-format="1">29</text:page-count></text:span><text:span text:style-name="T12"> Pages</text:span></text:p>
      <text:p text:style-name="P20"/>
      <text:p text:style-name="P16">Abstract</text:p>
      <text:p text:style-name="P17">This RFC introduces annotations for the Metatype specification which can be use to annotate Java types so that tools can generate Meta Type Resources from the type declaration.</text:p>
      <text:p text:style-name="P8"/>
      <text:h text:style-name="P51" text:outline-level="1" text:restart-numbering="true" text:start-value="-1">Document Information</text:h>
      <text:h text:style-name="P26" text:outline-level="2">License</text:h>
      <text:p text:style-name="P9">DISTRIBUTION AND FEEDBACK LICENSE, Version 2.0</text:p>
      <text:p text:style-name="P1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
      <text:p text:style-name="P1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0"/>
      <text:p text:style-name="P1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0">NEITHER THE OSGi ALLIANCE NOR ANY THIRD PARTY WILL BE LIABLE FOR ANY DIRECT, INDIRECT, SPECIAL, INCIDENTAL OR CONSEQUENTIAL DAMAGES ARISING OUT OF OR RELATING TO ANY USE OR DISTRIBUTION OF THE DISTRIBUTION. </text:p>
      <text:p text:style-name="P10"/>
      <text:p text:style-name="P1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0"/>
      <text:p text:style-name="P1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0"/>
      <text:p text:style-name="P1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
      <text:p text:style-name="P11">I HEREBY ACKNOWLEDGE AND AGREE TO THE TERMS AND CONDITIONS DELINEATED ABOVE.</text:p>
      <text:h text:style-name="P26"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6" text:outline-level="2">Feedback</text:h>
      <text:p text:style-name="Body"><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2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5">0 Document Information<text:tab/>2</text:p>
          <text:p text:style-name="P46">0.1 License<text:tab/>2</text:p>
          <text:p text:style-name="P46">0.2 Trademarks<text:tab/>3</text:p>
          <text:p text:style-name="P46">0.3 Feedback<text:tab/>3</text:p>
          <text:p text:style-name="P46">0.4 Table of Contents<text:tab/>3</text:p>
          <text:p text:style-name="P46">0.5 Terminology and Document Conventions<text:tab/>4</text:p>
          <text:p text:style-name="P46">0.6 Revision History<text:tab/>4</text:p>
          <text:p text:style-name="P45">1 Introduction<text:tab/>5</text:p>
          <text:p text:style-name="P45">2 Application Domain<text:tab/>6</text:p>
          <text:p text:style-name="P45">3 Problem Description<text:tab/>6</text:p>
          <text:p text:style-name="P45">4 Requirements<text:tab/>6</text:p>
          <text:p text:style-name="P45">5 Technical Solution<text:tab/>7</text:p>
          <text:p text:style-name="P46">5.1 Introduction<text:tab/>7</text:p>
          <text:p text:style-name="P46">5.2 @ObjectClassDefinition<text:tab/>9</text:p>
          <text:p text:style-name="P46">5.3 @AttributeDefinition<text:tab/>10</text:p>
          <text:p text:style-name="P46">5.4 @Designate<text:tab/>11</text:p>
          <text:p text:style-name="P46">5.5 @Option<text:tab/>11</text:p>
          <text:p text:style-name="P46">5.6 @Icon<text:tab/>11</text:p>
          <text:p text:style-name="P46">5.7 Other Changes<text:tab/>11</text:p>
          <text:p text:style-name="P48">5.7.1 Bug 2436<text:tab/>11</text:p>
          <text:p text:style-name="P48"><text:soft-page-break/>5.7.2 Bug 2540<text:tab/>11</text:p>
          <text:p text:style-name="P48">5.7.3 List replaces Vector<text:tab/>11</text:p>
          <text:p text:style-name="P45">6 Javadoc<text:tab/>12</text:p>
          <text:p text:style-name="P45">7 Considered Alternatives<text:tab/>29</text:p>
          <text:p text:style-name="P45">8 Security Considerations<text:tab/>29</text:p>
          <text:p text:style-name="P45">9 Document Support<text:tab/>29</text:p>
          <text:p text:style-name="P46">9.1 References<text:tab/>29</text:p>
          <text:p text:style-name="P46">9.2 Author’s Address<text:tab/>29</text:p>
          <text:p text:style-name="P46">9.3 Acronyms and Abbreviations<text:tab/>29</text:p>
          <text:p text:style-name="P46">9.4 End of Document<text:tab/>29</text:p>
        </text:index-body>
      </text:table-of-content>
      <text:p text:style-name="P8"/>
      <text:h text:style-name="P26"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8"><text:span text:style-name="T13">Source code is shown in this typeface</text:span>.</text:p>
      <text:h text:style-name="P26"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Revision</text:p>
            </table:table-cell>
            <table:table-cell table:style-name="Table1.A1" office:value-type="string">
              <text:p text:style-name="P14">Date</text:p>
            </table:table-cell>
            <table:table-cell table:style-name="Table1.C1" office:value-type="string">
              <text:p text:style-name="P14">Comments</text:p>
            </table:table-cell>
          </table:table-row>
        </table:table-header-rows>
        <table:table-row table:style-name="Table1.2">
          <table:table-cell table:style-name="Table1.A1" office:value-type="string">
            <text:p text:style-name="P19">Initial</text:p>
          </table:table-cell>
          <table:table-cell table:style-name="Table1.A1" office:value-type="string">
            <text:p text:style-name="P18">2013-11-19</text:p>
          </table:table-cell>
          <table:table-cell table:style-name="Table1.C1" office:value-type="string">
            <text:p text:style-name="P18">Initial draft.</text:p>
            <text:p text:style-name="P18">BJ Hargrave, IBM</text:p>
          </table:table-cell>
        </table:table-row>
        <table:table-row table:style-name="Table1.2">
          <table:table-cell table:style-name="Table1.A3" office:value-type="string">
            <text:p text:style-name="P19">2<text:span text:style-name="T18">nd</text:span></text:p>
          </table:table-cell>
          <table:table-cell table:style-name="Table1.A3" office:value-type="string">
            <text:p text:style-name="P18">2013-11-20</text:p>
          </table:table-cell>
          <table:table-cell table:style-name="Table1.C3" office:value-type="string">
            <text:p text:style-name="P18">Updated after feedback from Peter Kriens. Replaced Designate annotation with designate and designateFactory elements on the ObjectClassDefinition annotation. Also added icon element (and Icon annotation) to ObjectClassDefinition.</text:p>
            <text:p text:style-name="P18">BJ Hargrave. IBM</text:p>
          </table:table-cell>
        </table:table-row>
        <table:table-row table:style-name="Table1.2">
          <table:table-cell table:style-name="Table1.A3" office:value-type="string">
            <text:p text:style-name="P19">3<text:span text:style-name="T18">rd</text:span></text:p>
          </table:table-cell>
          <table:table-cell table:style-name="Table1.A3" office:value-type="string">
            <text:p text:style-name="P18">2013-11-21</text:p>
          </table:table-cell>
          <table:table-cell table:style-name="Table1.C3" office:value-type="string">
            <text:p text:style-name="P18">Updates from CPEG meeting. Remove id element from AttributeDefinition. Change annotations to CLASS retention. Rename designate elements to pid. Allow negative cardinality values to mean List. Allow ObjectClassDefinition to be applied to interfaces. Update Meta Type spec to replace use of Vector with List.</text:p>
            <text:p text:style-name="P18">BJ Hargrave, IBM</text:p>
          </table:table-cell>
        </table:table-row>
        <table:table-row table:style-name="Table1.2">
          <table:table-cell table:style-name="Table1.A3" office:value-type="string">
            <text:p text:style-name="P19">4<text:span text:style-name="T18">th</text:span></text:p>
          </table:table-cell>
          <table:table-cell table:style-name="Table1.A3" office:value-type="string">
            <text:p text:style-name="P18">2013-12-05</text:p>
          </table:table-cell>
          <table:table-cell table:style-name="Table1.C3" office:value-type="string">
            <text:p text:style-name="P18">Accepted changes after review at CPEG meeting.</text:p>
            <text:p text:style-name="P18">BJ Hargrave, IBM</text:p>
          </table:table-cell>
        </table:table-row>
        <text:soft-page-break/>
        <table:table-row table:style-name="Table1.2">
          <table:table-cell table:style-name="Table1.A3" office:value-type="string">
            <text:p text:style-name="P19">5<text:span text:style-name="T18">th</text:span></text:p>
          </table:table-cell>
          <table:table-cell table:style-name="Table1.A3" office:value-type="string">
            <text:p text:style-name="P18">2014-06-25</text:p>
          </table:table-cell>
          <table:table-cell table:style-name="Table1.C3" office:value-type="string">
            <text:p text:style-name="P18">Added Designate annotation to replace pid/factoryPid elements of ObjectClassDefinition.</text:p>
            <text:p text:style-name="P18">BJ Hargrave, IBM</text:p>
          </table:table-cell>
        </table:table-row>
        <table:table-row table:style-name="Table1.2">
          <table:table-cell table:style-name="Table1.A3" office:value-type="string">
            <text:p text:style-name="P19">6<text:span text:style-name="T18">th</text:span></text:p>
          </table:table-cell>
          <table:table-cell table:style-name="Table1.A3" office:value-type="string">
            <text:p text:style-name="P18">2014-06-28</text:p>
          </table:table-cell>
          <table:table-cell table:style-name="Table1.C3" office:value-type="string">
            <text:p text:style-name="P18">Restored replace pid/factoryPid elements of ObjectClassDefinition.</text:p>
            <text:p text:style-name="P18">BJ Hargrave, IBM</text:p>
          </table:table-cell>
        </table:table-row>
        <table:table-row table:style-name="Table1.2">
          <table:table-cell table:style-name="Table1.A3" office:value-type="string">
            <text:p text:style-name="P19">7<text:span text:style-name="T18">th</text:span></text:p>
          </table:table-cell>
          <table:table-cell table:style-name="Table1.A3" office:value-type="string">
            <text:p text:style-name="P18">2014-09-26</text:p>
          </table:table-cell>
          <table:table-cell table:style-name="Table1.C3" office:value-type="string">
            <text:p text:style-name="P18">Updated from comments in bug 2725.</text:p>
            <text:p text:style-name="P18">BJ Hargrave, IBM</text:p>
          </table:table-cell>
        </table:table-row>
        <table:table-row table:style-name="Table1.2">
          <table:table-cell table:style-name="Table1.A3" office:value-type="string">
            <text:p text:style-name="P19">8<text:span text:style-name="T18">th</text:span></text:p>
          </table:table-cell>
          <table:table-cell table:style-name="Table1.A3" office:value-type="string">
            <text:p text:style-name="P18">2014-09-29</text:p>
          </table:table-cell>
          <table:table-cell table:style-name="Table1.C3" office:value-type="string">
            <text:p text:style-name="P18">Clarify that ObjectClassDefinition annotation can be applied to annotation types and interface types. Use on concrete and abstract class types is not supported.</text:p>
            <text:p text:style-name="P18">BJ Hargrave, IBM</text:p>
          </table:table-cell>
        </table:table-row>
        <table:table-row table:style-name="Table1.2">
          <table:table-cell table:style-name="Table1.A3" office:value-type="string">
            <text:p text:style-name="P19">9<text:span text:style-name="T18">th</text:span></text:p>
          </table:table-cell>
          <table:table-cell table:style-name="Table1.A3" office:value-type="string">
            <text:p text:style-name="P18">2014-10-16</text:p>
          </table:table-cell>
          <table:table-cell table:style-name="Table1.C3" office:value-type="string">
            <text:p text:style-name="P18">Update the descriptions to better handle interface types which can have much more varied methods than annotation types..</text:p>
            <text:p text:style-name="P18">BJ Hargrave, IBM</text:p>
          </table:table-cell>
        </table:table-row>
        <table:table-row table:style-name="Table1.2">
          <table:table-cell table:style-name="Table1.A3" office:value-type="string">
            <text:p text:style-name="P19">10<text:span text:style-name="T18">th</text:span></text:p>
          </table:table-cell>
          <table:table-cell table:style-name="Table1.A3" office:value-type="string">
            <text:p text:style-name="P18">2014-10-17</text:p>
          </table:table-cell>
          <table:table-cell table:style-name="Table1.C3" office:value-type="string">
            <text:p text:style-name="P18">Support option values and labels from List&lt;Enum&gt;, etc,</text:p>
            <text:p text:style-name="P18">BJ Hargrave, IBM</text:p>
          </table:table-cell>
        </table:table-row>
        <table:table-row table:style-name="Table1.2">
          <table:table-cell table:style-name="Table1.A3" office:value-type="string">
            <text:p text:style-name="P19"><text:change-start text:change-id="ct106102877783296"/>11<text:span text:style-name="T18">th</text:span><text:change-end text:change-id="ct106102877783296"/></text:p>
          </table:table-cell>
          <table:table-cell table:style-name="Table1.A3" office:value-type="string">
            <text:p text:style-name="P18"><text:change-start text:change-id="ct106102875740864"/>2014-11-19<text:change-end text:change-id="ct106102875740864"/></text:p>
          </table:table-cell>
          <table:table-cell table:style-name="Table1.C3" office:value-type="string">
            <text:p text:style-name="P18"><text:change-start text:change-id="ct106102877729728"/>OCD.name and AD.name default values are based upon the id or method name, respectively, but the rules for creating the default values are not specified to al<text:change-end text:change-id="ct106102877729728"/><text:change-start text:change-id="ct106102877737216"/>low freedom for the annotation processing tool.</text:p>
            <text:p text:style-name="P18">Clarified the supertypes of interfaces are also processed for ADs.</text:p>
            <text:p text:style-name="P18">BJ Hargrave, IBM<text:change-end text:change-id="ct106102877737216"/></text:p>
          </table:table-cell>
        </table:table-row>
      </table:table>
      <text:p text:style-name="P8"/>
      <text:h text:style-name="P50" text:outline-level="1">Introduction</text:h>
      <text:p text:style-name="P8">The Metatype specification defines a Meta Type Resource format which can be used by Meta Type Service implementations. These resources are XML documents which conform to the Meta Type Resource XML Schema. RFC 190 introduces annotation configuration types to DS so that developers can access their configuration (component properties) in a type safe way. Since the configuration is now describable as a Java type, this RFC will also allow the type to document the Meta Type information about the configuration so that tools can generate Meta Type Resources from the Java type.</text:p>
      <text:h text:style-name="P50" text:outline-level="1"><text:soft-page-break/>Application Domain</text:h>
      <text:p text:style-name="P8">OSGi has long had the Meta Type specification which defines meta type information for configurations which are stored in Configuration Admin service. The Meta Type definitions are useful by GUIs to allow users to define actual configurations by providing information about the expected data types and values including localized information for a GUI. Meta Type specification also defines a Meta Type Resource format which is an XML document that can be contained in a bundle and processed by the Meta Type service.</text:p>
      <text:p text:style-name="P8">Declarative Services uses configurations from Configuration Admin service as component properties for components. RFC 190 is updating DS to allow the component properties to be “shaped” into annotation types to provide components type-safe access to their component properties.</text:p>
      <text:p text:style-name="P8">RFC 179 “DS Updates for Configurable” is an RFC which is no longer being worked but which contains the seed of the design now being using in RFC 190 for the configuration annotation types. RFC 179 is based upon RFC 178 “Configurable” which includes design ideas on annotations of these types for Meta Type support.</text:p>
      <text:p text:style-name="P8">Bnd has also provided support for Meta Type annotations. See <text:a xlink:type="simple" xlink:href="http://www.aqute.biz/Bnd/MetaType" text:style-name="Internet_20_link" text:visited-style-name="Visited_20_Internet_20_Link">http://www.aqute.biz/Bnd/MetaType</text:a>. The Meta.OCD and Meta.AD annotations were inputs to RFC 178.</text:p>
      <text:h text:style-name="P50" text:outline-level="1">Problem Description</text:h>
      <text:p text:style-name="P8">Writing Meta Type Resource documents requires the programmer to author an XML document which both conforms to the Meta Type XML schema and accurately reflects the data and data types in the configuration. The programmer must keep changes to the program using the configuration and the XML document in sync. This can be difficult during refactoring and hard to validate during testing to avoid allowing errors from being propagated.</text:p>
      <text:h text:style-name="P50" text:outline-level="1">Requirements</text:h>
      <text:p text:style-name="Body">MTA-0100 – Meta Type resource information must be able to be described in Java source code. This allows for compiler checking of types and refactoring support.</text:p>
      <text:p text:style-name="Body"><text:soft-page-break/>MTA-0200 – Must be able to mark a configuration annotation type (from RFC 190) as a source for Meta Type information.</text:p>
      <text:p text:style-name="Body">MTA-0300 – Defaults for meta type information must be derivable from the marked type.</text:p>
      <text:p text:style-name="Body">MTA-0400 – The programmer must be able to supply meta type information to override the defaults.</text:p>
      <text:p text:style-name="Body">MTA-0500 – Tools must be able to process the meta type information specified in the source so that Meta Type Resource XML documents can be automatically generated.</text:p>
      <text:p text:style-name="Body">MTA-0600 – Meta type information from the source files must also be present in the generated class files so tools do not need to process the source files.</text:p>
      <text:h text:style-name="P50" text:outline-level="1">Technical Solution</text:h>
      <text:h text:style-name="Heading_20_2" text:outline-level="2">Introduction</text:h>
      <text:p text:style-name="P8">Annotations are defined that can applied to the configuration annotation types from RFC 190 as well as interface types. An example from RFC 190:</text:p>
      <text:p text:style-name="Preformatted_20_Text"><text:span text:style-name="Default_20_Paragraph_20_Font"><text:span text:style-name="T14">@interface</text:span></text:span><text:span text:style-name="Default_20_Paragraph_20_Font"><text:span text:style-name="T4"> </text:span></text:span><text:span text:style-name="Default_20_Paragraph_20_Font"><text:span text:style-name="T11">Config</text:span></text:span><text:span text:style-name="Default_20_Paragraph_20_Font"><text:span text:style-name="T4"> {</text:span></text:span></text:p>
      <text:p text:style-name="P22"><text:span text:style-name="T3"><text:s text:c="4"/></text:span><text:span text:style-name="T15">boolean</text:span><text:span text:style-name="T3"> enabled() </text:span><text:span text:style-name="T15">default</text:span><text:span text:style-name="T3"> </text:span><text:span text:style-name="T15">true</text:span><text:span text:style-name="T3">;</text:span></text:p>
      <text:p text:style-name="P22"><text:span text:style-name="T3"><text:s text:c="4"/>String[] names() </text:span><text:span text:style-name="T15">default</text:span><text:span text:style-name="T3"> {</text:span><text:span text:style-name="T1">"a"</text:span><text:span text:style-name="T3">, </text:span><text:span text:style-name="T1">"b"</text:span><text:span text:style-name="T3">};</text:span></text:p>
      <text:p text:style-name="P22"><text:span text:style-name="T3"><text:s text:c="4"/>String topic() </text:span><text:span text:style-name="T15">default</text:span><text:span text:style-name="T3"> MyComponent.</text:span><text:span text:style-name="T16">DEFAULT_TOPIC_PREFIX</text:span><text:span text:style-name="T3"> + </text:span><text:span text:style-name="T1">"/topic"</text:span><text:span text:style-name="T3">;</text:span></text:p>
      <text:p text:style-name="P22">}</text:p>
      <text:p text:style-name="P22"/>
      <text:p text:style-name="P23">@Component</text:p>
      <text:p text:style-name="P22"><text:span text:style-name="T15">public</text:span><text:span text:style-name="T3"> </text:span><text:span text:style-name="T15">class</text:span><text:span text:style-name="T3"> MyComponent {</text:span></text:p>
      <text:p text:style-name="P22"><text:span text:style-name="T3"><text:s text:c="4"/></text:span><text:span text:style-name="T15">static</text:span><text:span text:style-name="T3"> </text:span><text:span text:style-name="T15">final</text:span><text:span text:style-name="T3"> String </text:span><text:span text:style-name="T16">DEFAULT_TOPIC_PREFIX</text:span><text:span text:style-name="T3"> = </text:span><text:span text:style-name="T1">"topic.prefix"</text:span><text:span text:style-name="T3">;</text:span></text:p>
      <text:p text:style-name="P22"><text:span text:style-name="T3"><text:s text:c="4"/></text:span><text:span text:style-name="T15">protected</text:span><text:span text:style-name="T3"> </text:span><text:span text:style-name="T15">void</text:span><text:span text:style-name="T3"> activate(</text:span><text:span text:style-name="T10">Config</text:span><text:span text:style-name="T3"> configuration) {</text:span></text:p>
      <text:p text:style-name="P22"><text:s text:c="8"/>String <text:span text:style-name="T17">t</text:span> = configuration.topic();</text:p>
      <text:p text:style-name="P22"><text:s text:c="4"/>}</text:p>
      <text:p text:style-name="P21">}</text:p>
      <text:p text:style-name="P8">In this example, the Config annotation type is used as a configuration type which is used by the activate method. The Config type describes the “shape” of the configuration and can be used to also describe the meta type information. If we annotate the Config type with the new ObjectClassDefinition annotation, </text:p>
      <text:p text:style-name="P23">@ObjectClassDefinition</text:p>
      <text:p text:style-name="Preformatted_20_Text"><text:span text:style-name="Default_20_Paragraph_20_Font"><text:span text:style-name="T14">@interface</text:span></text:span><text:span text:style-name="Default_20_Paragraph_20_Font"><text:span text:style-name="T4"> </text:span></text:span><text:span text:style-name="Default_20_Paragraph_20_Font"><text:span text:style-name="T11">Config</text:span></text:span><text:span text:style-name="Default_20_Paragraph_20_Font"><text:span text:style-name="T4"> {</text:span></text:span></text:p>
      <text:p text:style-name="P22"><text:span text:style-name="T3"><text:s text:c="4"/></text:span><text:span text:style-name="T15">boolean</text:span><text:span text:style-name="T3"> enabled() </text:span><text:span text:style-name="T15">default</text:span><text:span text:style-name="T3"> </text:span><text:span text:style-name="T15">true</text:span><text:span text:style-name="T3">;</text:span></text:p>
      <text:p text:style-name="P22"><text:span text:style-name="T3"><text:s text:c="4"/>String[] names() </text:span><text:span text:style-name="T15">default</text:span><text:span text:style-name="T3"> {</text:span><text:span text:style-name="T1">"a"</text:span><text:span text:style-name="T3">, </text:span><text:span text:style-name="T1">"b"</text:span><text:span text:style-name="T3">};</text:span></text:p>
      <text:p text:style-name="P22"><text:span text:style-name="T3"><text:s text:c="4"/>String topic() </text:span><text:span text:style-name="T15">default</text:span><text:span text:style-name="T3"> MyComponent.</text:span><text:span text:style-name="T16">DEFAULT_TOPIC_PREFIX</text:span><text:span text:style-name="T3"> + </text:span><text:span text:style-name="T1">"/topic"</text:span><text:span text:style-name="T3">;</text:span></text:p>
      <text:p text:style-name="P22">}</text:p>
      <text:p text:style-name="P22"/>
      <text:p text:style-name="P23">@Component</text:p>
      <text:p text:style-name="P23">@Designate(ocd = Config.class)</text:p>
      <text:p text:style-name="P22"><text:soft-page-break/><text:span text:style-name="T15">public</text:span><text:span text:style-name="T3"> </text:span><text:span text:style-name="T15">class</text:span><text:span text:style-name="T3"> MyComponent {</text:span></text:p>
      <text:p text:style-name="P22"><text:span text:style-name="T3"><text:s text:c="4"/></text:span><text:span text:style-name="T15">static</text:span><text:span text:style-name="T3"> </text:span><text:span text:style-name="T15">final</text:span><text:span text:style-name="T3"> String </text:span><text:span text:style-name="T16">DEFAULT_TOPIC_PREFIX</text:span><text:span text:style-name="T3"> = </text:span><text:span text:style-name="T1">"topic.prefix"</text:span><text:span text:style-name="T3">;</text:span></text:p>
      <text:p text:style-name="P22"><text:span text:style-name="T3"><text:s text:c="4"/></text:span><text:span text:style-name="T15">protected</text:span><text:span text:style-name="T3"> </text:span><text:span text:style-name="T15">void</text:span><text:span text:style-name="T3"> activate(</text:span><text:span text:style-name="T10">Config</text:span><text:span text:style-name="T3"> configuration) {</text:span></text:p>
      <text:p text:style-name="P22"><text:s text:c="8"/>String <text:span text:style-name="T17">t</text:span> = configuration.topic();</text:p>
      <text:p text:style-name="P22"><text:s text:c="4"/>}</text:p>
      <text:p text:style-name="P21">}</text:p>
      <text:p text:style-name="P24"/>
      <text:p text:style-name="P8">a tool (like bnd) processing the bundle can automatically generate a Meta Type Resource XML document from the information in the Config type. The main purpose of these annotations is to generate Meta Type Resource XML documents from the configuration annotations. Tools processing these annotations must always generate valid Meta Type Resource XML documents. If this is not possible, then the tool must report an error to enable the programmer to take corrective action.</text:p>
      <text:p text:style-name="P8">In this larger example:</text:p>
      <text:p text:style-name="P13"><text:span text:style-name="T10">@ObjectClassDefinition</text:span><text:span text:style-name="T3">(localization = </text:span><text:span text:style-name="T1">"OSGI-INF/l10n/test"</text:span><text:span text:style-name="T3">,</text:span></text:p>
      <text:p text:style-name="P5"><text:span text:style-name="T3"><text:tab/><text:tab/>description = </text:span><text:span text:style-name="T1">"%test.description"</text:span><text:span text:style-name="T3">,</text:span></text:p>
      <text:p text:style-name="P5"><text:span text:style-name="T3"><text:tab/><text:tab/>name = </text:span><text:span text:style-name="T1">"%test.name"</text:span></text:p>
      <text:p text:style-name="P5"><text:span text:style-name="T3"><text:tab/><text:tab/>icon = </text:span><text:span text:style-name="T10">@Icon</text:span><text:span text:style-name="T3">(resource = </text:span><text:span text:style-name="T1">"icon/test-32.png"</text:span><text:span text:style-name="T3">, size = 32))</text:span></text:p>
      <text:p text:style-name="P5"><text:span text:style-name="T15">public</text:span><text:span text:style-name="T3"> </text:span><text:span text:style-name="T15">@interface</text:span><text:span text:style-name="T3"> </text:span><text:span text:style-name="T10">Test</text:span><text:span text:style-name="T3"> {</text:span></text:p>
      <text:p text:style-name="P5"><text:span text:style-name="T3"><text:tab/></text:span><text:span text:style-name="T10">@AttributeDefinition</text:span><text:span text:style-name="T3">(type = AttributeType.</text:span><text:span text:style-name="T16">PASSWORD</text:span><text:span text:style-name="T3">,</text:span></text:p>
      <text:p text:style-name="P5"><text:span text:style-name="T3"><text:tab/><text:tab/>description = </text:span><text:span text:style-name="T1">"%test.password.description"</text:span><text:span text:style-name="T3">,</text:span></text:p>
      <text:p text:style-name="P5"><text:span text:style-name="T3"><text:tab/><text:tab/>name = </text:span><text:span text:style-name="T1">"%test.password.name"</text:span><text:span text:style-name="T3">)</text:span></text:p>
      <text:p text:style-name="P5"><text:span text:style-name="T3"><text:tab/></text:span><text:span text:style-name="T15">public</text:span><text:span text:style-name="T3"> String _password();</text:span></text:p>
      <text:p text:style-name="P5"/>
      <text:p text:style-name="P5"><text:span text:style-name="T3"><text:tab/></text:span><text:span text:style-name="T10">@AttributeDefinition</text:span><text:span text:style-name="T3">(options = {</text:span></text:p>
      <text:p text:style-name="P5"><text:span text:style-name="T3"><text:tab/><text:tab/></text:span><text:span text:style-name="T10">@Option</text:span><text:span text:style-name="T3">(label = </text:span><text:span text:style-name="T1">"%strategic"</text:span><text:span text:style-name="T3">, value = </text:span><text:span text:style-name="T1">"strategic"</text:span><text:span text:style-name="T3">),</text:span></text:p>
      <text:p text:style-name="P5"><text:span text:style-name="T3"><text:tab/><text:tab/></text:span><text:span text:style-name="T10">@Option</text:span><text:span text:style-name="T3">(label = </text:span><text:span text:style-name="T1">"%principal"</text:span><text:span text:style-name="T3">, value = </text:span><text:span text:style-name="T1">"principal"</text:span><text:span text:style-name="T3">),</text:span></text:p>
      <text:p text:style-name="P5"><text:span text:style-name="T3"><text:tab/><text:tab/></text:span><text:span text:style-name="T10">@Option</text:span><text:span text:style-name="T3">(label = </text:span><text:span text:style-name="T1">"%contributing"</text:span><text:span text:style-name="T3">, value = </text:span><text:span text:style-name="T1">"contributing"</text:span><text:span text:style-name="T3">)</text:span></text:p>
      <text:p text:style-name="P6"><text:tab/>},</text:p>
      <text:p text:style-name="P5"><text:span text:style-name="T3"><text:tab/><text:tab/>defaultValue = </text:span><text:span text:style-name="T1">"contributing"</text:span><text:span text:style-name="T3">,</text:span></text:p>
      <text:p text:style-name="P5"><text:span text:style-name="T3"><text:tab/><text:tab/>description = </text:span><text:span text:style-name="T1">"%test.membertype.description"</text:span><text:span text:style-name="T3">,</text:span></text:p>
      <text:p text:style-name="P5"><text:span text:style-name="T3"><text:tab/><text:tab/>name = </text:span><text:span text:style-name="T1">"%test.membertype.name"</text:span><text:span text:style-name="T3">)</text:span></text:p>
      <text:p text:style-name="P5"><text:span text:style-name="T3"><text:tab/></text:span><text:span text:style-name="T15">public</text:span><text:span text:style-name="T3"> String memberType();</text:span></text:p>
      <text:p text:style-name="P6"/>
      <text:p text:style-name="P5"><text:span text:style-name="T3"><text:tab/></text:span><text:span text:style-name="T15">public</text:span><text:span text:style-name="T3"> String my_prop();</text:span></text:p>
      <text:p text:style-name="P6">}</text:p>
      <text:p text:style-name="P6"/>
      <text:p text:style-name="P25">@Component(configurationPid = <text:span text:style-name="T2">"test.pid"</text:span>)</text:p>
      <text:p text:style-name="P23">@Designate(ocd = Config.class)</text:p>
      <text:p text:style-name="P22"><text:span text:style-name="T15">public</text:span><text:span text:style-name="T3"> </text:span><text:span text:style-name="T15">class</text:span><text:span text:style-name="T3"> MyComponent {</text:span></text:p>
      <text:p text:style-name="P22"><text:span text:style-name="T3"><text:s text:c="4"/></text:span><text:span text:style-name="T15">static</text:span><text:span text:style-name="T3"> </text:span><text:span text:style-name="T15">final</text:span><text:span text:style-name="T3"> String </text:span><text:span text:style-name="T16">DEFAULT_TOPIC_PREFIX</text:span><text:span text:style-name="T3"> = </text:span><text:span text:style-name="T1">"topic.prefix"</text:span><text:span text:style-name="T3">;</text:span></text:p>
      <text:p text:style-name="P22"><text:span text:style-name="T3"><text:s text:c="4"/></text:span><text:span text:style-name="T15">protected</text:span><text:span text:style-name="T3"> </text:span><text:span text:style-name="T15">void</text:span><text:span text:style-name="T3"> activate(</text:span><text:span text:style-name="T10">Config</text:span><text:span text:style-name="T3"> configuration) {</text:span></text:p>
      <text:p text:style-name="P22"><text:s text:c="8"/>String <text:span text:style-name="T17">t</text:span> = configuration.topic();</text:p>
      <text:p text:style-name="P22"><text:s text:c="4"/>}</text:p>
      <text:p text:style-name="P7">}</text:p>
      <text:p text:style-name="P8">we can see more extensive use of the new annotations. ObjectClassDefinition marks the Test type as a configuration type for which a meta type resource should be generated. It further defines meta type information including the description and name which are to be localized using the specified resource as well as an icon resource. AttributeDefinition marks elements of the Test type to provide meta type information. If meta type information is not provided by the annotation declaration, default information must be generated from the annotated type. The Designate annotation on the components connects the ObjectClassDefinition defined above with the pid of the component.</text:p>
      <text:p text:style-name="P8"><text:soft-page-break/>This RFC is tied to RFC 190 in that the annotations defined here are to be applied to the configuration annotation types defined by RFC 190. The annotations defined here can also be applied to interface types. However, the annotations defined here are unsupported on concrete and abstract class types.</text:p>
      <text:h text:style-name="Heading_20_2" text:outline-level="2">@ObjectClassDefinition</text:h>
      <text:p text:style-name="Body">The ObjectClassDefinition annotation is applied to a type to mark it for processing into a Meta Type Resource XML document. The ObjectClassDefinition annotation can be applied to <text:span text:style-name="T9">configuration annotation types from RFC 190 as well as interface types. It is an error to apply it to an interface if any of the methods of the interface take arguments. It is an error to apply it to concrete or abstract class types.</text:span><text:change-start text:change-id="ct106102875655808"/><text:span text:style-name="T9"> When applied to an interface, all the </text:span><text:change-end text:change-id="ct106102875655808"/><text:change-start text:change-id="ct106102877728768"/><text:span text:style-name="T9">methods inherited from supertypes are include as AttributeDefinitions. </text:span><text:change-end text:change-id="ct106102877728768"/><text:change-start text:change-id="ct106102877749312"/><text:span text:style-name="T9">The tool processing the annotations must be able to examine all the types in the hierarchy of the annotated interface to generate the Meta Type Resource. It is an error if </text:span><text:change-end text:change-id="ct106102877749312"/><text:change-start text:change-id="ct106102877728384"/><text:span text:style-name="T9">the tool cannot examine a type in the hierarchy.</text:span><text:change-end text:change-id="ct106102877728384"/></text:p>
      <text:p text:style-name="Body">The ObjectClassDefinition annotation can be applied without defining any element values as defaults can be generated from the annotated type. The following elements are defined:</text:p>
      <text:list xml:id="list2041859328202373976" text:style-name="L1">
        <text:list-item>
          <text:p text:style-name="P40">name – (String) A human readable name of the object, can be localized if it starts with a % sign. The default is a string derived from the id<text:change-start text:change-id="ct106102877777536"/>. For example,<text:change-end text:change-id="ct106102877777536"/><text:change text:change-id="ct106102877811712"/> _ and $ are replaced with space and space is inserted between camel case words. The name becomes the value of the name attribute of the OCD element in the generated Meta Type Resource XML document.</text:p>
        </text:list-item>
        <text:list-item>
          <text:p text:style-name="P40">id – (String) <text:s/>The id of the object, the default is the fully qualified name of the type with a $ as separator for nested classes. This is not to be confused with a PID which can be specified by the pid or factoryPid element. The id becomes the value of the id attribute of the OCD element in the generated Meta Type Resource XML document.</text:p>
        </text:list-item>
        <text:list-item>
          <text:p text:style-name="P40">localization – (String) The localization resource of the object. This refers to a resource property entry in the bundle that can be augmented with locale information. The default is the fully qualified name of the class prefixed by “OSGI-INF/l10n/”. The localization becomes the value of the localization attribute of the OCD element in the generated Meta Type Resource XML document.</text:p>
        </text:list-item>
      </text:list>
      <text:list xml:id="list560368843624197991" text:style-name="L2">
        <text:list-item>
          <text:p text:style-name="P41">description – (String) A human readable description that can be localized when it starts with %. Default is the empty string. The description becomes the value of the description attribute of the OCD element in the generated Meta Type Resource XML document.</text:p>
        </text:list-item>
        <text:list-item>
          <text:p text:style-name="P41">pid – (String[]) The PIDs associated with the ObjectClassDefinition. The default is no associated PIDs. The pid information becomes a set of Designate elements for each pid which reference the OCD element in the generated Meta Type Resource XML document.</text:p>
        </text:list-item>
        <text:list-item>
          <text:p text:style-name="P41">factoryPid – (String[]) The factory PIDs associated with the ObjectClassDefinition. The default is no associated factory PIDs. The factory pid information becomes a set of Designate elements for each factoryPid which reference the OCD element in the generated Meta Type Resource XML document.</text:p>
        </text:list-item>
        <text:list-item>
          <text:p text:style-name="P41">icon – (Icon[]) Specify icons (resource name and size). The default is no icon information. The icon information becomes a set of Icon elements of the OCD element in the generated Meta Type Resource XML document.</text:p>
        </text:list-item>
      </text:list>
      <text:p text:style-name="Body">Each method of the type annotated by ObjectClassDefinition is mapped to an AD child element of the OCD element in the generated Meta Type Resource XML document. The AttributeDefinition annotation only needs to be applied if values other than the defaults are desired.</text:p>
      <text:h text:style-name="Heading_20_2" text:outline-level="2"><text:soft-page-break/>@AttributeDefinition</text:h>
      <text:p text:style-name="Body">The AttributeDefinition annotation is an optional annotation which can applied to the methods in a <text:s/>type annotated by ObjectClassDefinition. Each method of the <text:s/>type annotated by ObjectClassDefinition is mapped to an AD child element of the OCD element in the generated Meta Type Resource XML document. The AttributeDefinition annotation only needs to be applied if values other than the defaults are desired. The id of the AttributeDefinition is generated from the method name as specified in RFC 190 section 5.6.2 (e.g. removal of dollar sign and converting underscore to dot). The id becomes the value of the id attribute of the AD element in the generated Meta Type Resource XML document and is used as the name of the configuration property. The following elements are defined:</text:p>
      <text:list xml:id="list1792750102577385535" text:style-name="L3">
        <text:list-item>
          <text:p text:style-name="P42">name – (String) A human readable name of the attribute, can be localized if it starts with a % sign. The default is a string derived from the method name<text:change-start text:change-id="ct106102875631040"/>. For example,<text:change-end text:change-id="ct106102875631040"/><text:change text:change-id="ct106102877720704"/> _ <text:s/>and $ are replaced with space and space is inserted between camel case words. The name becomes the value of the name attribute of the AD element in the generated Meta Type Resource XML document.</text:p>
        </text:list-item>
        <text:list-item>
          <text:p text:style-name="P42">description – (String) A human readable description that can be localized if it starts with %. Default is the empty string. The description becomes the value of the description attribute of the AD element in the generated Meta Type Resource XML document.</text:p>
        </text:list-item>
        <text:list-item>
          <text:p text:style-name="P43">type – (AttributeType) The type of the attribute. This must be one of the types defined in the Metatype specification. The default is derived from the return type of the method. Class and Enum types are mapped to String. Annotation types are not supported. <text:span text:style-name="Default_20_Paragraph_20_Font"><text:span text:style-name="T5">A tool processing the annotation should declare an error during processing in this case. <text:s/>If the return type is </text:span></text:span><text:span text:style-name="Default_20_Paragraph_20_Font"><text:span text:style-name="T8">List</text:span></text:span><text:span text:style-name="Default_20_Paragraph_20_Font"><text:span text:style-name="T5">, </text:span></text:span><text:span text:style-name="Default_20_Paragraph_20_Font"><text:span text:style-name="T8">Set</text:span></text:span><text:span text:style-name="Default_20_Paragraph_20_Font"><text:span text:style-name="T5">, </text:span></text:span><text:span text:style-name="Default_20_Paragraph_20_Font"><text:span text:style-name="T8">Collection</text:span></text:span><text:span text:style-name="Default_20_Paragraph_20_Font"><text:span text:style-name="T5">, </text:span></text:span><text:span text:style-name="Default_20_Paragraph_20_Font"><text:span text:style-name="T8">Iterable</text:span></text:span><text:span text:style-name="Default_20_Paragraph_20_Font"><text:span text:style-name="T5"> or some type which can be determined at annotation processing time to (1) be a subtype of </text:span></text:span><text:span text:style-name="Default_20_Paragraph_20_Font"><text:span text:style-name="T8">Collection</text:span></text:span><text:span text:style-name="Default_20_Paragraph_20_Font"><text:span text:style-name="T5"> and (2) have a public no argument constructor, then the type is derived from the generic type. For example, a return type of </text:span></text:span><text:span text:style-name="Default_20_Paragraph_20_Font"><text:span text:style-name="T8">List&lt;String&gt;</text:span></text:span><text:span text:style-name="Default_20_Paragraph_20_Font"><text:span text:style-name="T5"> will be mapped to String. A return type of a single dimensional array is supported and the type is the component type of the array. It is an error to have a multi dimensional array. Any unrecognized type is mapped to String. </text:span></text:span>The type is used to select the value of the type attribute of the AD element in the generated Meta Type Resource XML document.</text:p>
        </text:list-item>
        <text:list-item>
          <text:p text:style-name="P42">cardinality - (int) The cardinality of the attribute. If the return type is an array, the default value is a large positive number. If the return type is <text:span text:style-name="Default_20_Paragraph_20_Font"><text:span text:style-name="T8">List</text:span></text:span><text:span text:style-name="Default_20_Paragraph_20_Font"><text:span text:style-name="T5">, </text:span></text:span><text:span text:style-name="Default_20_Paragraph_20_Font"><text:span text:style-name="T8">Set</text:span></text:span><text:span text:style-name="Default_20_Paragraph_20_Font"><text:span text:style-name="T5">, </text:span></text:span><text:span text:style-name="Default_20_Paragraph_20_Font"><text:span text:style-name="T8">Collection</text:span></text:span><text:span text:style-name="Default_20_Paragraph_20_Font"><text:span text:style-name="T5">, </text:span></text:span><text:span text:style-name="Default_20_Paragraph_20_Font"><text:span text:style-name="T8">Iterable</text:span></text:span><text:span text:style-name="Default_20_Paragraph_20_Font"><text:span text:style-name="T5"> or some type which can be determined at annotation processing time to (1) be a subtype of </text:span></text:span><text:span text:style-name="Default_20_Paragraph_20_Font"><text:span text:style-name="T8">Collection</text:span></text:span><text:span text:style-name="Default_20_Paragraph_20_Font"><text:span text:style-name="T5"> and (2) have a public no argument constructor</text:span></text:span>, the default value is a large negative number. Otherwise, the default value is 0. The cardinality becomes the value of the cardinality attribute of the AD element in the generated Meta Type Resource XML document.</text:p>
        </text:list-item>
        <text:list-item>
          <text:p text:style-name="P42">min – (String) The minimum value allowed for this attribute. There is no default. The min becomes the value of the min attribute of the AD element in the generated Meta Type Resource XML document.</text:p>
        </text:list-item>
        <text:list-item>
          <text:p text:style-name="P42">max – (String) The maximum value allowed for this attribute. There is no default. The max becomes the value of the max attribute of the AD element in the generated Meta Type Resource XML document.</text:p>
        </text:list-item>
        <text:list-item>
          <text:p text:style-name="P42">defaultValue – (String[]) The default values. The defaultValues are concatenated into a comma delimited list to becomes the value of the default attribute of the AD element in the generated Meta Type Resource XML document. If not specified, if the annotated member is an annotation element that has a <text:span text:style-name="T31">default</text:span> value, then the value of this element is the <text:span text:style-name="T31">default</text:span> value of the annotated element. Otherwise, there is no default value.</text:p>
        </text:list-item>
        <text:list-item>
          <text:p text:style-name="P42">required – (boolean) Indicates if this attribute is required. The default is true. The required becomes the value of the required attribute of the AD element in the generated Meta Type Resource XML document.</text:p>
        </text:list-item>
        <text:list-item>
          <text:p text:style-name="P42"><text:soft-page-break/>options - (Option[]) Specify options (value and optional label). There is only a default if the return type of the method is an Enum, Enum[], or a <text:span text:style-name="Default_20_Paragraph_20_Font"><text:span text:style-name="T8">List</text:span></text:span><text:span text:style-name="Default_20_Paragraph_20_Font"><text:span text:style-name="T5">, </text:span></text:span><text:span text:style-name="Default_20_Paragraph_20_Font"><text:span text:style-name="T8">Set</text:span></text:span><text:span text:style-name="Default_20_Paragraph_20_Font"><text:span text:style-name="T5">, </text:span></text:span><text:span text:style-name="Default_20_Paragraph_20_Font"><text:span text:style-name="T8">Collection</text:span></text:span><text:span text:style-name="Default_20_Paragraph_20_Font"><text:span text:style-name="T5">, </text:span></text:span><text:span text:style-name="Default_20_Paragraph_20_Font"><text:span text:style-name="T8">Iterable</text:span></text:span><text:span text:style-name="Default_20_Paragraph_20_Font"><text:span text:style-name="T5"> or some type which can be determined at annotation processing time to (1) be a subtype of </text:span></text:span><text:span text:style-name="Default_20_Paragraph_20_Font"><text:span text:style-name="T8">Collection</text:span></text:span><text:span text:style-name="Default_20_Paragraph_20_Font"><text:span text:style-name="T5"> and (2) have a public no argument constructor with a generic type of Enum</text:span></text:span> in which case the label and the value is the enum value's name. The options information becomes a set of Option elements of the AD element in the generated Meta Type Resource XML document.</text:p>
        </text:list-item>
      </text:list>
      <text:p text:style-name="P8"/>
      <text:h text:style-name="Heading_20_2" text:outline-level="2">@Designate</text:h>
      <text:p text:style-name="Body">The Designate annotation can be applied to a Declarative Services component class to make the connection between the pid of the component and an ObjectClassDefinition. This annotation must be used on a type that is also annotated with the Declarative Services @Component annotation. The component must only have a single PID which is used for the generated Designate} element.</text:p>
      <text:list xml:id="list8571791574333802320" text:style-name="L4">
        <text:list-item>
          <text:p text:style-name="P44">ocd – (Class) A class which is annotated with the ObjectClassDefinition annotation. The id of the referenced ObjectClassDefinition is used for the ocdref attribute in the generated Designate element. </text:p>
        </text:list-item>
        <text:list-item>
          <text:p text:style-name="P44">factory – (boolean) If false, then the PID value from the annotated component will be used in the attribute of the generated Designate element. If <text:s/>true, then the PID value from the annotated component will be used in the factoryPid attribute of the generated Designate element.</text:p>
        </text:list-item>
      </text:list>
      <text:h text:style-name="Heading_20_2" text:outline-level="2">@Option</text:h>
      <text:p text:style-name="Body">The Option annotation is only used for the options element of the AttributeDefinition annotation to allow specifying <text:s/>label/value pair for an AttributeDefinition.</text:p>
      <text:h text:style-name="Heading_20_2" text:outline-level="2">@Icon</text:h>
      <text:p text:style-name="Body">The Icon annotation is only used for the icon element of the ObjectClassDefinition annotation to allow specifying a icon resource/size pair.</text:p>
      <text:h text:style-name="Heading_20_2" text:outline-level="2">Other Changes</text:h>
      <text:p text:style-name="Body">Since this RFC will modify the Meta Type Specification and bump its version to 1.3, we can also pick up some minor Meta Type bugs awaiting a specification version change. The metatype package should also be updated to use the new package and type annotations from RFC 197.</text:p>
      <text:h text:style-name="Heading_20_3" text:outline-level="3">Bug 2436</text:h>
      <text:p text:style-name="Body">The schema is fixed to use “Character” instead of “Char” to match the proper Java type name and other OSGi specifications like DS and RSA.</text:p>
      <text:h text:style-name="Heading_20_3" text:outline-level="3">Bug 2540</text:h>
      <text:p text:style-name="Body">The schema is modified to allow more flexible ordering of elements.</text:p>
      <text:h text:style-name="Heading_20_3" text:outline-level="3">List replaces Vector</text:h>
      <text:p text:style-name="Body">The Meta Type specification will be updated to refer to List instead of Vector. A Vector is a List and List is the more modern type</text:p>
      <text:h text:style-name="P50" text:outline-level="1"><text:soft-page-break/>Javadoc</text:h>
      <text:p text:style-name="P8"/>
      <text:section text:style-name="Sect1" text:name="javadoc" text:protected="true">
        <text:section-source xlink:href="../javadoc.rtf" text:filter-name="Rich Text Format"/>
        <text:p text:style-name="P27">OSGi Javadoc</text:p>
        <text:p text:style-name="P64">11/19/14 2:10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8"><text:span text:style-name="Summary_20_Heading_20_Font">Package Summary</text:span></text:p>
            </table:table-cell>
            <table:covered-table-cell/>
            <table:table-cell table:style-name="Table3.A1" office:value-type="string">
              <text:p text:style-name="P69"><text:span text:style-name="Page_20_Reference_20_Font"><text:span text:style-name="T19">Page</text:span></text:span></text:p>
            </table:table-cell>
          </table:table-row>
          <table:table-row table:style-name="Table3.1">
            <table:table-cell table:style-name="Table3.A2" office:value-type="string">
              <text:p text:style-name="P70"><text:a xlink:type="simple" xlink:href="#r3" text:style-name="Internet_20_link" text:visited-style-name="Visited_20_Internet_20_Link"><text:span text:style-name="T20">org.osgi.service.metatype.annotations</text:span></text:a></text:p>
            </table:table-cell>
            <table:table-cell table:style-name="Table3.A2" office:value-type="string">
              <text:p text:style-name="P71">Metatype Annotations Package Version 1.3.</text:p>
            </table:table-cell>
            <table:table-cell table:style-name="Table3.A2" office:value-type="string">
              <text:p text:style-name="P69"><text:span text:style-name="Page_20_Reference_20_Font"><text:bookmark-ref text:reference-format="page" text:ref-name="r3">14</text:bookmark-ref></text:span></text:p>
            </table:table-cell>
          </table:table-row>
        </table:table>
        <text:p text:style-name="P28"><text:bookmark text:name="r3"/>Package org.osgi.service.metatype.annotations</text:p>
        <text:p text:style-name="P80"><text:span text:style-name="Code_20_Small">@org.osgi.annotation.versioning.Version(value="1.3")</text:span></text:p>
        <text:p text:style-name="P81">Metatype Annotations Package Version 1.3.</text:p>
        <text:p text:style-name="P82">See:</text:p>
        <text:p text:style-name="P85"><text:a xlink:type="simple" xlink:href="#r2" text:style-name="Internet_20_link" text:visited-style-name="Visited_20_Internet_20_Link"><text:span text:style-name="T20">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6"><text:span text:style-name="Summary_20_Heading_20_Font1">Enum Summary</text:span></text:p>
            </table:table-cell>
            <table:covered-table-cell/>
            <table:table-cell table:style-name="Table5.A1" office:value-type="string">
              <text:p text:style-name="P77"><text:span text:style-name="Page_20_Reference_20_Font">Page</text:span></text:p>
            </table:table-cell>
          </table:table-row>
          <table:table-row table:style-name="Table5.1">
            <table:table-cell table:style-name="Table5.A2" office:value-type="string">
              <text:p text:style-name="P70"><text:a xlink:type="simple" xlink:href="#r27" text:style-name="Internet_20_link" text:visited-style-name="Visited_20_Internet_20_Link"><text:span text:style-name="T20">AttributeType</text:span></text:a></text:p>
            </table:table-cell>
            <table:table-cell table:style-name="Table5.A2" office:value-type="string">
              <text:p text:style-name="P70"><text:span text:style-name="T27">Attribute types for the </text:span><text:a xlink:type="simple" xlink:href="#r13" text:style-name="Internet_20_link" text:visited-style-name="Visited_20_Internet_20_Link"><text:span text:style-name="Code1"><text:span text:style-name="T23">AttributeDefinition</text:span></text:span></text:a><text:span text:style-name="Default_20_Paragraph_20_Font"><text:span text:style-name="T27"> annotation.</text:span></text:span></text:p>
            </table:table-cell>
            <table:table-cell table:style-name="Table5.A2" office:value-type="string">
              <text:p text:style-name="P72"><text:span text:style-name="Page_20_Reference_20_Font"><text:span text:style-name="T29"><text:bookmark-ref text:reference-format="page" text:ref-name="r27">19</text:bookmark-ref></text:span></text:span></text:p>
            </table:table-cell>
          </table:table-row>
        </table:table>
        <text:p text:style-name="P52"/>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8"><text:span text:style-name="Summary_20_Heading_20_Font1"><text:span text:style-name="T3">Annotation Types Summary</text:span></text:span></text:p>
            </table:table-cell>
            <table:covered-table-cell/>
            <table:table-cell table:style-name="Table6.A1" office:value-type="string">
              <text:p text:style-name="P79"><text:span text:style-name="Page_20_Reference_20_Font"><text:span text:style-name="T6">Page</text:span></text:span></text:p>
            </table:table-cell>
          </table:table-row>
          <table:table-row table:style-name="Table6.1">
            <table:table-cell table:style-name="Table6.A2" office:value-type="string">
              <text:p text:style-name="P70"><text:a xlink:type="simple" xlink:href="#r13" text:style-name="Internet_20_link" text:visited-style-name="Visited_20_Internet_20_Link"><text:span text:style-name="T20">AttributeDefinition</text:span></text:a></text:p>
            </table:table-cell>
            <table:table-cell table:style-name="Table6.A2" office:value-type="string">
              <text:p text:style-name="P73"><text:span text:style-name="Code1"><text:span text:style-name="T3">AttributeDefinition</text:span></text:span><text:span text:style-name="Default_20_Paragraph_20_Font"><text:span text:style-name="T7"> information for the annotated method.</text:span></text:span></text:p>
            </table:table-cell>
            <table:table-cell table:style-name="Table6.A2" office:value-type="string">
              <text:p text:style-name="P74"><text:span text:style-name="Page_20_Reference_20_Font"><text:span text:style-name="T3"><text:bookmark-ref text:reference-format="page" text:ref-name="r13">15</text:bookmark-ref></text:span></text:span></text:p>
            </table:table-cell>
          </table:table-row>
          <table:table-row table:style-name="Table6.1">
            <table:table-cell table:style-name="Table6.A3" office:value-type="string">
              <text:p text:style-name="P70"><text:a xlink:type="simple" xlink:href="#r30" text:style-name="Internet_20_link" text:visited-style-name="Visited_20_Internet_20_Link"><text:span text:style-name="T20">Designate</text:span></text:a></text:p>
            </table:table-cell>
            <table:table-cell table:style-name="Table6.A3" office:value-type="string">
              <text:p text:style-name="P70"><text:span text:style-name="T7">Generate a </text:span><text:span text:style-name="Code1"><text:span text:style-name="T3">Designate</text:span></text:span><text:span text:style-name="Default_20_Paragraph_20_Font"><text:span text:style-name="T7"> element in the Meta Type Resource for an </text:span></text:span><text:a xlink:type="simple" xlink:href="#r41" text:style-name="Internet_20_link" text:visited-style-name="Visited_20_Internet_20_Link"><text:span text:style-name="Code1"><text:span text:style-name="T22">ObjectClassDefinition</text:span></text:span></text:a><text:span text:style-name="Default_20_Paragraph_20_Font"><text:span text:style-name="T7"> using the annotated Declarative Services component.</text:span></text:span></text:p>
            </table:table-cell>
            <table:table-cell table:style-name="Table6.A3" office:value-type="string">
              <text:p text:style-name="P74"><text:span text:style-name="Page_20_Reference_20_Font"><text:span text:style-name="T3"><text:bookmark-ref text:reference-format="page" text:ref-name="r30">23</text:bookmark-ref></text:span></text:span></text:p>
            </table:table-cell>
          </table:table-row>
          <table:table-row table:style-name="Table6.1">
            <table:table-cell table:style-name="Table6.A3" office:value-type="string">
              <text:p text:style-name="P70"><text:a xlink:type="simple" xlink:href="#r33" text:style-name="Internet_20_link" text:visited-style-name="Visited_20_Internet_20_Link"><text:span text:style-name="T20">Icon</text:span></text:a></text:p>
            </table:table-cell>
            <table:table-cell table:style-name="Table6.A3" office:value-type="string">
              <text:p text:style-name="P70"><text:span text:style-name="Code1"><text:span text:style-name="T3">Icon</text:span></text:span><text:span text:style-name="Default_20_Paragraph_20_Font"><text:span text:style-name="T7"> information for an </text:span></text:span><text:a xlink:type="simple" xlink:href="#r41" text:style-name="Internet_20_link" text:visited-style-name="Visited_20_Internet_20_Link"><text:span text:style-name="Code1"><text:span text:style-name="T22">ObjectClassDefinition</text:span></text:span></text:a><text:span text:style-name="Default_20_Paragraph_20_Font"><text:span text:style-name="T7">.</text:span></text:span></text:p>
            </table:table-cell>
            <table:table-cell table:style-name="Table6.A3" office:value-type="string">
              <text:p text:style-name="P74"><text:span text:style-name="Page_20_Reference_20_Font"><text:span text:style-name="T3"><text:bookmark-ref text:reference-format="page" text:ref-name="r33">24</text:bookmark-ref></text:span></text:span></text:p>
            </table:table-cell>
          </table:table-row>
          <table:table-row table:style-name="Table6.1">
            <table:table-cell table:style-name="Table6.A3" office:value-type="string">
              <text:p text:style-name="P70"><text:a xlink:type="simple" xlink:href="#r41" text:style-name="Internet_20_link" text:visited-style-name="Visited_20_Internet_20_Link"><text:span text:style-name="T20">ObjectClassDefinition</text:span></text:a></text:p>
            </table:table-cell>
            <table:table-cell table:style-name="Table6.A3" office:value-type="string">
              <text:p text:style-name="P75">Generate a Meta Type Resource using the annotated type.</text:p>
            </table:table-cell>
            <table:table-cell table:style-name="Table6.A3" office:value-type="string">
              <text:p text:style-name="P74"><text:span text:style-name="Page_20_Reference_20_Font"><text:span text:style-name="T3"><text:bookmark-ref text:reference-format="page" text:ref-name="r41">25</text:bookmark-ref></text:span></text:span></text:p>
            </table:table-cell>
          </table:table-row>
          <table:table-row table:style-name="Table6.1">
            <table:table-cell table:style-name="Table6.A3" office:value-type="string">
              <text:p text:style-name="P70"><text:a xlink:type="simple" xlink:href="#r44" text:style-name="Internet_20_link" text:visited-style-name="Visited_20_Internet_20_Link"><text:span text:style-name="T20">Option</text:span></text:a></text:p>
            </table:table-cell>
            <table:table-cell table:style-name="Table6.A3" office:value-type="string">
              <text:p text:style-name="P70"><text:span text:style-name="Code1"><text:span text:style-name="T3">Option</text:span></text:span><text:span text:style-name="Default_20_Paragraph_20_Font"><text:span text:style-name="T7"> information for an </text:span></text:span><text:a xlink:type="simple" xlink:href="#r13" text:style-name="Internet_20_link" text:visited-style-name="Visited_20_Internet_20_Link"><text:span text:style-name="Code1"><text:span text:style-name="T22">AttributeDefinition</text:span></text:span></text:a><text:span text:style-name="Default_20_Paragraph_20_Font"><text:span text:style-name="T7">.</text:span></text:span></text:p>
            </table:table-cell>
            <table:table-cell table:style-name="Table6.A3" office:value-type="string">
              <text:p text:style-name="P74"><text:span text:style-name="Page_20_Reference_20_Font"><text:span text:style-name="T3"><text:bookmark-ref text:reference-format="page" text:ref-name="r44">28</text:bookmark-ref></text:span></text:span></text:p>
            </table:table-cell>
          </table:table-row>
        </table:table>
        <text:p text:style-name="P92"><text:bookmark text:name="r2"/>Package org.osgi.service.metatype.annotations Description</text:p>
        <text:p text:style-name="P93">Metatype Annotations Package Version 1.3.</text:p>
        <text:p text:style-name="P93">Bundles wishing to use this package must list the package in the Import-Package header of the bundle's manifest. This package has two types of users: the consumers that use the API in this package and the providers that implement the API in this package.</text:p>
        <text:p text:style-name="P93">Example import for consumers using the API in this package:</text:p>
        <text:p text:style-name="P94"><text:span text:style-name="Code1">Import-Package: org.osgi.service.metatype.annotations; version="[1.3,2.0)"</text:span></text:p>
        <text:p text:style-name="P93">Example import for providers implementing the API in this package:</text:p>
        <text:p text:style-name="P54"><text:span text:style-name="Code1">Import-Package: org.osgi.service.metatype.annotations; version="[1.3,1.4)"</text:span></text:p>
        <text:p text:style-name="P29"><text:bookmark text:name="r13"/>Annotation Type AttributeDefinition</text:p>
        <text:p text:style-name="P95"><text:a xlink:type="simple" xlink:href="#r3" text:style-name="Internet_20_link" text:visited-style-name="Visited_20_Internet_20_Link"><text:span text:style-name="T25">org.osgi.service.metatype.annotations</text:span></text:a></text:p>
        <text:p text:style-name="P83"/>
        <text:p text:style-name="P98"><text:span text:style-name="Code_20_Small1">@Retention(value=RetentionPolicy.CLASS)<text:line-break/>@Target(value=ElementType.METHOD)<text:line-break/></text:span><text:span text:style-name="Code2">public @interface </text:span><text:span text:style-name="Code2"><text:span text:style-name="T19">AttributeDefinition</text:span></text:span></text:p>
        <text:p text:style-name="P94"><text:span text:style-name="Code2">AttributeDefinition</text:span><text:span text:style-name="Default_20_Paragraph_20_Font"><text:span text:style-name="T28"> information for the annotated method.</text:span></text:span></text:p>
        <text:p text:style-name="P94"><text:span text:style-name="T28">Each method of a type annotated by </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 has an implied AttributeDefinition annotation. This annotation is only used to specify non-default AttributeDefinition information.</text:span></text:span></text:p>
        <text:p text:style-name="P94"><text:span text:style-name="T28">The </text:span><text:span text:style-name="Code2">id</text:span><text:span text:style-name="Default_20_Paragraph_20_Font"><text:span text:style-name="T28"> of this AttributeDefinition is generated from the name of the annotated method. The annotated method name is processed from left to right changing each character as follows:</text:span></text:span></text:p>
        <text:list xml:id="list4352968230120303080" text:style-name="RTF_5f_Num_20_2">
          <text:list-item>
            <text:p text:style-name="P56"><text:span text:style-name="T7">A dollar sign (</text:span><text:span text:style-name="Code2"><text:span text:style-name="T3">'$'</text:span></text:span><text:span text:style-name="Default_20_Paragraph_20_Font"><text:span text:style-name="T7"> \u0024) is removed unless it is followed by another dollar sign in which case the two consecutive dollar signs ( </text:span></text:span><text:span text:style-name="Code2"><text:span text:style-name="T3">'$$'</text:span></text:span><text:span text:style-name="Default_20_Paragraph_20_Font"><text:span text:style-name="T7">) are changed to a single dollar sign.</text:span></text:span></text:p>
          </text:list-item>
          <text:list-item>
            <text:p text:style-name="P56"><text:span text:style-name="T7">A low line (</text:span><text:span text:style-name="Code2"><text:span text:style-name="T3">'_'</text:span></text:span><text:span text:style-name="Default_20_Paragraph_20_Font"><text:span text:style-name="T7"> \u005F) is changed to a full stop ( </text:span></text:span><text:span text:style-name="Code2"><text:span text:style-name="T3">'.'</text:span></text:span><text:span text:style-name="Default_20_Paragraph_20_Font"><text:span text:style-name="T7"> \u002E) unless is it followed by another low line in which case the two consecutive low lines (</text:span></text:span><text:span text:style-name="Code2"><text:span text:style-name="T3">'__'</text:span></text:span><text:span text:style-name="Default_20_Paragraph_20_Font"><text:span text:style-name="T7">) are changed to a single low line.</text:span></text:span></text:p>
          </text:list-item>
          <text:list-item>
            <text:p text:style-name="P60">All other characters are unchanged.</text:p>
          </text:list-item>
        </text:list>
        <text:p text:style-name="P93">This id is the value of the id attribute of the generate AD element and is used as the name of the corresponding configuration property.</text:p>
        <text:p text:style-name="P65">This annotation is not processed at runtime. It must be processed by tools and used to contribute to a Meta Type Resource document for the bundle.</text:p>
        <text:p text:style-name="P96">See Also:</text:p>
        <text:p text:style-name="P87">"The AD element of a Meta Type Resource."</text:p>
        <text:p text:style-name="P99"/>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00"><text:span text:style-name="Summary_20_Heading_20_Font2"><text:span text:style-name="T3">Required Element Summary</text:span></text:span></text:p>
            </table:table-cell>
            <table:covered-table-cell/>
            <table:table-cell table:style-name="Table8.A1" office:value-type="string">
              <text:p text:style-name="P101"><text:span text:style-name="Page_20_Reference_20_Font"><text:span text:style-name="T6">Page</text:span></text:span></text:p>
            </table:table-cell>
          </table:table-row>
          <table:table-row table:style-name="Table8.1">
            <table:table-cell table:style-name="Table8.A2" office:value-type="string">
              <text:p text:style-name="P102"><text:span text:style-name="Code_20_Small1"><text:span text:style-name="T3">int</text:span></text:span></text:p>
            </table:table-cell>
            <table:table-cell table:style-name="Table8.A2" office:value-type="string">
              <text:p text:style-name="P107"><text:a xlink:type="simple" xlink:href="#r7" text:style-name="Internet_20_link" text:visited-style-name="Visited_20_Internet_20_Link"><text:span text:style-name="Code2"><text:span text:style-name="T24">cardinality</text:span></text:span></text:a></text:p>
              <text:p text:style-name="P108">The cardinality of this AttributeDefinition.</text:p>
            </table:table-cell>
            <table:table-cell table:style-name="Table8.C2" office:value-type="string">
              <text:p text:style-name="P103"><text:span text:style-name="Page_20_Reference_20_Font"><text:span text:style-name="T3"><text:bookmark-ref text:reference-format="page" text:ref-name="r7">16</text:bookmark-ref></text:span></text:span></text:p>
            </table:table-cell>
          </table:table-row>
          <table:table-row table:style-name="Table8.1">
            <table:table-cell table:style-name="Table8.A3" office:value-type="string">
              <text:p text:style-name="P102"><text:span text:style-name="Code_20_Small1"><text:span text:style-name="T3">String[]</text:span></text:span></text:p>
            </table:table-cell>
            <table:table-cell table:style-name="Table8.A3" office:value-type="string">
              <text:p text:style-name="P107"><text:a xlink:type="simple" xlink:href="#r10" text:style-name="Internet_20_link" text:visited-style-name="Visited_20_Internet_20_Link"><text:span text:style-name="Code2"><text:span text:style-name="T24">defaultValue</text:span></text:span></text:a></text:p>
              <text:p text:style-name="P108">The default value for this AttributeDefinition.</text:p>
            </table:table-cell>
            <table:table-cell table:style-name="Table8.C3" office:value-type="string">
              <text:p text:style-name="P103"><text:span text:style-name="Page_20_Reference_20_Font"><text:span text:style-name="T3"><text:bookmark-ref text:reference-format="page" text:ref-name="r10">17</text:bookmark-ref></text:span></text:span></text:p>
            </table:table-cell>
          </table:table-row>
          <table:table-row table:style-name="Table8.1">
            <table:table-cell table:style-name="Table8.A3" office:value-type="string">
              <text:p text:style-name="P102"><text:span text:style-name="Code_20_Small1"><text:span text:style-name="T3">String</text:span></text:span></text:p>
            </table:table-cell>
            <table:table-cell table:style-name="Table8.A3" office:value-type="string">
              <text:p text:style-name="P107"><text:a xlink:type="simple" xlink:href="#r5" text:style-name="Internet_20_link" text:visited-style-name="Visited_20_Internet_20_Link"><text:span text:style-name="Code2"><text:span text:style-name="T24">description</text:span></text:span></text:a></text:p>
              <text:p text:style-name="P108">The human readable description of this AttributeDefinition.</text:p>
            </table:table-cell>
            <table:table-cell table:style-name="Table8.C3" office:value-type="string">
              <text:p text:style-name="P103"><text:span text:style-name="Page_20_Reference_20_Font"><text:span text:style-name="T3"><text:bookmark-ref text:reference-format="page" text:ref-name="r5">16</text:bookmark-ref></text:span></text:span></text:p>
            </table:table-cell>
          </table:table-row>
          <table:table-row table:style-name="Table8.1">
            <table:table-cell table:style-name="Table8.A3" office:value-type="string">
              <text:p text:style-name="P102"><text:span text:style-name="Code_20_Small1"><text:span text:style-name="T3">String</text:span></text:span></text:p>
            </table:table-cell>
            <table:table-cell table:style-name="Table8.A3" office:value-type="string">
              <text:p text:style-name="P107"><text:a xlink:type="simple" xlink:href="#r9" text:style-name="Internet_20_link" text:visited-style-name="Visited_20_Internet_20_Link"><text:span text:style-name="Code2"><text:span text:style-name="T24">max</text:span></text:span></text:a></text:p>
              <text:p text:style-name="P108">The maximum value for this AttributeDefinition.</text:p>
            </table:table-cell>
            <table:table-cell table:style-name="Table8.C3" office:value-type="string">
              <text:p text:style-name="P103"><text:span text:style-name="Page_20_Reference_20_Font"><text:span text:style-name="T3"><text:bookmark-ref text:reference-format="page" text:ref-name="r9">17</text:bookmark-ref></text:span></text:span></text:p>
            </table:table-cell>
          </table:table-row>
          <table:table-row table:style-name="Table8.1">
            <table:table-cell table:style-name="Table8.A3" office:value-type="string">
              <text:p text:style-name="P102"><text:span text:style-name="Code_20_Small1"><text:span text:style-name="T3">String</text:span></text:span></text:p>
            </table:table-cell>
            <table:table-cell table:style-name="Table8.A3" office:value-type="string">
              <text:p text:style-name="P107"><text:a xlink:type="simple" xlink:href="#r8" text:style-name="Internet_20_link" text:visited-style-name="Visited_20_Internet_20_Link"><text:span text:style-name="Code2"><text:span text:style-name="T24">min</text:span></text:span></text:a></text:p>
              <text:p text:style-name="P108">The minimum value for this AttributeDefinition.</text:p>
            </table:table-cell>
            <table:table-cell table:style-name="Table8.C3" office:value-type="string">
              <text:p text:style-name="P103"><text:span text:style-name="Page_20_Reference_20_Font"><text:span text:style-name="T3"><text:bookmark-ref text:reference-format="page" text:ref-name="r8">17</text:bookmark-ref></text:span></text:span></text:p>
            </table:table-cell>
          </table:table-row>
          <table:table-row table:style-name="Table8.1">
            <table:table-cell table:style-name="Table8.A3" office:value-type="string">
              <text:p text:style-name="P102"><text:span text:style-name="Code_20_Small1"><text:span text:style-name="T3">String</text:span></text:span></text:p>
            </table:table-cell>
            <table:table-cell table:style-name="Table8.A3" office:value-type="string">
              <text:p text:style-name="P107"><text:a xlink:type="simple" xlink:href="#r4" text:style-name="Internet_20_link" text:visited-style-name="Visited_20_Internet_20_Link"><text:span text:style-name="Code2"><text:span text:style-name="T24">name</text:span></text:span></text:a></text:p>
              <text:p text:style-name="P108">The human readable name of this AttributeDefinition.</text:p>
            </table:table-cell>
            <table:table-cell table:style-name="Table8.C3" office:value-type="string">
              <text:p text:style-name="P103"><text:span text:style-name="Page_20_Reference_20_Font"><text:span text:style-name="T3"><text:bookmark-ref text:reference-format="page" text:ref-name="r4">15</text:bookmark-ref></text:span></text:span></text:p>
            </table:table-cell>
          </table:table-row>
          <table:table-row table:style-name="Table8.1">
            <table:table-cell table:style-name="Table8.A3" office:value-type="string">
              <text:p text:style-name="P104"><text:a xlink:type="simple" xlink:href="#r44" text:style-name="Internet_20_link" text:visited-style-name="Visited_20_Internet_20_Link"><text:span text:style-name="Code_20_Small1"><text:span text:style-name="T22">Option</text:span></text:span></text:a><text:span text:style-name="Code_20_Small1"><text:span text:style-name="T3">[]</text:span></text:span></text:p>
            </table:table-cell>
            <table:table-cell table:style-name="Table8.A3" office:value-type="string">
              <text:p text:style-name="P107"><text:a xlink:type="simple" xlink:href="#r12" text:style-name="Internet_20_link" text:visited-style-name="Visited_20_Internet_20_Link"><text:span text:style-name="Code2"><text:span text:style-name="T24">options</text:span></text:span></text:a></text:p>
              <text:p text:style-name="P108">The option information for this AttributeDefinition.</text:p>
            </table:table-cell>
            <table:table-cell table:style-name="Table8.C3" office:value-type="string">
              <text:p text:style-name="P103"><text:span text:style-name="Page_20_Reference_20_Font"><text:span text:style-name="T3"><text:bookmark-ref text:reference-format="page" text:ref-name="r12">18</text:bookmark-ref></text:span></text:span></text:p>
            </table:table-cell>
          </table:table-row>
          <table:table-row table:style-name="Table8.1">
            <table:table-cell table:style-name="Table8.A3" office:value-type="string">
              <text:p text:style-name="P102"><text:span text:style-name="Code_20_Small1"><text:span text:style-name="T3">boolean</text:span></text:span></text:p>
            </table:table-cell>
            <table:table-cell table:style-name="Table8.A3" office:value-type="string">
              <text:p text:style-name="P107"><text:a xlink:type="simple" xlink:href="#r11" text:style-name="Internet_20_link" text:visited-style-name="Visited_20_Internet_20_Link"><text:span text:style-name="Code2"><text:span text:style-name="T24">required</text:span></text:span></text:a></text:p>
              <text:p text:style-name="P108">The required value for this AttributeDefinition.</text:p>
            </table:table-cell>
            <table:table-cell table:style-name="Table8.C3" office:value-type="string">
              <text:p text:style-name="P103"><text:span text:style-name="Page_20_Reference_20_Font"><text:span text:style-name="T3"><text:bookmark-ref text:reference-format="page" text:ref-name="r11">18</text:bookmark-ref></text:span></text:span></text:p>
            </table:table-cell>
          </table:table-row>
          <table:table-row table:style-name="Table8.1">
            <table:table-cell table:style-name="Table8.A3" office:value-type="string">
              <text:p text:style-name="P104"><text:a xlink:type="simple" xlink:href="#r27" text:style-name="Internet_20_link" text:visited-style-name="Visited_20_Internet_20_Link"><text:span text:style-name="Code_20_Small1"><text:span text:style-name="T22">AttributeType</text:span></text:span></text:a></text:p>
            </table:table-cell>
            <table:table-cell table:style-name="Table8.A3" office:value-type="string">
              <text:p text:style-name="P107"><text:a xlink:type="simple" xlink:href="#r6" text:style-name="Internet_20_link" text:visited-style-name="Visited_20_Internet_20_Link"><text:span text:style-name="Code2"><text:span text:style-name="T24">type</text:span></text:span></text:a></text:p>
              <text:p text:style-name="P108">The type of this AttributeDefinition.</text:p>
            </table:table-cell>
            <table:table-cell table:style-name="Table8.C3" office:value-type="string">
              <text:p text:style-name="P103"><text:span text:style-name="Page_20_Reference_20_Font"><text:span text:style-name="T3"><text:bookmark-ref text:reference-format="page" text:ref-name="r6">16</text:bookmark-ref></text:span></text:span></text:p>
            </table:table-cell>
          </table:table-row>
        </table:table>
        <text:p text:style-name="P35">Element Detail</text:p>
        <text:p text:style-name="P38"><text:bookmark text:name="r4"/>name</text:p>
        <text:p text:style-name="P66"><text:span text:style-name="Code2">public abstract String </text:span><text:span text:style-name="Code2"><text:span text:style-name="T19">name</text:span></text:span></text:p>
        <text:p text:style-name="P89"><text:soft-page-break/>The human readable name of this AttributeDefinition.</text:p>
        <text:p text:style-name="P90"><text:span text:style-name="T28">If not specified, the name of this AttributeDefinition is derived from the name of the annotated method. For example, low line (</text:span><text:span text:style-name="Code2">'_'</text:span><text:span text:style-name="Default_20_Paragraph_20_Font"><text:span text:style-name="T28"> \u005F) and dollar sign (</text:span></text:span><text:span text:style-name="Code2">'$'</text:span><text:span text:style-name="Default_20_Paragraph_20_Font"><text:span text:style-name="T28"> \u0024) are replaced with space (</text:span></text:span><text:span text:style-name="Code2">' '</text:span><text:span text:style-name="Default_20_Paragraph_20_Font"><text:span text:style-name="T28"> \u0020) and space is inserted between camel case words.</text:span></text:span></text:p>
        <text:p text:style-name="P85"><text:span text:style-name="T28">If the name begins with the percent sign (</text:span><text:span text:style-name="Code2">'%'</text:span><text:span text:style-name="Default_20_Paragraph_20_Font"><text:span text:style-name="T28"> \u0025), the name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91">Default:</text:p>
        <text:p text:style-name="P111">""</text:p>
        <text:p text:style-name="P91">See Also:</text:p>
        <text:p text:style-name="P111">"The name attribute of the AD element of a Meta Type Resource."</text:p>
        <text:p text:style-name="P113"/>
        <text:p text:style-name="P37"><text:bookmark text:name="r5"/>description</text:p>
        <text:p text:style-name="P66"><text:span text:style-name="Code2">public abstract String </text:span><text:span text:style-name="Code2"><text:span text:style-name="T19">description</text:span></text:span></text:p>
        <text:p text:style-name="P89">The human readable description of this AttributeDefinition.</text:p>
        <text:p text:style-name="P89">If not specified, the description of this AttributeDefinition is the empty string.</text:p>
        <text:p text:style-name="P85"><text:span text:style-name="T28">If the description begins with the percent sign (</text:span><text:span text:style-name="Code2">'%'</text:span><text:span text:style-name="Default_20_Paragraph_20_Font"><text:span text:style-name="T28"> \u0025), the description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91">Default:</text:p>
        <text:p text:style-name="P111">""</text:p>
        <text:p text:style-name="P91">See Also:</text:p>
        <text:p text:style-name="P111">"The description attribute of the AD element of a Meta Type Resource."</text:p>
        <text:p text:style-name="P113"/>
        <text:p text:style-name="P37"><text:bookmark text:name="r6"/>type</text:p>
        <text:p text:style-name="P66"><text:span text:style-name="Code2">public abstract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type</text:span></text:span></text:p>
        <text:p text:style-name="P89">The type of this AttributeDefinition.</text:p>
        <text:p text:style-name="P90"><text:span text:style-name="T28">This must be one of the defined </text:span><text:a xlink:type="simple" xlink:href="#r27" text:style-name="Internet_20_link" text:visited-style-name="Visited_20_Internet_20_Link"><text:span text:style-name="Code2"><text:span text:style-name="T22">attributes types</text:span></text:span></text:a><text:span text:style-name="Default_20_Paragraph_20_Font"><text:span text:style-name="T28">.</text:span></text:span></text:p>
        <text:p text:style-name="P90"><text:span text:style-name="T28">If not specified, the type is derived from the return type of the annotated method. Return types of </text:span><text:span text:style-name="Code2">Class</text:span><text:span text:style-name="Default_20_Paragraph_20_Font"><text:span text:style-name="T28"> and </text:span></text:span><text:span text:style-name="Code2">Enum</text:span><text:span text:style-name="Default_20_Paragraph_20_Font"><text:span text:style-name="T28"> are mapped to </text:span></text:span><text:a xlink:type="simple" xlink:href="#r14" text:style-name="Internet_20_link" text:visited-style-name="Visited_20_Internet_20_Link"><text:span text:style-name="Code2"><text:span text:style-name="T22">STRING</text:span></text:span></text:a><text:span text:style-name="Default_20_Paragraph_20_Font"><text:span text:style-name="T28">. If the return type is </text:span></text:span><text:span text:style-name="Code2">List</text:span><text:span text:style-name="Default_20_Paragraph_20_Font"><text:span text:style-name="T28">, </text:span></text:span><text:span text:style-name="Code2">Set</text:span><text:span text:style-name="Default_20_Paragraph_20_Font"><text:span text:style-name="T28">, </text:span></text:span><text:span text:style-name="Code2">Collection</text:span><text:span text:style-name="Default_20_Paragraph_20_Font"><text:span text:style-name="T28">, </text:span></text:span><text:span text:style-name="Code2">Iterable</text:span><text:span text:style-name="Default_20_Paragraph_20_Font"><text:span text:style-name="T28"> or some type which can be determined at annotation processing time to</text:span></text:span></text:p>
        <text:list xml:id="list351181291292293494" text:style-name="RTF_5f_Num_20_3">
          <text:list-item>
            <text:p text:style-name="P57"><text:span text:style-name="T7">be a subtype of </text:span><text:span text:style-name="Code2"><text:span text:style-name="T3">Collection</text:span></text:span><text:span text:style-name="Default_20_Paragraph_20_Font"><text:span text:style-name="T7"> and</text:span></text:span></text:p>
          </text:list-item>
          <text:list-item>
            <text:p text:style-name="P61">have a public no argument constructor,</text:p>
          </text:list-item>
        </text:list>
        <text:p text:style-name="P85"><text:span text:style-name="T28">then the type is derived from the generic type. For example, a return type of </text:span><text:span text:style-name="Code2">List&lt;String&gt;</text:span><text:span text:style-name="Default_20_Paragraph_20_Font"><text:span text:style-name="T28"> will be mapped to </text:span></text:span><text:a xlink:type="simple" xlink:href="#r14" text:style-name="Internet_20_link" text:visited-style-name="Visited_20_Internet_20_Link"><text:span text:style-name="Code2"><text:span text:style-name="T22">STRING</text:span></text:span></text:a><text:span text:style-name="Default_20_Paragraph_20_Font"><text:span text:style-name="T28">. A return type of a single dimensional array is supported and the type is the component type of the array. Multi dimensional arrays are not supported. Annotation return types are not supported. Any unrecognized type is mapped to </text:span></text:span><text:a xlink:type="simple" xlink:href="#r14" text:style-name="Internet_20_link" text:visited-style-name="Visited_20_Internet_20_Link"><text:span text:style-name="Code2"><text:span text:style-name="T22">STRING</text:span></text:span></text:a><text:span text:style-name="Default_20_Paragraph_20_Font"><text:span text:style-name="T28">. A tool processing the annotation should declare an error for unsupported return types.</text:span></text:span></text:p>
        <text:p text:style-name="P91">Default:</text:p>
        <text:p text:style-name="P112"><text:a xlink:type="simple" xlink:href="#r14" text:style-name="Internet_20_link" text:visited-style-name="Visited_20_Internet_20_Link"><text:span text:style-name="T21">AttributeType.STRING</text:span></text:a></text:p>
        <text:p text:style-name="P91">See Also:</text:p>
        <text:p text:style-name="P111">"The type attribute of the AD element of a Meta Type Resource."</text:p>
        <text:p text:style-name="P113"/>
        <text:p text:style-name="P37"><text:bookmark text:name="r7"/>cardinality</text:p>
        <text:p text:style-name="P66"><text:span text:style-name="Code2">public abstract int </text:span><text:span text:style-name="Code2"><text:span text:style-name="T19">cardinality</text:span></text:span></text:p>
        <text:p text:style-name="P89">The cardinality of this AttributeDefinition.</text:p>
        <text:p text:style-name="P90"><text:soft-page-break/><text:span text:style-name="T28">If not specified, the cardinality is derived from the return type of the annotated method. For an array return type, the cardinality is a large positive value. If the return type is </text:span><text:span text:style-name="Code2">List</text:span><text:span text:style-name="Default_20_Paragraph_20_Font"><text:span text:style-name="T28">, </text:span></text:span><text:span text:style-name="Code2">Set</text:span><text:span text:style-name="Default_20_Paragraph_20_Font"><text:span text:style-name="T28">, </text:span></text:span><text:span text:style-name="Code2">Collection</text:span><text:span text:style-name="Default_20_Paragraph_20_Font"><text:span text:style-name="T28">, </text:span></text:span><text:span text:style-name="Code2">Iterable</text:span><text:span text:style-name="Default_20_Paragraph_20_Font"><text:span text:style-name="T28"> or some type which can be determined at annotation processing time to</text:span></text:span></text:p>
        <text:list xml:id="list5668652978588273063" text:style-name="RTF_5f_Num_20_4">
          <text:list-item>
            <text:p text:style-name="P58"><text:span text:style-name="T7">be a subtype of </text:span><text:span text:style-name="Code2"><text:span text:style-name="T3">Collection</text:span></text:span><text:span text:style-name="Default_20_Paragraph_20_Font"><text:span text:style-name="T7"> and</text:span></text:span></text:p>
          </text:list-item>
          <text:list-item>
            <text:p text:style-name="P62">have a public no argument constructor,</text:p>
          </text:list-item>
        </text:list>
        <text:p text:style-name="P86">the cardinality is a large negative value. Otherwise, the cardinality is 0.</text:p>
        <text:p text:style-name="P91">Default:</text:p>
        <text:p text:style-name="P111">0</text:p>
        <text:p text:style-name="P91">See Also:</text:p>
        <text:p text:style-name="P111">"The cardinality attribute of the AD element of a Meta Type Resource."</text:p>
        <text:p text:style-name="P113"/>
        <text:p text:style-name="P37"><text:bookmark text:name="r8"/>min</text:p>
        <text:p text:style-name="P66"><text:span text:style-name="Code2">public abstract String </text:span><text:span text:style-name="Code2"><text:span text:style-name="T19">min</text:span></text:span></text:p>
        <text:p text:style-name="P89">The minimum value for this AttributeDefinition.</text:p>
        <text:p text:style-name="P86">If not specified, there is no minimum value.</text:p>
        <text:p text:style-name="P91">Default:</text:p>
        <text:p text:style-name="P111">""</text:p>
        <text:p text:style-name="P91">See Also:</text:p>
        <text:p text:style-name="P111">"The min attribute of the AD element of a Meta Type Resource."</text:p>
        <text:p text:style-name="P113"/>
        <text:p text:style-name="P37"><text:bookmark text:name="r9"/>max</text:p>
        <text:p text:style-name="P66"><text:span text:style-name="Code2">public abstract String </text:span><text:span text:style-name="Code2"><text:span text:style-name="T19">max</text:span></text:span></text:p>
        <text:p text:style-name="P89">The maximum value for this AttributeDefinition.</text:p>
        <text:p text:style-name="P86">If not specified, there is no maximum value.</text:p>
        <text:p text:style-name="P91">Default:</text:p>
        <text:p text:style-name="P111">""</text:p>
        <text:p text:style-name="P91">See Also:</text:p>
        <text:p text:style-name="P111">"The max attribute of the AD element of a Meta Type Resource."</text:p>
        <text:p text:style-name="P113"/>
        <text:p text:style-name="P37"><text:bookmark text:name="r10"/>defaultValue</text:p>
        <text:p text:style-name="P66"><text:span text:style-name="Code2">public abstract String[] </text:span><text:span text:style-name="Code2"><text:span text:style-name="T19">defaultValue</text:span></text:span></text:p>
        <text:p text:style-name="P89">The default value for this AttributeDefinition.</text:p>
        <text:p text:style-name="P90"><text:span text:style-name="T28">The specified values are concatenated into a comma delimited list to become the value of the </text:span><text:span text:style-name="Code2">default</text:span><text:span text:style-name="Default_20_Paragraph_20_Font"><text:span text:style-name="T28"> attribute of the generated </text:span></text:span><text:span text:style-name="Code2">AD</text:span><text:span text:style-name="Default_20_Paragraph_20_Font"><text:span text:style-name="T28"> element.</text:span></text:span></text:p>
        <text:p text:style-name="P85"><text:span text:style-name="T28">If not specified and the annotated method is an annotation element that has a </text:span><text:span text:style-name="Code2">default</text:span><text:span text:style-name="Default_20_Paragraph_20_Font"><text:span text:style-name="T28"> value, then the value of this element is the </text:span></text:span><text:span text:style-name="Code2">default</text:span><text:span text:style-name="Default_20_Paragraph_20_Font"><text:span text:style-name="T28"> value of the annotated element. Otherwise, there is no default value.</text:span></text:span></text:p>
        <text:p text:style-name="P91">Default:</text:p>
        <text:p text:style-name="P111">{}</text:p>
        <text:p text:style-name="P91">See Also:</text:p>
        <text:p text:style-name="P111">"The default attribute of the AD element of a Meta Type Resource."</text:p>
        <text:p text:style-name="P113"/>
        <text:p text:style-name="P37"><text:bookmark text:name="r11"/><text:soft-page-break/>required</text:p>
        <text:p text:style-name="P66"><text:span text:style-name="Code2">public abstract boolean </text:span><text:span text:style-name="Code2"><text:span text:style-name="T19">required</text:span></text:span></text:p>
        <text:p text:style-name="P89">The required value for this AttributeDefinition.</text:p>
        <text:p text:style-name="P85"><text:span text:style-name="T28">If not specified, the value is </text:span><text:span text:style-name="Code2">true</text:span><text:span text:style-name="Default_20_Paragraph_20_Font"><text:span text:style-name="T28">.</text:span></text:span></text:p>
        <text:p text:style-name="P91">Default:</text:p>
        <text:p text:style-name="P111">true</text:p>
        <text:p text:style-name="P91">See Also:</text:p>
        <text:p text:style-name="P111">"The required attribute of the AD element of a Meta Type Resource."</text:p>
        <text:p text:style-name="P113"/>
        <text:p text:style-name="P37"><text:bookmark text:name="r12"/>options</text:p>
        <text:p text:style-name="P66"><text:span text:style-name="Code2">public abstract </text:span><text:a xlink:type="simple" xlink:href="#r44" text:style-name="Internet_20_link" text:visited-style-name="Visited_20_Internet_20_Link"><text:span text:style-name="Code2"><text:span text:style-name="T22">Option</text:span></text:span></text:a><text:span text:style-name="Code2">[] </text:span><text:span text:style-name="Code2"><text:span text:style-name="T19">options</text:span></text:span></text:p>
        <text:p text:style-name="P89">The option information for this AttributeDefinition.</text:p>
        <text:p text:style-name="P90"><text:span text:style-name="T28">For each specified </text:span><text:a xlink:type="simple" xlink:href="#r44" text:style-name="Internet_20_link" text:visited-style-name="Visited_20_Internet_20_Link"><text:span text:style-name="Code2"><text:span text:style-name="T22">Option</text:span></text:span></text:a><text:span text:style-name="Default_20_Paragraph_20_Font"><text:span text:style-name="T28">, an </text:span></text:span><text:span text:style-name="Code2">Option</text:span><text:span text:style-name="Default_20_Paragraph_20_Font"><text:span text:style-name="T28"> element is generated for this AttributeDefinition.</text:span></text:span></text:p>
        <text:p text:style-name="P90"><text:span text:style-name="T28">If not specified, the option information is derived from the return type of the annotated method. If the return type is an </text:span><text:span text:style-name="Code2">enum</text:span><text:span text:style-name="Default_20_Paragraph_20_Font"><text:span text:style-name="T28">, a single dimensional array of an </text:span></text:span><text:span text:style-name="Code2">enum</text:span><text:span text:style-name="Default_20_Paragraph_20_Font"><text:span text:style-name="T28">, or a </text:span></text:span><text:span text:style-name="Code2">List</text:span><text:span text:style-name="Default_20_Paragraph_20_Font"><text:span text:style-name="T28">, </text:span></text:span><text:span text:style-name="Code2">Set</text:span><text:span text:style-name="Default_20_Paragraph_20_Font"><text:span text:style-name="T28">, </text:span></text:span><text:span text:style-name="Code2">Collection</text:span><text:span text:style-name="Default_20_Paragraph_20_Font"><text:span text:style-name="T28">, </text:span></text:span><text:span text:style-name="Code2">Iterable</text:span><text:span text:style-name="Default_20_Paragraph_20_Font"><text:span text:style-name="T28"> or some type which can be determined at annotation processing time to</text:span></text:span></text:p>
        <text:list xml:id="list3600561647938310705" text:style-name="RTF_5f_Num_20_5">
          <text:list-item>
            <text:p text:style-name="P59"><text:span text:style-name="T7">be a subtype of </text:span><text:span text:style-name="Code2"><text:span text:style-name="T3">Collection</text:span></text:span><text:span text:style-name="Default_20_Paragraph_20_Font"><text:span text:style-name="T7"> and</text:span></text:span></text:p>
          </text:list-item>
          <text:list-item>
            <text:p text:style-name="P63">have a public no argument constructor,</text:p>
          </text:list-item>
        </text:list>
        <text:p text:style-name="P85"><text:span text:style-name="T28">with a generic type of an </text:span><text:span text:style-name="Code2">enum</text:span><text:span text:style-name="Default_20_Paragraph_20_Font"><text:span text:style-name="T28">, then the value of this element has an </text:span></text:span><text:a xlink:type="simple" xlink:href="#r44" text:style-name="Internet_20_link" text:visited-style-name="Visited_20_Internet_20_Link"><text:span text:style-name="Code2"><text:span text:style-name="T22">Option</text:span></text:span></text:a><text:span text:style-name="Default_20_Paragraph_20_Font"><text:span text:style-name="T28"> for each value of the </text:span></text:span><text:span text:style-name="Code2">enum</text:span><text:span text:style-name="Default_20_Paragraph_20_Font"><text:span text:style-name="T28">. The label and value of each </text:span></text:span><text:a xlink:type="simple" xlink:href="#r44" text:style-name="Internet_20_link" text:visited-style-name="Visited_20_Internet_20_Link"><text:span text:style-name="Code2"><text:span text:style-name="T22">Option</text:span></text:span></text:a><text:span text:style-name="Default_20_Paragraph_20_Font"><text:span text:style-name="T28"> are set to the name of the corresponding </text:span></text:span><text:span text:style-name="Code2">enum</text:span><text:span text:style-name="Default_20_Paragraph_20_Font"><text:span text:style-name="T28"> value. Otherwise, no </text:span></text:span><text:span text:style-name="Code2">Option</text:span><text:span text:style-name="Default_20_Paragraph_20_Font"><text:span text:style-name="T28"> elements will be generated.</text:span></text:span></text:p>
        <text:p text:style-name="P91">Default:</text:p>
        <text:p text:style-name="P111">{}</text:p>
        <text:p text:style-name="P91">See Also:</text:p>
        <text:p text:style-name="P111">"The Option element of a Meta Type Resource."</text:p>
        <text:p text:style-name="P30"><text:bookmark text:name="r27"/>Enum AttributeType</text:p>
        <text:p text:style-name="P95"><text:a xlink:type="simple" xlink:href="#r3" text:style-name="Internet_20_link" text:visited-style-name="Visited_20_Internet_20_Link"><text:span text:style-name="T25">org.osgi.service.metatype.annotations</text:span></text:a></text:p>
        <text:p text:style-name="P84"><text:span text:style-name="Code2">java.lang.Object</text:span></text:p>
        <text:p text:style-name="P97"><text:span text:style-name="Code2">  </text:span><text:span text:style-name="Code2"><draw:frame draw:style-name="fr3" text:anchor-type="as-char" svg:width="0.1563in" svg:height="0.1457in" draw:z-index="13"><draw:image xlink:href="Pictures/100002000000000F0000000E443DCD33.png" xlink:type="simple" xlink:show="embed" xlink:actuate="onLoad"/></draw:frame></text:span><text:span text:style-name="Code2">java.lang.Enum&lt;</text:span><text:a xlink:type="simple" xlink:href="#r27" text:style-name="Internet_20_link" text:visited-style-name="Visited_20_Internet_20_Link"><text:span text:style-name="Code2"><text:span text:style-name="T22">AttributeType</text:span></text:span></text:a><text:span text:style-name="Code2">&gt;</text:span></text:p>
        <text:p text:style-name="P55"><text:span text:style-name="Code2">      </text:span><text:span text:style-name="Code2"><draw:frame draw:style-name="fr3" draw:name="graphics2" text:anchor-type="as-char" svg:width="0.1563in" svg:height="0.1457in" draw:z-index="14"><draw:image xlink:href="Pictures/100002000000000F0000000E443DCD33.png" xlink:type="simple" xlink:show="embed" xlink:actuate="onLoad"/></draw:frame></text:span><text:span text:style-name="Code2"><text:span text:style-name="T19">org.osgi.service.metatype.annotations.AttributeType</text:span></text:span></text:p>
        <text:p text:style-name="P39">All Implemented Interfaces:</text:p>
        <text:p text:style-name="P88"><text:span text:style-name="T28">Comparable&lt;</text:span><text:a xlink:type="simple" xlink:href="#r27" text:style-name="Internet_20_link" text:visited-style-name="Visited_20_Internet_20_Link"><text:span text:style-name="T21">AttributeType</text:span></text:a><text:span text:style-name="Default_20_Paragraph_20_Font"><text:span text:style-name="T28">&gt;, Serializable</text:span></text:span></text:p>
        <text:p text:style-name="P83"/>
        <text:p text:style-name="P114"><text:span text:style-name="Code2">public enum </text:span><text:span text:style-name="Code2"><text:span text:style-name="T19">AttributeType</text:span></text:span></text:p>
        <text:p text:style-name="P66"><text:span text:style-name="Code2">extends Enum&lt;</text:span><text:a xlink:type="simple" xlink:href="#r27" text:style-name="Internet_20_link" text:visited-style-name="Visited_20_Internet_20_Link"><text:span text:style-name="Code2"><text:span text:style-name="T22">AttributeType</text:span></text:span></text:a><text:span text:style-name="Code2">&gt;</text:span></text:p>
        <text:p text:style-name="P67"><text:span text:style-name="T28">Attribute types for the </text:span><text:a xlink:type="simple" xlink:href="#r13" text:style-name="Internet_20_link" text:visited-style-name="Visited_20_Internet_20_Link"><text:span text:style-name="Code2"><text:span text:style-name="T22">AttributeDefinition</text:span></text:span></text:a><text:span text:style-name="Default_20_Paragraph_20_Font"><text:span text:style-name="T28"> annotation.</text:span></text:span></text:p>
        <text:p text:style-name="P96">See Also:</text:p>
        <text:p text:style-name="P88"><text:a xlink:type="simple" xlink:href="#r6" text:style-name="Internet_20_link" text:visited-style-name="Visited_20_Internet_20_Link"><text:span text:style-name="Code2"><text:span text:style-name="T22">AttributeDefinition.type()</text:span></text:span></text:a></text:p>
        <text:p text:style-name="P99"/>
        <table:table table:name="Table10" table:style-name="Table10">
          <table:table-column table:style-name="Table10.A"/>
          <table:table-column table:style-name="Table10.B"/>
          <table:table-row table:style-name="Table10.1">
            <table:table-cell table:style-name="Table10.A1" office:value-type="string">
              <text:p text:style-name="P100"><text:span text:style-name="Summary_20_Heading_20_Font2"><text:span text:style-name="T3">Enum Constant Summary</text:span></text:span></text:p>
            </table:table-cell>
            <table:table-cell table:style-name="Table10.A1" office:value-type="string">
              <text:p text:style-name="P101"><text:span text:style-name="Page_20_Reference_20_Font"><text:span text:style-name="T6">Page</text:span></text:span></text:p>
            </table:table-cell>
          </table:table-row>
          <table:table-row table:style-name="Table10.1">
            <table:table-cell table:style-name="Table10.A2" office:value-type="string">
              <text:p text:style-name="P107"><text:a xlink:type="simple" xlink:href="#r22" text:style-name="Internet_20_link" text:visited-style-name="Visited_20_Internet_20_Link"><text:span text:style-name="Code2"><text:span text:style-name="T24">BOOLEAN</text:span></text:span></text:a></text:p>
              <text:p text:style-name="P109"><text:span text:style-name="T7">The </text:span><text:span text:style-name="Code2"><text:span text:style-name="T3">Boolean</text:span></text:span><text:span text:style-name="Default_20_Paragraph_20_Font"><text:span text:style-name="T7"> type.</text:span></text:span></text:p>
            </table:table-cell>
            <table:table-cell table:style-name="Table10.B2" office:value-type="string">
              <text:p text:style-name="P103"><text:span text:style-name="Page_20_Reference_20_Font"><text:span text:style-name="T3"><text:bookmark-ref text:reference-format="page" text:ref-name="r22">21</text:bookmark-ref></text:span></text:span></text:p>
            </table:table-cell>
          </table:table-row>
          <table:table-row table:style-name="Table10.1">
            <table:table-cell table:style-name="Table10.A3" office:value-type="string">
              <text:p text:style-name="P107"><text:a xlink:type="simple" xlink:href="#r19" text:style-name="Internet_20_link" text:visited-style-name="Visited_20_Internet_20_Link"><text:span text:style-name="Code2"><text:span text:style-name="T24">BYTE</text:span></text:span></text:a></text:p>
              <text:p text:style-name="P109"><text:span text:style-name="T7">The </text:span><text:span text:style-name="Code2"><text:span text:style-name="T3">Byte</text:span></text:span><text:span text:style-name="Default_20_Paragraph_20_Font"><text:span text:style-name="T7"> type.</text:span></text:span></text:p>
            </table:table-cell>
            <table:table-cell table:style-name="Table10.B3" office:value-type="string">
              <text:p text:style-name="P103"><text:span text:style-name="Page_20_Reference_20_Font"><text:span text:style-name="T3"><text:bookmark-ref text:reference-format="page" text:ref-name="r19">20</text:bookmark-ref></text:span></text:span></text:p>
            </table:table-cell>
          </table:table-row>
          <table:table-row table:style-name="Table10.1">
            <table:table-cell table:style-name="Table10.A3" office:value-type="string">
              <text:p text:style-name="P107"><text:a xlink:type="simple" xlink:href="#r18" text:style-name="Internet_20_link" text:visited-style-name="Visited_20_Internet_20_Link"><text:span text:style-name="Code2"><text:span text:style-name="T24">CHARACTER</text:span></text:span></text:a></text:p>
              <text:p text:style-name="P109"><text:span text:style-name="T7">The </text:span><text:span text:style-name="Code2"><text:span text:style-name="T3">Character</text:span></text:span><text:span text:style-name="Default_20_Paragraph_20_Font"><text:span text:style-name="T7"> type.</text:span></text:span></text:p>
            </table:table-cell>
            <table:table-cell table:style-name="Table10.B3" office:value-type="string">
              <text:p text:style-name="P103"><text:span text:style-name="Page_20_Reference_20_Font"><text:span text:style-name="T3"><text:bookmark-ref text:reference-format="page" text:ref-name="r18">20</text:bookmark-ref></text:span></text:span></text:p>
            </table:table-cell>
          </table:table-row>
          <table:table-row table:style-name="Table10.1">
            <table:table-cell table:style-name="Table10.A3" office:value-type="string">
              <text:p text:style-name="P107"><text:a xlink:type="simple" xlink:href="#r20" text:style-name="Internet_20_link" text:visited-style-name="Visited_20_Internet_20_Link"><text:span text:style-name="Code2"><text:span text:style-name="T24">DOUBLE</text:span></text:span></text:a></text:p>
              <text:p text:style-name="P109"><text:span text:style-name="T7">The </text:span><text:span text:style-name="Code2"><text:span text:style-name="T3">Double</text:span></text:span><text:span text:style-name="Default_20_Paragraph_20_Font"><text:span text:style-name="T7"> type.</text:span></text:span></text:p>
            </table:table-cell>
            <table:table-cell table:style-name="Table10.B3" office:value-type="string">
              <text:p text:style-name="P103"><text:span text:style-name="Page_20_Reference_20_Font"><text:span text:style-name="T3"><text:bookmark-ref text:reference-format="page" text:ref-name="r20">21</text:bookmark-ref></text:span></text:span></text:p>
            </table:table-cell>
          </table:table-row>
          <table:table-row table:style-name="Table10.1">
            <table:table-cell table:style-name="Table10.A3" office:value-type="string">
              <text:p text:style-name="P107"><text:a xlink:type="simple" xlink:href="#r21" text:style-name="Internet_20_link" text:visited-style-name="Visited_20_Internet_20_Link"><text:span text:style-name="Code2"><text:span text:style-name="T24">FLOAT</text:span></text:span></text:a></text:p>
              <text:p text:style-name="P109"><text:span text:style-name="T7">The </text:span><text:span text:style-name="Code2"><text:span text:style-name="T3">Float</text:span></text:span><text:span text:style-name="Default_20_Paragraph_20_Font"><text:span text:style-name="T7"> type.</text:span></text:span></text:p>
            </table:table-cell>
            <table:table-cell table:style-name="Table10.B3" office:value-type="string">
              <text:p text:style-name="P103"><text:span text:style-name="Page_20_Reference_20_Font"><text:span text:style-name="T3"><text:bookmark-ref text:reference-format="page" text:ref-name="r21">21</text:bookmark-ref></text:span></text:span></text:p>
            </table:table-cell>
          </table:table-row>
          <table:table-row table:style-name="Table10.1">
            <table:table-cell table:style-name="Table10.A3" office:value-type="string">
              <text:p text:style-name="P107"><text:a xlink:type="simple" xlink:href="#r16" text:style-name="Internet_20_link" text:visited-style-name="Visited_20_Internet_20_Link"><text:span text:style-name="Code2"><text:span text:style-name="T24">INTEGER</text:span></text:span></text:a></text:p>
              <text:p text:style-name="P109"><text:span text:style-name="T7">The </text:span><text:span text:style-name="Code2"><text:span text:style-name="T3">Integer</text:span></text:span><text:span text:style-name="Default_20_Paragraph_20_Font"><text:span text:style-name="T7"> type.</text:span></text:span></text:p>
            </table:table-cell>
            <table:table-cell table:style-name="Table10.B3" office:value-type="string">
              <text:p text:style-name="P103"><text:span text:style-name="Page_20_Reference_20_Font"><text:span text:style-name="T3"><text:bookmark-ref text:reference-format="page" text:ref-name="r16">20</text:bookmark-ref></text:span></text:span></text:p>
            </table:table-cell>
          </table:table-row>
          <table:table-row table:style-name="Table10.1">
            <table:table-cell table:style-name="Table10.A3" office:value-type="string">
              <text:p text:style-name="P107"><text:a xlink:type="simple" xlink:href="#r15" text:style-name="Internet_20_link" text:visited-style-name="Visited_20_Internet_20_Link"><text:span text:style-name="Code2"><text:span text:style-name="T24">LONG</text:span></text:span></text:a></text:p>
              <text:p text:style-name="P109"><text:span text:style-name="T7">The </text:span><text:span text:style-name="Code2"><text:span text:style-name="T3">Long</text:span></text:span><text:span text:style-name="Default_20_Paragraph_20_Font"><text:span text:style-name="T7"> type.</text:span></text:span></text:p>
            </table:table-cell>
            <table:table-cell table:style-name="Table10.B3" office:value-type="string">
              <text:p text:style-name="P103"><text:span text:style-name="Page_20_Reference_20_Font"><text:span text:style-name="T3"><text:bookmark-ref text:reference-format="page" text:ref-name="r15">20</text:bookmark-ref></text:span></text:span></text:p>
            </table:table-cell>
          </table:table-row>
          <table:table-row table:style-name="Table10.1">
            <table:table-cell table:style-name="Table10.A3" office:value-type="string">
              <text:p text:style-name="P107"><text:a xlink:type="simple" xlink:href="#r23" text:style-name="Internet_20_link" text:visited-style-name="Visited_20_Internet_20_Link"><text:span text:style-name="Code2"><text:span text:style-name="T24">PASSWORD</text:span></text:span></text:a></text:p>
              <text:p text:style-name="P109"><text:span text:style-name="T7">The </text:span><text:span text:style-name="Code2"><text:span text:style-name="T3">Password</text:span></text:span><text:span text:style-name="Default_20_Paragraph_20_Font"><text:span text:style-name="T7"> type.</text:span></text:span></text:p>
            </table:table-cell>
            <table:table-cell table:style-name="Table10.B3" office:value-type="string">
              <text:p text:style-name="P103"><text:span text:style-name="Page_20_Reference_20_Font"><text:span text:style-name="T3"><text:bookmark-ref text:reference-format="page" text:ref-name="r23">21</text:bookmark-ref></text:span></text:span></text:p>
            </table:table-cell>
          </table:table-row>
          <table:table-row table:style-name="Table10.1">
            <table:table-cell table:style-name="Table10.A3" office:value-type="string">
              <text:p text:style-name="P107"><text:a xlink:type="simple" xlink:href="#r17" text:style-name="Internet_20_link" text:visited-style-name="Visited_20_Internet_20_Link"><text:span text:style-name="Code2"><text:span text:style-name="T24">SHORT</text:span></text:span></text:a></text:p>
              <text:p text:style-name="P109"><text:span text:style-name="T7">The </text:span><text:span text:style-name="Code2"><text:span text:style-name="T3">Short</text:span></text:span><text:span text:style-name="Default_20_Paragraph_20_Font"><text:span text:style-name="T7"> type.</text:span></text:span></text:p>
            </table:table-cell>
            <table:table-cell table:style-name="Table10.B3" office:value-type="string">
              <text:p text:style-name="P103"><text:span text:style-name="Page_20_Reference_20_Font"><text:span text:style-name="T3"><text:bookmark-ref text:reference-format="page" text:ref-name="r17">20</text:bookmark-ref></text:span></text:span></text:p>
            </table:table-cell>
          </table:table-row>
          <table:table-row table:style-name="Table10.1">
            <table:table-cell table:style-name="Table10.A3" office:value-type="string">
              <text:p text:style-name="P107"><text:a xlink:type="simple" xlink:href="#r14" text:style-name="Internet_20_link" text:visited-style-name="Visited_20_Internet_20_Link"><text:span text:style-name="Code2"><text:span text:style-name="T24">STRING</text:span></text:span></text:a></text:p>
              <text:p text:style-name="P109"><text:span text:style-name="T7">The </text:span><text:span text:style-name="Code2"><text:span text:style-name="T3">String</text:span></text:span><text:span text:style-name="Default_20_Paragraph_20_Font"><text:span text:style-name="T7"> type.</text:span></text:span></text:p>
            </table:table-cell>
            <table:table-cell table:style-name="Table10.B3" office:value-type="string">
              <text:p text:style-name="P105"><text:span text:style-name="Page_20_Reference_20_Font"><text:span text:style-name="T3"><text:bookmark-ref text:reference-format="page" text:ref-name="r14">20</text:bookmark-ref></text:span></text:span></text:p>
            </table:table-cell>
          </table:table-row>
        </table:table>
        <text:p text:style-name="P53"/>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00"><text:span text:style-name="Summary_20_Heading_20_Font2"><text:span text:style-name="T3">Method Summary</text:span></text:span></text:p>
            </table:table-cell>
            <table:covered-table-cell/>
            <table:table-cell table:style-name="Table11.A1" office:value-type="string">
              <text:p text:style-name="P101"><text:span text:style-name="Page_20_Reference_20_Font"><text:span text:style-name="T6">Page</text:span></text:span></text:p>
            </table:table-cell>
          </table:table-row>
          <table:table-row table:style-name="Table11.1">
            <table:table-cell table:style-name="Table11.A2" office:value-type="string">
              <text:p text:style-name="P102"><text:span text:style-name="Code_20_Small1"><text:span text:style-name="T3">String</text:span></text:span></text:p>
            </table:table-cell>
            <table:table-cell table:style-name="Table11.A2" office:value-type="string">
              <text:p text:style-name="P106"><text:a xlink:type="simple" xlink:href="#r26" text:style-name="Internet_20_link" text:visited-style-name="Visited_20_Internet_20_Link"><text:span text:style-name="Code2"><text:span text:style-name="T24">toString</text:span></text:span></text:a><text:span text:style-name="Code2"><text:span text:style-name="T3">()</text:span></text:span></text:p>
            </table:table-cell>
            <table:table-cell table:style-name="Table11.C2" office:value-type="string">
              <text:p text:style-name="P103"><text:span text:style-name="Page_20_Reference_20_Font"><text:span text:style-name="T3"><text:bookmark-ref text:reference-format="page" text:ref-name="r26">22</text:bookmark-ref></text:span></text:span></text:p>
            </table:table-cell>
          </table:table-row>
          <table:table-row table:style-name="Table11.1">
            <table:table-cell table:style-name="Table11.A3" office:value-type="string">
              <text:p text:style-name="P104"><text:span text:style-name="Code_20_Small1"><text:span text:style-name="T3">static </text:span></text:span><text:a xlink:type="simple" xlink:href="#r27" text:style-name="Internet_20_link" text:visited-style-name="Visited_20_Internet_20_Link"><text:span text:style-name="Code_20_Small1"><text:span text:style-name="T22">AttributeType</text:span></text:span></text:a></text:p>
            </table:table-cell>
            <table:table-cell table:style-name="Table11.A3" office:value-type="string">
              <text:p text:style-name="P106"><text:a xlink:type="simple" xlink:href="#r25" text:style-name="Internet_20_link" text:visited-style-name="Visited_20_Internet_20_Link"><text:span text:style-name="Code2"><text:span text:style-name="T24">valueOf</text:span></text:span></text:a><text:span text:style-name="Code2"><text:span text:style-name="T3">(String name)</text:span></text:span></text:p>
            </table:table-cell>
            <table:table-cell table:style-name="Table11.C3" office:value-type="string">
              <text:p text:style-name="P103"><text:span text:style-name="Page_20_Reference_20_Font"><text:span text:style-name="T3"><text:bookmark-ref text:reference-format="page" text:ref-name="r25">21</text:bookmark-ref></text:span></text:span></text:p>
            </table:table-cell>
          </table:table-row>
          <table:table-row table:style-name="Table11.1">
            <table:table-cell table:style-name="Table11.A3" office:value-type="string">
              <text:p text:style-name="P104"><text:span text:style-name="Code_20_Small1"><text:span text:style-name="T3">static </text:span></text:span><text:a xlink:type="simple" xlink:href="#r27" text:style-name="Internet_20_link" text:visited-style-name="Visited_20_Internet_20_Link"><text:span text:style-name="Code_20_Small1"><text:span text:style-name="T22">AttributeType</text:span></text:span></text:a><text:span text:style-name="Code_20_Small1"><text:span text:style-name="T3">[]</text:span></text:span></text:p>
            </table:table-cell>
            <table:table-cell table:style-name="Table11.A3" office:value-type="string">
              <text:p text:style-name="P106"><text:a xlink:type="simple" xlink:href="#r24" text:style-name="Internet_20_link" text:visited-style-name="Visited_20_Internet_20_Link"><text:span text:style-name="Code2"><text:span text:style-name="T24">values</text:span></text:span></text:a><text:span text:style-name="Code2"><text:span text:style-name="T3">()</text:span></text:span></text:p>
            </table:table-cell>
            <table:table-cell table:style-name="Table11.C3" office:value-type="string">
              <text:p text:style-name="P103"><text:span text:style-name="Page_20_Reference_20_Font"><text:span text:style-name="T3"><text:bookmark-ref text:reference-format="page" text:ref-name="r24">21</text:bookmark-ref></text:span></text:span></text:p>
            </table:table-cell>
          </table:table-row>
        </table:table>
        <text:p text:style-name="P35"><text:soft-page-break/>Enum Constant Detail</text:p>
        <text:p text:style-name="P38"><text:bookmark text:name="r14"/>STRING</text:p>
        <text:p text:style-name="P66"><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STRING</text:span></text:span></text:p>
        <text:p text:style-name="P90"><text:span text:style-name="T28">The </text:span><text:span text:style-name="Code2">String</text:span><text:span text:style-name="Default_20_Paragraph_20_Font"><text:span text:style-name="T28"> type.</text:span></text:span></text:p>
        <text:p text:style-name="P85"><text:span text:style-name="T28">Attributes of this type should be stored as </text:span><text:span text:style-name="Code2">String</text:span><text:span text:style-name="Default_20_Paragraph_20_Font"><text:span text:style-name="T28">, </text:span></text:span><text:span text:style-name="Code2">List&lt;String&gt;</text:span><text:span text:style-name="Default_20_Paragraph_20_Font"><text:span text:style-name="T28"> or </text:span></text:span><text:span text:style-name="Code2">String[]</text:span><text:span text:style-name="Default_20_Paragraph_20_Font"><text:span text:style-name="T28"> objects, depending on the </text:span></text:span><text:a xlink:type="simple" xlink:href="#r7" text:style-name="Internet_20_link" text:visited-style-name="Visited_20_Internet_20_Link"><text:span text:style-name="Code2"><text:span text:style-name="T22">cardinality</text:span></text:span></text:a><text:span text:style-name="Default_20_Paragraph_20_Font"><text:span text:style-name="T28"> value.</text:span></text:span></text:p>
        <text:p text:style-name="P115"/>
        <text:p text:style-name="P37"><text:bookmark text:name="r15"/>LONG</text:p>
        <text:p text:style-name="P66"><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LONG</text:span></text:span></text:p>
        <text:p text:style-name="P90"><text:span text:style-name="T28">The </text:span><text:span text:style-name="Code2">Long</text:span><text:span text:style-name="Default_20_Paragraph_20_Font"><text:span text:style-name="T28"> type.</text:span></text:span></text:p>
        <text:p text:style-name="P85"><text:span text:style-name="T28">Attributes of this type should be stored as </text:span><text:span text:style-name="Code2">Long</text:span><text:span text:style-name="Default_20_Paragraph_20_Font"><text:span text:style-name="T28">, </text:span></text:span><text:span text:style-name="Code2">List&lt;Long&gt;</text:span><text:span text:style-name="Default_20_Paragraph_20_Font"><text:span text:style-name="T28"> or </text:span></text:span><text:span text:style-name="Code2">long[]</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115"/>
        <text:p text:style-name="P37"><text:bookmark text:name="r16"/>INTEGER</text:p>
        <text:p text:style-name="P66"><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INTEGER</text:span></text:span></text:p>
        <text:p text:style-name="P90"><text:span text:style-name="T28">The </text:span><text:span text:style-name="Code2">Integer</text:span><text:span text:style-name="Default_20_Paragraph_20_Font"><text:span text:style-name="T28"> type.</text:span></text:span></text:p>
        <text:p text:style-name="P85"><text:span text:style-name="T28">Attributes of this type should be stored as </text:span><text:span text:style-name="Code2">Integer</text:span><text:span text:style-name="Default_20_Paragraph_20_Font"><text:span text:style-name="T28">, </text:span></text:span><text:span text:style-name="Code2">List&lt;Integer&gt;</text:span><text:span text:style-name="Default_20_Paragraph_20_Font"><text:span text:style-name="T28"> or </text:span></text:span><text:span text:style-name="Code2">int[]</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115"/>
        <text:p text:style-name="P37"><text:bookmark text:name="r17"/>SHORT</text:p>
        <text:p text:style-name="P66"><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SHORT</text:span></text:span></text:p>
        <text:p text:style-name="P90"><text:span text:style-name="T28">The </text:span><text:span text:style-name="Code2">Short</text:span><text:span text:style-name="Default_20_Paragraph_20_Font"><text:span text:style-name="T28"> type.</text:span></text:span></text:p>
        <text:p text:style-name="P85"><text:span text:style-name="T28">Attributes of this type should be stored as </text:span><text:span text:style-name="Code2">Short</text:span><text:span text:style-name="Default_20_Paragraph_20_Font"><text:span text:style-name="T28">, </text:span></text:span><text:span text:style-name="Code2">List&lt;Short&gt;</text:span><text:span text:style-name="Default_20_Paragraph_20_Font"><text:span text:style-name="T28"> or </text:span></text:span><text:span text:style-name="Code2">short[]</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115"/>
        <text:p text:style-name="P37"><text:bookmark text:name="r18"/>CHARACTER</text:p>
        <text:p text:style-name="P66"><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CHARACTER</text:span></text:span></text:p>
        <text:p text:style-name="P90"><text:span text:style-name="T28">The </text:span><text:span text:style-name="Code2">Character</text:span><text:span text:style-name="Default_20_Paragraph_20_Font"><text:span text:style-name="T28"> type.</text:span></text:span></text:p>
        <text:p text:style-name="P85"><text:span text:style-name="T28">Attributes of this type should be stored as </text:span><text:span text:style-name="Code2">Character</text:span><text:span text:style-name="Default_20_Paragraph_20_Font"><text:span text:style-name="T28">, </text:span></text:span><text:span text:style-name="Code2">List&lt;Character&gt;</text:span><text:span text:style-name="Default_20_Paragraph_20_Font"><text:span text:style-name="T28"> or </text:span></text:span><text:span text:style-name="Code2">char[]</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115"/>
        <text:p text:style-name="P37"><text:bookmark text:name="r19"/>BYTE</text:p>
        <text:p text:style-name="P66"><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BYTE</text:span></text:span></text:p>
        <text:p text:style-name="P90"><text:span text:style-name="T28">The </text:span><text:span text:style-name="Code2">Byte</text:span><text:span text:style-name="Default_20_Paragraph_20_Font"><text:span text:style-name="T28"> type.</text:span></text:span></text:p>
        <text:p text:style-name="P85"><text:soft-page-break/><text:span text:style-name="T28">Attributes of this type should be stored as </text:span><text:span text:style-name="Code2">Byte</text:span><text:span text:style-name="Default_20_Paragraph_20_Font"><text:span text:style-name="T28">, </text:span></text:span><text:span text:style-name="Code2">List&lt;Byte&gt;</text:span><text:span text:style-name="Default_20_Paragraph_20_Font"><text:span text:style-name="T28"> or </text:span></text:span><text:span text:style-name="Code2">byte[]</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115"/>
        <text:p text:style-name="P37"><text:bookmark text:name="r20"/>DOUBLE</text:p>
        <text:p text:style-name="P66"><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DOUBLE</text:span></text:span></text:p>
        <text:p text:style-name="P90"><text:span text:style-name="T28">The </text:span><text:span text:style-name="Code2">Double</text:span><text:span text:style-name="Default_20_Paragraph_20_Font"><text:span text:style-name="T28"> type.</text:span></text:span></text:p>
        <text:p text:style-name="P85"><text:span text:style-name="T28">Attributes of this type should be stored as </text:span><text:span text:style-name="Code2">Double</text:span><text:span text:style-name="Default_20_Paragraph_20_Font"><text:span text:style-name="T28">, </text:span></text:span><text:span text:style-name="Code2">List&lt;Double&gt;</text:span><text:span text:style-name="Default_20_Paragraph_20_Font"><text:span text:style-name="T28"> or </text:span></text:span><text:span text:style-name="Code2">double[]</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115"/>
        <text:p text:style-name="P37"><text:bookmark text:name="r21"/>FLOAT</text:p>
        <text:p text:style-name="P66"><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FLOAT</text:span></text:span></text:p>
        <text:p text:style-name="P90"><text:span text:style-name="T28">The </text:span><text:span text:style-name="Code2">Float</text:span><text:span text:style-name="Default_20_Paragraph_20_Font"><text:span text:style-name="T28"> type.</text:span></text:span></text:p>
        <text:p text:style-name="P85"><text:span text:style-name="T28">Attributes of this type should be stored as </text:span><text:span text:style-name="Code2">Float</text:span><text:span text:style-name="Default_20_Paragraph_20_Font"><text:span text:style-name="T28">, </text:span></text:span><text:span text:style-name="Code2">List&lt;Float&gt;</text:span><text:span text:style-name="Default_20_Paragraph_20_Font"><text:span text:style-name="T28"> or </text:span></text:span><text:span text:style-name="Code2">float[]</text:span><text:span text:style-name="Default_20_Paragraph_20_Font"><text:span text:style-name="T28"> objects, depending on the </text:span></text:span><text:span text:style-name="Code2">AttributeDefinition#cardinality() cardinality</text:span><text:span text:style-name="Default_20_Paragraph_20_Font"><text:span text:style-name="T28"> value.</text:span></text:span></text:p>
        <text:p text:style-name="P115"/>
        <text:p text:style-name="P37"><text:bookmark text:name="r22"/>BOOLEAN</text:p>
        <text:p text:style-name="P66"><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BOOLEAN</text:span></text:span></text:p>
        <text:p text:style-name="P90"><text:span text:style-name="T28">The </text:span><text:span text:style-name="Code2">Boolean</text:span><text:span text:style-name="Default_20_Paragraph_20_Font"><text:span text:style-name="T28"> type.</text:span></text:span></text:p>
        <text:p text:style-name="P85"><text:span text:style-name="T28">Attributes of this type should be stored as </text:span><text:span text:style-name="Code2">Boolean</text:span><text:span text:style-name="Default_20_Paragraph_20_Font"><text:span text:style-name="T28">, </text:span></text:span><text:span text:style-name="Code2">List&lt;Boolean&gt;</text:span><text:span text:style-name="Default_20_Paragraph_20_Font"><text:span text:style-name="T28"> or </text:span></text:span><text:span text:style-name="Code2">boolean[]</text:span><text:span text:style-name="Default_20_Paragraph_20_Font"><text:span text:style-name="T28"> objects depending on </text:span></text:span><text:span text:style-name="Code2">AttributeDefinition#cardinality() cardinality</text:span><text:span text:style-name="Default_20_Paragraph_20_Font"><text:span text:style-name="T28">.</text:span></text:span></text:p>
        <text:p text:style-name="P115"/>
        <text:p text:style-name="P37"><text:bookmark text:name="r23"/>PASSWORD</text:p>
        <text:p text:style-name="P66"><text:span text:style-name="Code2">public static final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PASSWORD</text:span></text:span></text:p>
        <text:p text:style-name="P90"><text:span text:style-name="T28">The </text:span><text:span text:style-name="Code2">Password</text:span><text:span text:style-name="Default_20_Paragraph_20_Font"><text:span text:style-name="T28"> type.</text:span></text:span></text:p>
        <text:p text:style-name="P90"><text:span text:style-name="T28">Attributes of this type must be stored as </text:span><text:span text:style-name="Code2">String</text:span><text:span text:style-name="Default_20_Paragraph_20_Font"><text:span text:style-name="T28">, </text:span></text:span><text:span text:style-name="Code2">List&lt;String&gt;</text:span><text:span text:style-name="Default_20_Paragraph_20_Font"><text:span text:style-name="T28"> or </text:span></text:span><text:span text:style-name="Code2">String[]</text:span><text:span text:style-name="Default_20_Paragraph_20_Font"><text:span text:style-name="T28"> objects depending on </text:span></text:span><text:a xlink:type="simple" xlink:href="#r7" text:style-name="Internet_20_link" text:visited-style-name="Visited_20_Internet_20_Link"><text:span text:style-name="Code2"><text:span text:style-name="T22">cardinality</text:span></text:span></text:a><text:span text:style-name="Default_20_Paragraph_20_Font"><text:span text:style-name="T28">.</text:span></text:span></text:p>
        <text:p text:style-name="P85"><text:span text:style-name="T28">A </text:span><text:span text:style-name="Code2">Password</text:span><text:span text:style-name="Default_20_Paragraph_20_Font"><text:span text:style-name="T28"> must be treated as a </text:span></text:span><text:span text:style-name="Code2">String</text:span><text:span text:style-name="Default_20_Paragraph_20_Font"><text:span text:style-name="T28"> but the type can be used to disguise the information when displayed to a user to prevent it from being seen.</text:span></text:span></text:p>
        <text:p text:style-name="P36">Method Detail</text:p>
        <text:p text:style-name="P38"><text:bookmark text:name="r24"/>values</text:p>
        <text:p text:style-name="P66"><text:span text:style-name="Code2">public static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values</text:span></text:span><text:span text:style-name="Code2">()</text:span></text:p>
        <text:p text:style-name="P115"/>
        <text:p text:style-name="P37"><text:bookmark text:name="r25"/>valueOf</text:p>
        <text:p text:style-name="P66"><text:span text:style-name="Code2">public static </text:span><text:a xlink:type="simple" xlink:href="#r27" text:style-name="Internet_20_link" text:visited-style-name="Visited_20_Internet_20_Link"><text:span text:style-name="Code2"><text:span text:style-name="T22">AttributeType</text:span></text:span></text:a><text:span text:style-name="Code2"> </text:span><text:span text:style-name="Code2"><text:span text:style-name="T19">valueOf</text:span></text:span><text:span text:style-name="Code2">(String name)</text:span></text:p>
        <text:p text:style-name="P115"/>
        <text:p text:style-name="P37"><text:bookmark text:name="r26"/><text:soft-page-break/>toString</text:p>
        <text:p text:style-name="P66"><text:span text:style-name="Code2">public String </text:span><text:span text:style-name="Code2"><text:span text:style-name="T19">toString</text:span></text:span><text:span text:style-name="Code2">()</text:span></text:p>
        <text:p text:style-name="P91">Overrides:</text:p>
        <text:p text:style-name="P112"><text:span text:style-name="Code2">toString</text:span><text:span text:style-name="Default_20_Paragraph_20_Font"><text:span text:style-name="T28"> in class </text:span></text:span><text:span text:style-name="Code2">Enum</text:span></text:p>
        <text:p text:style-name="P31"><text:bookmark text:name="r30"/>Annotation Type Designate</text:p>
        <text:p text:style-name="P95"><text:a xlink:type="simple" xlink:href="#r3" text:style-name="Internet_20_link" text:visited-style-name="Visited_20_Internet_20_Link"><text:span text:style-name="T25">org.osgi.service.metatype.annotations</text:span></text:a></text:p>
        <text:p text:style-name="P83"/>
        <text:p text:style-name="P98"><text:span text:style-name="Code_20_Small1">@Retention(value=RetentionPolicy.CLASS)<text:line-break/>@Target(value=ElementType.TYPE)<text:line-break/></text:span><text:span text:style-name="Code2">public @interface </text:span><text:span text:style-name="Code2"><text:span text:style-name="T19">Designate</text:span></text:span></text:p>
        <text:p text:style-name="P94"><text:span text:style-name="T28">Generate a </text:span><text:span text:style-name="Code2">Designate</text:span><text:span text:style-name="Default_20_Paragraph_20_Font"><text:span text:style-name="T28"> element in the Meta Type Resource for an </text:span></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 using the annotated Declarative Services component.</text:span></text:span></text:p>
        <text:p text:style-name="P94"><text:span text:style-name="T28">This annotation must be used on a type that is also annotated with the Declarative Services </text:span><text:span text:style-name="Code2">Component</text:span><text:span text:style-name="Default_20_Paragraph_20_Font"><text:span text:style-name="T28"> annotation. The component must only have a single PID which is used for the generated </text:span></text:span><text:span text:style-name="Code2">Designate</text:span><text:span text:style-name="Default_20_Paragraph_20_Font"><text:span text:style-name="T28"> element.</text:span></text:span></text:p>
        <text:p text:style-name="P65">This annotation is not processed at runtime. It must be processed by tools and used to contribute to a Meta Type Resource document for the bundle.</text:p>
        <text:p text:style-name="P96">See Also:</text:p>
        <text:p text:style-name="P87">"The Designate element of a Meta Type Resource."</text:p>
        <text:p text:style-name="P9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00"><text:span text:style-name="Summary_20_Heading_20_Font2"><text:span text:style-name="T3">Required Element Summary</text:span></text:span></text:p>
            </table:table-cell>
            <table:covered-table-cell/>
            <table:table-cell table:style-name="Table13.A1" office:value-type="string">
              <text:p text:style-name="P101"><text:span text:style-name="Page_20_Reference_20_Font"><text:span text:style-name="T6">Page</text:span></text:span></text:p>
            </table:table-cell>
          </table:table-row>
          <table:table-row table:style-name="Table13.1">
            <table:table-cell table:style-name="Table13.A2" office:value-type="string">
              <text:p text:style-name="P102"><text:span text:style-name="Code_20_Small1"><text:span text:style-name="T3">boolean</text:span></text:span></text:p>
            </table:table-cell>
            <table:table-cell table:style-name="Table13.A2" office:value-type="string">
              <text:p text:style-name="P107"><text:a xlink:type="simple" xlink:href="#r29" text:style-name="Internet_20_link" text:visited-style-name="Visited_20_Internet_20_Link"><text:span text:style-name="Code2"><text:span text:style-name="T24">factory</text:span></text:span></text:a></text:p>
              <text:p text:style-name="P108">Specifies whether this Designate is for a factory PID.</text:p>
            </table:table-cell>
            <table:table-cell table:style-name="Table13.C2" office:value-type="string">
              <text:p text:style-name="P103"><text:span text:style-name="Page_20_Reference_20_Font"><text:span text:style-name="T3"><text:bookmark-ref text:reference-format="page" text:ref-name="r29">23</text:bookmark-ref></text:span></text:span></text:p>
            </table:table-cell>
          </table:table-row>
          <table:table-row table:style-name="Table13.1">
            <table:table-cell table:style-name="Table13.A3" office:value-type="string">
              <text:p text:style-name="P102"><text:span text:style-name="Code_20_Small1"><text:span text:style-name="T3">Class&lt;?&gt;</text:span></text:span></text:p>
            </table:table-cell>
            <table:table-cell table:style-name="Table13.A3" office:value-type="string">
              <text:p text:style-name="P107"><text:a xlink:type="simple" xlink:href="#r28" text:style-name="Internet_20_link" text:visited-style-name="Visited_20_Internet_20_Link"><text:span text:style-name="Code2"><text:span text:style-name="T24">ocd</text:span></text:span></text:a></text:p>
              <text:p text:style-name="P110"><text:span text:style-name="T7">The type of the </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7"> for this Designate.</text:span></text:span></text:p>
            </table:table-cell>
            <table:table-cell table:style-name="Table13.C3" office:value-type="string">
              <text:p text:style-name="P103"><text:span text:style-name="Page_20_Reference_20_Font"><text:span text:style-name="T3"><text:bookmark-ref text:reference-format="page" text:ref-name="r28">23</text:bookmark-ref></text:span></text:span></text:p>
            </table:table-cell>
          </table:table-row>
        </table:table>
        <text:p text:style-name="P35">Element Detail</text:p>
        <text:p text:style-name="P38"><text:bookmark text:name="r28"/>ocd</text:p>
        <text:p text:style-name="P66"><text:span text:style-name="Code2">public abstract Class&lt;?&gt; </text:span><text:span text:style-name="Code2"><text:span text:style-name="T19">ocd</text:span></text:span></text:p>
        <text:p text:style-name="P90"><text:span text:style-name="T28">The type of the </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 for this Designate.</text:span></text:span></text:p>
        <text:p text:style-name="P85"><text:span text:style-name="T28">The specified type must be annotated with </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text:span></text:span></text:p>
        <text:p text:style-name="P91">See Also:</text:p>
        <text:p text:style-name="P111">"The ocdref attribute of the Designate element of a Meta Type Resource."</text:p>
        <text:p text:style-name="P113"/>
        <text:p text:style-name="P37"><text:bookmark text:name="r29"/>factory</text:p>
        <text:p text:style-name="P66"><text:span text:style-name="Code2">public abstract boolean </text:span><text:span text:style-name="Code2"><text:span text:style-name="T19">factory</text:span></text:span></text:p>
        <text:p text:style-name="P89">Specifies whether this Designate is for a factory PID.</text:p>
        <text:p text:style-name="P85"><text:span text:style-name="T28">If </text:span><text:span text:style-name="Code2">false</text:span><text:span text:style-name="Default_20_Paragraph_20_Font"><text:span text:style-name="T28">, then the PID value from the annotated component will be used in the </text:span></text:span><text:span text:style-name="Code2">pid</text:span><text:span text:style-name="Default_20_Paragraph_20_Font"><text:span text:style-name="T28"> attribute of the generated </text:span></text:span><text:span text:style-name="Code2">Designate</text:span><text:span text:style-name="Default_20_Paragraph_20_Font"><text:span text:style-name="T28"> element. If </text:span></text:span><text:span text:style-name="Code2">true</text:span><text:span text:style-name="Default_20_Paragraph_20_Font"><text:span text:style-name="T28">, then the PID value from the annotated component will be used in the </text:span></text:span><text:span text:style-name="Code2">factoryPid</text:span><text:span text:style-name="Default_20_Paragraph_20_Font"><text:span text:style-name="T28"> attribute of the generated </text:span></text:span><text:span text:style-name="Code2">Designate</text:span><text:span text:style-name="Default_20_Paragraph_20_Font"><text:span text:style-name="T28"> element.</text:span></text:span></text:p>
        <text:p text:style-name="P91">Default:</text:p>
        <text:p text:style-name="P111">false</text:p>
        <text:p text:style-name="P91">See Also:</text:p>
        <text:p text:style-name="P111">"The pid and factoryPid attributes of the Designate element of a Meta Type Resource."</text:p>
        <text:p text:style-name="P32"><text:bookmark text:name="r33"/>Annotation Type Icon</text:p>
        <text:p text:style-name="P95"><text:a xlink:type="simple" xlink:href="#r3" text:style-name="Internet_20_link" text:visited-style-name="Visited_20_Internet_20_Link"><text:span text:style-name="T25">org.osgi.service.metatype.annotations</text:span></text:a></text:p>
        <text:p text:style-name="P83"/>
        <text:p text:style-name="P98"><text:span text:style-name="Code_20_Small1">@Retention(value=RetentionPolicy.CLASS)<text:line-break/>@Target(value={})<text:line-break/></text:span><text:span text:style-name="Code2">public @interface </text:span><text:span text:style-name="Code2"><text:span text:style-name="T19">Icon</text:span></text:span></text:p>
        <text:p text:style-name="P67"><text:span text:style-name="Code2">Icon</text:span><text:span text:style-name="Default_20_Paragraph_20_Font"><text:span text:style-name="T28"> information for an </text:span></text:span><text:a xlink:type="simple" xlink:href="#r41" text:style-name="Internet_20_link" text:visited-style-name="Visited_20_Internet_20_Link"><text:span text:style-name="Code2"><text:span text:style-name="T22">ObjectClassDefinition</text:span></text:span></text:a><text:span text:style-name="Default_20_Paragraph_20_Font"><text:span text:style-name="T28">.</text:span></text:span></text:p>
        <text:p text:style-name="P96">See Also:</text:p>
        <text:p text:style-name="P88"><text:a xlink:type="simple" xlink:href="#r40" text:style-name="Internet_20_link" text:visited-style-name="Visited_20_Internet_20_Link"><text:span text:style-name="Code2"><text:span text:style-name="T22">ObjectClassDefinition.icon()</text:span></text:span></text:a></text:p>
        <text:p text:style-name="P9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00"><text:span text:style-name="Summary_20_Heading_20_Font2"><text:span text:style-name="T3">Required Element Summary</text:span></text:span></text:p>
            </table:table-cell>
            <table:covered-table-cell/>
            <table:table-cell table:style-name="Table15.A1" office:value-type="string">
              <text:p text:style-name="P101"><text:span text:style-name="Page_20_Reference_20_Font"><text:span text:style-name="T6">Page</text:span></text:span></text:p>
            </table:table-cell>
          </table:table-row>
          <table:table-row table:style-name="Table15.1">
            <table:table-cell table:style-name="Table15.A2" office:value-type="string">
              <text:p text:style-name="P102"><text:span text:style-name="Code_20_Small1"><text:span text:style-name="T3">String</text:span></text:span></text:p>
            </table:table-cell>
            <table:table-cell table:style-name="Table15.A2" office:value-type="string">
              <text:p text:style-name="P107"><text:a xlink:type="simple" xlink:href="#r31" text:style-name="Internet_20_link" text:visited-style-name="Visited_20_Internet_20_Link"><text:span text:style-name="Code2"><text:span text:style-name="T24">resource</text:span></text:span></text:a></text:p>
              <text:p text:style-name="P108">The resource name for this Icon.</text:p>
            </table:table-cell>
            <table:table-cell table:style-name="Table15.C2" office:value-type="string">
              <text:p text:style-name="P103"><text:span text:style-name="Page_20_Reference_20_Font"><text:span text:style-name="T3"><text:bookmark-ref text:reference-format="page" text:ref-name="r31">24</text:bookmark-ref></text:span></text:span></text:p>
            </table:table-cell>
          </table:table-row>
          <table:table-row table:style-name="Table15.1">
            <table:table-cell table:style-name="Table15.A3" office:value-type="string">
              <text:p text:style-name="P102"><text:span text:style-name="Code_20_Small1"><text:span text:style-name="T3">int</text:span></text:span></text:p>
            </table:table-cell>
            <table:table-cell table:style-name="Table15.A3" office:value-type="string">
              <text:p text:style-name="P107"><text:a xlink:type="simple" xlink:href="#r32" text:style-name="Internet_20_link" text:visited-style-name="Visited_20_Internet_20_Link"><text:span text:style-name="Code2"><text:span text:style-name="T24">size</text:span></text:span></text:a></text:p>
              <text:p text:style-name="P108">The pixel size of this Icon.</text:p>
            </table:table-cell>
            <table:table-cell table:style-name="Table15.C3" office:value-type="string">
              <text:p text:style-name="P103"><text:span text:style-name="Page_20_Reference_20_Font"><text:span text:style-name="T3"><text:bookmark-ref text:reference-format="page" text:ref-name="r32">24</text:bookmark-ref></text:span></text:span></text:p>
            </table:table-cell>
          </table:table-row>
        </table:table>
        <text:p text:style-name="P35">Element Detail</text:p>
        <text:p text:style-name="P38"><text:bookmark text:name="r31"/>resource</text:p>
        <text:p text:style-name="P66"><text:span text:style-name="Code2">public abstract String </text:span><text:span text:style-name="Code2"><text:span text:style-name="T19">resource</text:span></text:span></text:p>
        <text:p text:style-name="P89">The resource name for this Icon.</text:p>
        <text:p text:style-name="P89">The resource is a URL. The resource URL can be relative to the root of the bundle containing the Meta Type Resource.</text:p>
        <text:p text:style-name="P85"><text:span text:style-name="T28">If the resource begins with the percent sign (</text:span><text:span text:style-name="Code2">'%'</text:span><text:span text:style-name="Default_20_Paragraph_20_Font"><text:span text:style-name="T28"> \u0025), the resource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91">See Also:</text:p>
        <text:p text:style-name="P111">"The resource attribute of the Icon element of a Meta Type Resource."</text:p>
        <text:p text:style-name="P113"/>
        <text:p text:style-name="P37"><text:bookmark text:name="r32"/>size</text:p>
        <text:p text:style-name="P66"><text:span text:style-name="Code2">public abstract int </text:span><text:span text:style-name="Code2"><text:span text:style-name="T19">size</text:span></text:span></text:p>
        <text:p text:style-name="P89">The pixel size of this Icon.</text:p>
        <text:p text:style-name="P86">For example, 32 represents a 32x32 icon.</text:p>
        <text:p text:style-name="P91">See Also:</text:p>
        <text:p text:style-name="P111">"The size attribute of the Icon element of a Meta Type Resource."</text:p>
        <text:p text:style-name="P33"><text:bookmark text:name="r41"/>Annotation Type ObjectClassDefinition</text:p>
        <text:p text:style-name="P95"><text:a xlink:type="simple" xlink:href="#r3" text:style-name="Internet_20_link" text:visited-style-name="Visited_20_Internet_20_Link"><text:span text:style-name="T25">org.osgi.service.metatype.annotations</text:span></text:a></text:p>
        <text:p text:style-name="P83"/>
        <text:p text:style-name="P98"><text:span text:style-name="Code_20_Small1">@Retention(value=RetentionPolicy.CLASS)<text:line-break/>@Target(value=ElementType.TYPE)<text:line-break/></text:span><text:span text:style-name="Code2">public @interface </text:span><text:span text:style-name="Code2"><text:span text:style-name="T19">ObjectClassDefinition</text:span></text:span></text:p>
        <text:p text:style-name="P93">Generate a Meta Type Resource using the annotated type.</text:p>
        <text:p text:style-name="P94"><text:span text:style-name="T28">This annotation can be used without defining any element values since defaults can be generated from the annotated type. Each method of the annotated type has an implied </text:span><text:a xlink:type="simple" xlink:href="#r13" text:style-name="Internet_20_link" text:visited-style-name="Visited_20_Internet_20_Link"><text:span text:style-name="Code2"><text:span text:style-name="T22">AttributeDefinition</text:span></text:span></text:a><text:span text:style-name="Default_20_Paragraph_20_Font"><text:span text:style-name="T28"> annotation if not explicitly annotated.</text:span></text:span></text:p>
        <text:p text:style-name="P93">This annotation may only be used on annotation types and interface types. Use on concrete or abstract class types is unsupported. If applied to an interface then all methods inherited from super types are included as attributes.</text:p>
        <text:p text:style-name="P65">This annotation is not processed at runtime. It must be processed by tools and used to generate a Meta Type Resource document for the bundle.</text:p>
        <text:p text:style-name="P96">See Also:</text:p>
        <text:p text:style-name="P87">"The OCD element of a Meta Type Resource."</text:p>
        <text:p text:style-name="P99"/>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00"><text:span text:style-name="Summary_20_Heading_20_Font2"><text:span text:style-name="T3">Required Element Summary</text:span></text:span></text:p>
            </table:table-cell>
            <table:covered-table-cell/>
            <table:table-cell table:style-name="Table17.A1" office:value-type="string">
              <text:p text:style-name="P101"><text:span text:style-name="Page_20_Reference_20_Font"><text:span text:style-name="T6">Page</text:span></text:span></text:p>
            </table:table-cell>
          </table:table-row>
          <table:table-row table:style-name="Table17.1">
            <table:table-cell table:style-name="Table17.A2" office:value-type="string">
              <text:p text:style-name="P102"><text:span text:style-name="Code_20_Small1"><text:span text:style-name="T3">String</text:span></text:span></text:p>
            </table:table-cell>
            <table:table-cell table:style-name="Table17.A2" office:value-type="string">
              <text:p text:style-name="P107"><text:a xlink:type="simple" xlink:href="#r36" text:style-name="Internet_20_link" text:visited-style-name="Visited_20_Internet_20_Link"><text:span text:style-name="Code2"><text:span text:style-name="T24">description</text:span></text:span></text:a></text:p>
              <text:p text:style-name="P108">The human readable description of this ObjectClassDefinition.</text:p>
            </table:table-cell>
            <table:table-cell table:style-name="Table17.C2" office:value-type="string">
              <text:p text:style-name="P103"><text:span text:style-name="Page_20_Reference_20_Font"><text:span text:style-name="T3"><text:bookmark-ref text:reference-format="page" text:ref-name="r36">26</text:bookmark-ref></text:span></text:span></text:p>
            </table:table-cell>
          </table:table-row>
          <table:table-row table:style-name="Table17.1">
            <table:table-cell table:style-name="Table17.A3" office:value-type="string">
              <text:p text:style-name="P102"><text:span text:style-name="Code_20_Small1"><text:span text:style-name="T3">String[]</text:span></text:span></text:p>
            </table:table-cell>
            <table:table-cell table:style-name="Table17.A3" office:value-type="string">
              <text:p text:style-name="P107"><text:a xlink:type="simple" xlink:href="#r39" text:style-name="Internet_20_link" text:visited-style-name="Visited_20_Internet_20_Link"><text:span text:style-name="Code2"><text:span text:style-name="T24">factoryPid</text:span></text:span></text:a></text:p>
              <text:p text:style-name="P108">The factory PIDs associated with this ObjectClassDefinition.</text:p>
            </table:table-cell>
            <table:table-cell table:style-name="Table17.C3" office:value-type="string">
              <text:p text:style-name="P103"><text:span text:style-name="Page_20_Reference_20_Font"><text:span text:style-name="T3"><text:bookmark-ref text:reference-format="page" text:ref-name="r39">27</text:bookmark-ref></text:span></text:span></text:p>
            </table:table-cell>
          </table:table-row>
          <table:table-row table:style-name="Table17.1">
            <table:table-cell table:style-name="Table17.A3" office:value-type="string">
              <text:p text:style-name="P104"><text:a xlink:type="simple" xlink:href="#r33" text:style-name="Internet_20_link" text:visited-style-name="Visited_20_Internet_20_Link"><text:span text:style-name="Code_20_Small1"><text:span text:style-name="T22">Icon</text:span></text:span></text:a><text:span text:style-name="Code_20_Small1"><text:span text:style-name="T3">[]</text:span></text:span></text:p>
            </table:table-cell>
            <table:table-cell table:style-name="Table17.A3" office:value-type="string">
              <text:p text:style-name="P107"><text:a xlink:type="simple" xlink:href="#r40" text:style-name="Internet_20_link" text:visited-style-name="Visited_20_Internet_20_Link"><text:span text:style-name="Code2"><text:span text:style-name="T24">icon</text:span></text:span></text:a></text:p>
              <text:p text:style-name="P108">The icon resources associated with this ObjectClassDefinition.</text:p>
            </table:table-cell>
            <table:table-cell table:style-name="Table17.C3" office:value-type="string">
              <text:p text:style-name="P103"><text:span text:style-name="Page_20_Reference_20_Font"><text:span text:style-name="T3"><text:bookmark-ref text:reference-format="page" text:ref-name="r40">27</text:bookmark-ref></text:span></text:span></text:p>
            </table:table-cell>
          </table:table-row>
          <table:table-row table:style-name="Table17.1">
            <table:table-cell table:style-name="Table17.A3" office:value-type="string">
              <text:p text:style-name="P102"><text:span text:style-name="Code_20_Small1"><text:span text:style-name="T3">String</text:span></text:span></text:p>
            </table:table-cell>
            <table:table-cell table:style-name="Table17.A3" office:value-type="string">
              <text:p text:style-name="P107"><text:a xlink:type="simple" xlink:href="#r34" text:style-name="Internet_20_link" text:visited-style-name="Visited_20_Internet_20_Link"><text:span text:style-name="Code2"><text:span text:style-name="T24">id</text:span></text:span></text:a></text:p>
              <text:p text:style-name="P108">The id of this ObjectClassDefinition.</text:p>
            </table:table-cell>
            <table:table-cell table:style-name="Table17.C3" office:value-type="string">
              <text:p text:style-name="P103"><text:span text:style-name="Page_20_Reference_20_Font"><text:span text:style-name="T3"><text:bookmark-ref text:reference-format="page" text:ref-name="r34">25</text:bookmark-ref></text:span></text:span></text:p>
            </table:table-cell>
          </table:table-row>
          <table:table-row table:style-name="Table17.1">
            <table:table-cell table:style-name="Table17.A3" office:value-type="string">
              <text:p text:style-name="P102"><text:span text:style-name="Code_20_Small1"><text:span text:style-name="T3">String</text:span></text:span></text:p>
            </table:table-cell>
            <table:table-cell table:style-name="Table17.A3" office:value-type="string">
              <text:p text:style-name="P107"><text:a xlink:type="simple" xlink:href="#r37" text:style-name="Internet_20_link" text:visited-style-name="Visited_20_Internet_20_Link"><text:span text:style-name="Code2"><text:span text:style-name="T24">localization</text:span></text:span></text:a></text:p>
              <text:p text:style-name="P108">The localization resource of this ObjectClassDefinition.</text:p>
            </table:table-cell>
            <table:table-cell table:style-name="Table17.C3" office:value-type="string">
              <text:p text:style-name="P103"><text:span text:style-name="Page_20_Reference_20_Font"><text:span text:style-name="T3"><text:bookmark-ref text:reference-format="page" text:ref-name="r37">26</text:bookmark-ref></text:span></text:span></text:p>
            </table:table-cell>
          </table:table-row>
          <table:table-row table:style-name="Table17.1">
            <table:table-cell table:style-name="Table17.A3" office:value-type="string">
              <text:p text:style-name="P102"><text:span text:style-name="Code_20_Small1"><text:span text:style-name="T3">String</text:span></text:span></text:p>
            </table:table-cell>
            <table:table-cell table:style-name="Table17.A3" office:value-type="string">
              <text:p text:style-name="P107"><text:a xlink:type="simple" xlink:href="#r35" text:style-name="Internet_20_link" text:visited-style-name="Visited_20_Internet_20_Link"><text:span text:style-name="Code2"><text:span text:style-name="T24">name</text:span></text:span></text:a></text:p>
              <text:p text:style-name="P108">The human readable name of this ObjectClassDefinition.</text:p>
            </table:table-cell>
            <table:table-cell table:style-name="Table17.C3" office:value-type="string">
              <text:p text:style-name="P103"><text:span text:style-name="Page_20_Reference_20_Font"><text:span text:style-name="T3"><text:bookmark-ref text:reference-format="page" text:ref-name="r35">26</text:bookmark-ref></text:span></text:span></text:p>
            </table:table-cell>
          </table:table-row>
          <table:table-row table:style-name="Table17.1">
            <table:table-cell table:style-name="Table17.A3" office:value-type="string">
              <text:p text:style-name="P102"><text:span text:style-name="Code_20_Small1"><text:span text:style-name="T3">String[]</text:span></text:span></text:p>
            </table:table-cell>
            <table:table-cell table:style-name="Table17.A3" office:value-type="string">
              <text:p text:style-name="P107"><text:a xlink:type="simple" xlink:href="#r38" text:style-name="Internet_20_link" text:visited-style-name="Visited_20_Internet_20_Link"><text:span text:style-name="Code2"><text:span text:style-name="T24">pid</text:span></text:span></text:a></text:p>
              <text:p text:style-name="P108">The PIDs associated with this ObjectClassDefinition.</text:p>
            </table:table-cell>
            <table:table-cell table:style-name="Table17.C3" office:value-type="string">
              <text:p text:style-name="P103"><text:span text:style-name="Page_20_Reference_20_Font"><text:span text:style-name="T3"><text:bookmark-ref text:reference-format="page" text:ref-name="r38">26</text:bookmark-ref></text:span></text:span></text:p>
            </table:table-cell>
          </table:table-row>
        </table:table>
        <text:p text:style-name="P35">Element Detail</text:p>
        <text:p text:style-name="P38"><text:bookmark text:name="r34"/>id</text:p>
        <text:p text:style-name="P66"><text:span text:style-name="Code2">public abstract String </text:span><text:span text:style-name="Code2"><text:span text:style-name="T19">id</text:span></text:span></text:p>
        <text:p text:style-name="P89">The id of this ObjectClassDefinition.</text:p>
        <text:p text:style-name="P85"><text:span text:style-name="T28">If not specified, the id of this ObjectClassDefinition is the fully qualified name of the annotated type using the dollar sign (</text:span><text:span text:style-name="Code2">'$'</text:span><text:span text:style-name="Default_20_Paragraph_20_Font"><text:span text:style-name="T28"> \u0024) to separate nested class names from the name of their enclosing class. The id is not to be confused with a PID which can be specified by the </text:span></text:span><text:a xlink:type="simple" xlink:href="#r38" text:style-name="Internet_20_link" text:visited-style-name="Visited_20_Internet_20_Link"><text:span text:style-name="Code2"><text:span text:style-name="T22">pid()</text:span></text:span></text:a><text:span text:style-name="Default_20_Paragraph_20_Font"><text:span text:style-name="T28"> or </text:span></text:span><text:a xlink:type="simple" xlink:href="#r39" text:style-name="Internet_20_link" text:visited-style-name="Visited_20_Internet_20_Link"><text:span text:style-name="Code2"><text:span text:style-name="T22">factoryPid()</text:span></text:span></text:a><text:span text:style-name="Default_20_Paragraph_20_Font"><text:span text:style-name="T28"> element.</text:span></text:span></text:p>
        <text:p text:style-name="P91">Default:</text:p>
        <text:p text:style-name="P111">""</text:p>
        <text:p text:style-name="P91">See Also:</text:p>
        <text:p text:style-name="P111">"The id attribute of the OCD element of a Meta Type Resource."</text:p>
        <text:p text:style-name="P113"/>
        <text:p text:style-name="P37"><text:bookmark text:name="r35"/><text:soft-page-break/>name</text:p>
        <text:p text:style-name="P66"><text:span text:style-name="Code2">public abstract String </text:span><text:span text:style-name="Code2"><text:span text:style-name="T19">name</text:span></text:span></text:p>
        <text:p text:style-name="P89">The human readable name of this ObjectClassDefinition.</text:p>
        <text:p text:style-name="P90"><text:span text:style-name="T28">If not specified, the name of this ObjectClassDefinition is derived from the </text:span><text:a xlink:type="simple" xlink:href="#r34" text:style-name="Internet_20_link" text:visited-style-name="Visited_20_Internet_20_Link"><text:span text:style-name="Code2"><text:span text:style-name="T22">id()</text:span></text:span></text:a><text:span text:style-name="Default_20_Paragraph_20_Font"><text:span text:style-name="T28">. For example, low line (</text:span></text:span><text:span text:style-name="Code2">'_'</text:span><text:span text:style-name="Default_20_Paragraph_20_Font"><text:span text:style-name="T28"> \u005F) and dollar sign (</text:span></text:span><text:span text:style-name="Code2">'$'</text:span><text:span text:style-name="Default_20_Paragraph_20_Font"><text:span text:style-name="T28"> \u0024) are replaced with space (</text:span></text:span><text:span text:style-name="Code2">' '</text:span><text:span text:style-name="Default_20_Paragraph_20_Font"><text:span text:style-name="T28"> \u0020) and space is inserted between camel case words.</text:span></text:span></text:p>
        <text:p text:style-name="P85"><text:span text:style-name="T28">If the name begins with the percent sign (</text:span><text:span text:style-name="Code2">'%'</text:span><text:span text:style-name="Default_20_Paragraph_20_Font"><text:span text:style-name="T28"> \u0025), the name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91">Default:</text:p>
        <text:p text:style-name="P111">""</text:p>
        <text:p text:style-name="P91">See Also:</text:p>
        <text:p text:style-name="P111">"The name attribute of the OCD element of a Meta Type Resource."</text:p>
        <text:p text:style-name="P113"/>
        <text:p text:style-name="P37"><text:bookmark text:name="r36"/>description</text:p>
        <text:p text:style-name="P66"><text:span text:style-name="Code2">public abstract String </text:span><text:span text:style-name="Code2"><text:span text:style-name="T19">description</text:span></text:span></text:p>
        <text:p text:style-name="P89">The human readable description of this ObjectClassDefinition.</text:p>
        <text:p text:style-name="P89">If not specified, the description of this ObjectClassDefinition is the empty string.</text:p>
        <text:p text:style-name="P85"><text:span text:style-name="T28">If the description begins with the percent sign (</text:span><text:span text:style-name="Code2">'%'</text:span><text:span text:style-name="Default_20_Paragraph_20_Font"><text:span text:style-name="T28"> \u0025), the description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91">Default:</text:p>
        <text:p text:style-name="P111">""</text:p>
        <text:p text:style-name="P91">See Also:</text:p>
        <text:p text:style-name="P111">"The description attribute of the OCD element of a Meta Type Resource."</text:p>
        <text:p text:style-name="P113"/>
        <text:p text:style-name="P37"><text:bookmark text:name="r37"/>localization</text:p>
        <text:p text:style-name="P66"><text:span text:style-name="Code2">public abstract String </text:span><text:span text:style-name="Code2"><text:span text:style-name="T19">localization</text:span></text:span></text:p>
        <text:p text:style-name="P89">The localization resource of this ObjectClassDefinition.</text:p>
        <text:p text:style-name="P85"><text:span text:style-name="T28">This refers to a resource property entry in the bundle that can be augmented with locale information. If not specified, the localization resource for this ObjectClassDefinition is the string "OSGI-INF/l10n/" followed by the </text:span><text:a xlink:type="simple" xlink:href="#r34" text:style-name="Internet_20_link" text:visited-style-name="Visited_20_Internet_20_Link"><text:span text:style-name="Code2"><text:span text:style-name="T22">id()</text:span></text:span></text:a><text:span text:style-name="Default_20_Paragraph_20_Font"><text:span text:style-name="T28">.</text:span></text:span></text:p>
        <text:p text:style-name="P91">Default:</text:p>
        <text:p text:style-name="P111">""</text:p>
        <text:p text:style-name="P91">See Also:</text:p>
        <text:p text:style-name="P111">"The localization attribute of the MetaData element of a Meta Type Resource."</text:p>
        <text:p text:style-name="P113"/>
        <text:p text:style-name="P37"><text:bookmark text:name="r38"/>pid</text:p>
        <text:p text:style-name="P66"><text:span text:style-name="Code2">public abstract String[] </text:span><text:span text:style-name="Code2"><text:span text:style-name="T19">pid</text:span></text:span></text:p>
        <text:p text:style-name="P89">The PIDs associated with this ObjectClassDefinition.</text:p>
        <text:p text:style-name="P90"><text:span text:style-name="T28">For each specified PID, a </text:span><text:span text:style-name="Code2">Designate</text:span><text:span text:style-name="Default_20_Paragraph_20_Font"><text:span text:style-name="T28"> element with a pid attribute is generated that </text:span></text:span><text:a xlink:type="simple" xlink:href="#r34" text:style-name="Internet_20_link" text:visited-style-name="Visited_20_Internet_20_Link"><text:span text:style-name="Code2"><text:span text:style-name="T22">references</text:span></text:span></text:a><text:span text:style-name="Default_20_Paragraph_20_Font"><text:span text:style-name="T28"> this ObjectClassDefinition.</text:span></text:span></text:p>
        <text:p text:style-name="P85"><text:span text:style-name="T28">The </text:span><text:a xlink:type="simple" xlink:href="#r30" text:style-name="Internet_20_link" text:visited-style-name="Visited_20_Internet_20_Link"><text:span text:style-name="Code2"><text:span text:style-name="T22">Designate</text:span></text:span></text:a><text:span text:style-name="Default_20_Paragraph_20_Font"><text:span text:style-name="T28"> annotation can also be used to associate a Declarative Services component with an ObjectClassDefinition and generate a </text:span></text:span><text:span text:style-name="Code2">Designate</text:span><text:span text:style-name="Default_20_Paragraph_20_Font"><text:span text:style-name="T28"> element.</text:span></text:span></text:p>
        <text:p text:style-name="P91"><text:soft-page-break/>Default:</text:p>
        <text:p text:style-name="P111">{}</text:p>
        <text:p text:style-name="P91">See Also:</text:p>
        <text:p text:style-name="P112"><text:span text:style-name="T28">"The pid attribute of the Designate element of a Meta Type Resource.", </text:span><text:a xlink:type="simple" xlink:href="#r30" text:style-name="Internet_20_link" text:visited-style-name="Visited_20_Internet_20_Link"><text:span text:style-name="Code2"><text:span text:style-name="T22">Designate</text:span></text:span></text:a></text:p>
        <text:p text:style-name="P113"/>
        <text:p text:style-name="P37"><text:bookmark text:name="r39"/>factoryPid</text:p>
        <text:p text:style-name="P66"><text:span text:style-name="Code2">public abstract String[] </text:span><text:span text:style-name="Code2"><text:span text:style-name="T19">factoryPid</text:span></text:span></text:p>
        <text:p text:style-name="P89">The factory PIDs associated with this ObjectClassDefinition.</text:p>
        <text:p text:style-name="P90"><text:span text:style-name="T28">For each specified factory PID, a </text:span><text:span text:style-name="Code2">Designate</text:span><text:span text:style-name="Default_20_Paragraph_20_Font"><text:span text:style-name="T28"> element with a factoryPid attribute is generated that </text:span></text:span><text:a xlink:type="simple" xlink:href="#r34" text:style-name="Internet_20_link" text:visited-style-name="Visited_20_Internet_20_Link"><text:span text:style-name="Code2"><text:span text:style-name="T22">references</text:span></text:span></text:a><text:span text:style-name="Default_20_Paragraph_20_Font"><text:span text:style-name="T28"> this ObjectClassDefinition.</text:span></text:span></text:p>
        <text:p text:style-name="P85"><text:span text:style-name="T28">The </text:span><text:a xlink:type="simple" xlink:href="#r30" text:style-name="Internet_20_link" text:visited-style-name="Visited_20_Internet_20_Link"><text:span text:style-name="Code2"><text:span text:style-name="T22">Designate</text:span></text:span></text:a><text:span text:style-name="Default_20_Paragraph_20_Font"><text:span text:style-name="T28"> annotation can also be used to associate a Declarative Services component with an ObjectClassDefinition and generate a </text:span></text:span><text:span text:style-name="Code2">Designate</text:span><text:span text:style-name="Default_20_Paragraph_20_Font"><text:span text:style-name="T28"> element.</text:span></text:span></text:p>
        <text:p text:style-name="P91">Default:</text:p>
        <text:p text:style-name="P111">{}</text:p>
        <text:p text:style-name="P91">See Also:</text:p>
        <text:p text:style-name="P112"><text:span text:style-name="T28">"The factoryPid attribute of the Designate element of a Meta Type Resource.", </text:span><text:a xlink:type="simple" xlink:href="#r30" text:style-name="Internet_20_link" text:visited-style-name="Visited_20_Internet_20_Link"><text:span text:style-name="Code2"><text:span text:style-name="T22">Designate</text:span></text:span></text:a></text:p>
        <text:p text:style-name="P113"/>
        <text:p text:style-name="P37"><text:bookmark text:name="r40"/>icon</text:p>
        <text:p text:style-name="P66"><text:span text:style-name="Code2">public abstract </text:span><text:a xlink:type="simple" xlink:href="#r33" text:style-name="Internet_20_link" text:visited-style-name="Visited_20_Internet_20_Link"><text:span text:style-name="Code2"><text:span text:style-name="T22">Icon</text:span></text:span></text:a><text:span text:style-name="Code2">[] </text:span><text:span text:style-name="Code2"><text:span text:style-name="T19">icon</text:span></text:span></text:p>
        <text:p text:style-name="P89">The icon resources associated with this ObjectClassDefinition.</text:p>
        <text:p text:style-name="P85"><text:span text:style-name="T28">For each specified </text:span><text:a xlink:type="simple" xlink:href="#r33" text:style-name="Internet_20_link" text:visited-style-name="Visited_20_Internet_20_Link"><text:span text:style-name="Code2"><text:span text:style-name="T22">Icon</text:span></text:span></text:a><text:span text:style-name="Default_20_Paragraph_20_Font"><text:span text:style-name="T28">, an </text:span></text:span><text:span text:style-name="Code2">Icon</text:span><text:span text:style-name="Default_20_Paragraph_20_Font"><text:span text:style-name="T28"> element is generated for this ObjectClassDefinition. If not specified, no </text:span></text:span><text:span text:style-name="Code2">Icon</text:span><text:span text:style-name="Default_20_Paragraph_20_Font"><text:span text:style-name="T28"> elements will be generated.</text:span></text:span></text:p>
        <text:p text:style-name="P91">Default:</text:p>
        <text:p text:style-name="P111">{}</text:p>
        <text:p text:style-name="P91">See Also:</text:p>
        <text:p text:style-name="P111">"The Icon element of a Meta Type Resource."</text:p>
        <text:p text:style-name="P34"><text:bookmark text:name="r44"/>Annotation Type Option</text:p>
        <text:p text:style-name="P95"><text:a xlink:type="simple" xlink:href="#r3" text:style-name="Internet_20_link" text:visited-style-name="Visited_20_Internet_20_Link"><text:span text:style-name="T25">org.osgi.service.metatype.annotations</text:span></text:a></text:p>
        <text:p text:style-name="P83"/>
        <text:p text:style-name="P98"><text:span text:style-name="Code_20_Small1">@Retention(value=RetentionPolicy.CLASS)<text:line-break/>@Target(value={})<text:line-break/></text:span><text:span text:style-name="Code2">public @interface </text:span><text:span text:style-name="Code2"><text:span text:style-name="T19">Option</text:span></text:span></text:p>
        <text:p text:style-name="P67"><text:span text:style-name="Code2">Option</text:span><text:span text:style-name="Default_20_Paragraph_20_Font"><text:span text:style-name="T28"> information for an </text:span></text:span><text:a xlink:type="simple" xlink:href="#r13" text:style-name="Internet_20_link" text:visited-style-name="Visited_20_Internet_20_Link"><text:span text:style-name="Code2"><text:span text:style-name="T22">AttributeDefinition</text:span></text:span></text:a><text:span text:style-name="Default_20_Paragraph_20_Font"><text:span text:style-name="T28">.</text:span></text:span></text:p>
        <text:p text:style-name="P96">See Also:</text:p>
        <text:p text:style-name="P88"><text:a xlink:type="simple" xlink:href="#r12" text:style-name="Internet_20_link" text:visited-style-name="Visited_20_Internet_20_Link"><text:span text:style-name="Code2"><text:span text:style-name="T22">AttributeDefinition.options()</text:span></text:span></text:a></text:p>
        <text:p text:style-name="P99"/>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00"><text:span text:style-name="Summary_20_Heading_20_Font2"><text:span text:style-name="T3">Required Element Summary</text:span></text:span></text:p>
            </table:table-cell>
            <table:covered-table-cell/>
            <table:table-cell table:style-name="Table19.A1" office:value-type="string">
              <text:p text:style-name="P101"><text:span text:style-name="Page_20_Reference_20_Font"><text:span text:style-name="T6">Page</text:span></text:span></text:p>
            </table:table-cell>
          </table:table-row>
          <table:table-row table:style-name="Table19.1">
            <table:table-cell table:style-name="Table19.A2" office:value-type="string">
              <text:p text:style-name="P102"><text:span text:style-name="Code_20_Small1"><text:span text:style-name="T3">String</text:span></text:span></text:p>
            </table:table-cell>
            <table:table-cell table:style-name="Table19.A2" office:value-type="string">
              <text:p text:style-name="P107"><text:a xlink:type="simple" xlink:href="#r42" text:style-name="Internet_20_link" text:visited-style-name="Visited_20_Internet_20_Link"><text:span text:style-name="Code2"><text:span text:style-name="T24">label</text:span></text:span></text:a></text:p>
              <text:p text:style-name="P108">The human readable label of this Option.</text:p>
            </table:table-cell>
            <table:table-cell table:style-name="Table19.C2" office:value-type="string">
              <text:p text:style-name="P103"><text:span text:style-name="Page_20_Reference_20_Font"><text:span text:style-name="T3"><text:bookmark-ref text:reference-format="page" text:ref-name="r42">28</text:bookmark-ref></text:span></text:span></text:p>
            </table:table-cell>
          </table:table-row>
          <table:table-row table:style-name="Table19.1">
            <table:table-cell table:style-name="Table19.A3" office:value-type="string">
              <text:p text:style-name="P102"><text:span text:style-name="Code_20_Small1"><text:span text:style-name="T3">String</text:span></text:span></text:p>
            </table:table-cell>
            <table:table-cell table:style-name="Table19.A3" office:value-type="string">
              <text:p text:style-name="P107"><text:a xlink:type="simple" xlink:href="#r43" text:style-name="Internet_20_link" text:visited-style-name="Visited_20_Internet_20_Link"><text:span text:style-name="Code2"><text:span text:style-name="T24">value</text:span></text:span></text:a></text:p>
              <text:p text:style-name="P108">The value of this Option.</text:p>
            </table:table-cell>
            <table:table-cell table:style-name="Table19.C3" office:value-type="string">
              <text:p text:style-name="P103"><text:span text:style-name="Page_20_Reference_20_Font"><text:span text:style-name="T3"><text:bookmark-ref text:reference-format="page" text:ref-name="r43">28</text:bookmark-ref></text:span></text:span></text:p>
            </table:table-cell>
          </table:table-row>
        </table:table>
        <text:p text:style-name="P35">Element Detail</text:p>
        <text:p text:style-name="P38"><text:bookmark text:name="r42"/>label</text:p>
        <text:p text:style-name="P66"><text:span text:style-name="Code2">public abstract String </text:span><text:span text:style-name="Code2"><text:span text:style-name="T19">label</text:span></text:span></text:p>
        <text:p text:style-name="P89">The human readable label of this Option.</text:p>
        <text:p text:style-name="P89">If not specified, the label of this Option is the empty string.</text:p>
        <text:p text:style-name="P85"><text:span text:style-name="T28">If the label begins with the percent sign (</text:span><text:span text:style-name="Code2">'%'</text:span><text:span text:style-name="Default_20_Paragraph_20_Font"><text:span text:style-name="T28"> \u0025), the label can be </text:span></text:span><text:a xlink:type="simple" xlink:href="#r37" text:style-name="Internet_20_link" text:visited-style-name="Visited_20_Internet_20_Link"><text:span text:style-name="Code2"><text:span text:style-name="T22">localized</text:span></text:span></text:a><text:span text:style-name="Default_20_Paragraph_20_Font"><text:span text:style-name="T28">.</text:span></text:span></text:p>
        <text:p text:style-name="P91">Default:</text:p>
        <text:p text:style-name="P111">""</text:p>
        <text:p text:style-name="P91">See Also:</text:p>
        <text:p text:style-name="P111">"The label attribute of the Option element of a Meta Type Resource."</text:p>
        <text:p text:style-name="P113"/>
        <text:p text:style-name="P37"><text:bookmark text:name="r43"/>value</text:p>
        <text:p text:style-name="P66"><text:span text:style-name="Code2">public abstract String </text:span><text:span text:style-name="Code2"><text:span text:style-name="T19">value</text:span></text:span></text:p>
        <text:p text:style-name="P86">The value of this Option.</text:p>
        <text:p text:style-name="P91">See Also:</text:p>
        <text:p text:style-name="P111">"The value attribute of the Option element of a Meta Type Resource."</text:p>
        <text:section text:style-name="Sect2" text:name="Section1">
          <text:p text:style-name="P116"><text:span text:style-name="T30">Java API documentation generated with </text:span><text:a xlink:type="simple" xlink:href="http://www.filigris.com/products/docflex_javadoc/#docflex-doclet" text:style-name="Internet_20_link" text:visited-style-name="Visited_20_Internet_20_Link"><text:span text:style-name="T26">DocFlex/Doclet</text:span></text:a><text:span text:style-name="Default_20_Paragraph_20_Font"><text:span text:style-name="T30"> v1.5.6</text:span></text:span></text:p>
          <text:p text:style-name="P54"><text:span text:style-name="T30">DocFlex/Doclet is both a multi-format Javadoc doclet and a free edition of </text:span><text:a xlink:type="simple" xlink:href="http://www.filigris.com/products/docflex_javadoc/" text:style-name="Internet_20_link" text:visited-style-name="Visited_20_Internet_20_Link"><text:span text:style-name="T26">DocFlex/Javadoc</text:span></text:a><text:span text:style-name="Default_20_Paragraph_20_Font"><text:span text:style-name="T30">.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6">www.docflex.com</text:span></text:span></text:a></text:p>
        </text:section>
      </text:section>
      <text:p text:style-name="P8"/>
      <text:h text:style-name="P50" text:outline-level="1"><text:soft-page-break/>Considered Alternatives</text:h>
      <text:p text:style-name="Body"/>
      <text:h text:style-name="P50" text:outline-level="1">Security Considerations</text:h>
      <text:p text:style-name="P8">The annotations do not have any security considerations.</text:p>
      <text:h text:style-name="P50" text:outline-level="1">Document Support</text:h>
      <text:h text:style-name="P26" text:outline-level="2">References</text:h>
      <text:list xml:id="list4481514479058216188" text:style-name="WW8Num3">
        <text:list-item>
          <text:p text:style-name="P47"><text:bookmark-start text:name="_Ref493020620"/>Bradner, S., Key words for use in RFCs to Indicate Requirement Levels, RFC2119, March 1997.<text:bookmark-end text:name="_Ref493020620"/></text:p>
        </text:list-item>
        <text:list-item>
          <text:p text:style-name="P47">Software Requirements &amp; Specifications. Michael Jackson. ISBN 0-201-87712-0</text:p>
        </text:list-item>
      </text:list>
      <text:p text:style-name="P12"/>
      <text:h text:style-name="P26" text:outline-level="2">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15">Name</text:p>
          </table:table-cell>
          <table:table-cell table:style-name="Table2.B1" office:value-type="string">
            <text:p text:style-name="P15">BJ Hargrave</text:p>
          </table:table-cell>
        </table:table-row>
        <table:table-row table:style-name="Table2.1">
          <table:table-cell table:style-name="Table2.A1" office:value-type="string">
            <text:p text:style-name="P15">Company</text:p>
          </table:table-cell>
          <table:table-cell table:style-name="Table2.B1" office:value-type="string">
            <text:p text:style-name="P15">IBM</text:p>
          </table:table-cell>
        </table:table-row>
      </table:table>
      <text:p text:style-name="P8"/>
      <text:h text:style-name="P26" text:outline-level="2">Acronyms and Abbreviations</text:h>
      <text:p text:style-name="P8"/>
      <text:h text:style-name="P26"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fo:color="#000000"/>
    </style:style>
    <style:style style:name="RTF_5f_Num_20_4_20_1" style:display-name="RTF_Num 4 1" style:family="text">
      <style:text-properties fo:color="#000000"/>
    </style:style>
    <style:style style:name="RTF_5f_Num_20_5_20_1" style:display-name="RTF_Num 5 1" style:family="text">
      <style:text-properties fo:color="#00000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number text:level="1" text:style-name="RTF_5f_Num_20_3_20_1" style:num-suffix="." style:num-format="1">
        <style:list-level-properties text:space-before="0.75in" text:min-label-width="0.25in"/>
      </text:list-level-style-number>
      <text:list-level-style-number text:level="2" text:style-name="RTF_5f_Num_20_3_20_1" style:num-suffix="." style:num-format="1">
        <style:list-level-properties text:space-before="1.75in" text:min-label-width="0.25in"/>
      </text:list-level-style-number>
      <text:list-level-style-number text:level="3" text:style-name="RTF_5f_Num_20_3_20_1" style:num-suffix="." style:num-format="1">
        <style:list-level-properties text:space-before="2.75in" text:min-label-width="0.25in"/>
      </text:list-level-style-number>
      <text:list-level-style-number text:level="4" text:style-name="RTF_5f_Num_20_3_20_1" style:num-suffix="." style:num-format="1">
        <style:list-level-properties text:space-before="3.75in" text:min-label-width="0.25in"/>
      </text:list-level-style-number>
      <text:list-level-style-number text:level="5" text:style-name="RTF_5f_Num_20_3_20_1" style:num-suffix="." style:num-format="1">
        <style:list-level-properties text:space-before="4.75in" text:min-label-width="0.25in"/>
      </text:list-level-style-number>
      <text:list-level-style-number text:level="6" text:style-name="RTF_5f_Num_20_3_20_1" style:num-suffix="." style:num-format="1">
        <style:list-level-properties text:space-before="5.75in" text:min-label-width="0.25in"/>
      </text:list-level-style-number>
      <text:list-level-style-number text:level="7" text:style-name="RTF_5f_Num_20_3_20_1" style:num-suffix="." style:num-format="1">
        <style:list-level-properties text:space-before="6.75in" text:min-label-width="0.25in"/>
      </text:list-level-style-number>
      <text:list-level-style-number text:level="8" text:style-name="RTF_5f_Num_20_3_20_1" style:num-suffix="." style:num-format="1">
        <style:list-level-properties text:space-before="7.75in" text:min-label-width="0.25in"/>
      </text:list-level-style-number>
      <text:list-level-style-number text:level="9" text:style-name="RTF_5f_Num_20_3_20_1" style:num-suffix="." style:num-format="1">
        <style:list-level-properties text:space-before="8.75in" text:min-label-width="0.25in"/>
      </text:list-level-style-number>
      <text:list-level-style-number text:level="10" text:style-name="RTF_5f_Num_20_3_20_1" style:num-suffix="." style:num-format="1">
        <style:list-level-properties text:space-before="9.75in" text:min-label-width="0.25in"/>
      </text:list-level-style-number>
    </text:list-style>
    <text:list-style style:name="RTF_5f_Num_20_4" style:display-name="RTF_Num 4" text:consecutive-numbering="true">
      <text:list-level-style-number text:level="1" text:style-name="RTF_5f_Num_20_4_20_1" style:num-suffix="." style:num-format="1">
        <style:list-level-properties text:space-before="0.75in" text:min-label-width="0.25in"/>
      </text:list-level-style-number>
      <text:list-level-style-number text:level="2" text:style-name="RTF_5f_Num_20_4_20_1" style:num-suffix="." style:num-format="1">
        <style:list-level-properties text:space-before="1.75in" text:min-label-width="0.25in"/>
      </text:list-level-style-number>
      <text:list-level-style-number text:level="3" text:style-name="RTF_5f_Num_20_4_20_1" style:num-suffix="." style:num-format="1">
        <style:list-level-properties text:space-before="2.75in" text:min-label-width="0.25in"/>
      </text:list-level-style-number>
      <text:list-level-style-number text:level="4" text:style-name="RTF_5f_Num_20_4_20_1" style:num-suffix="." style:num-format="1">
        <style:list-level-properties text:space-before="3.75in" text:min-label-width="0.25in"/>
      </text:list-level-style-number>
      <text:list-level-style-number text:level="5" text:style-name="RTF_5f_Num_20_4_20_1" style:num-suffix="." style:num-format="1">
        <style:list-level-properties text:space-before="4.75in" text:min-label-width="0.25in"/>
      </text:list-level-style-number>
      <text:list-level-style-number text:level="6" text:style-name="RTF_5f_Num_20_4_20_1" style:num-suffix="." style:num-format="1">
        <style:list-level-properties text:space-before="5.75in" text:min-label-width="0.25in"/>
      </text:list-level-style-number>
      <text:list-level-style-number text:level="7" text:style-name="RTF_5f_Num_20_4_20_1" style:num-suffix="." style:num-format="1">
        <style:list-level-properties text:space-before="6.75in" text:min-label-width="0.25in"/>
      </text:list-level-style-number>
      <text:list-level-style-number text:level="8" text:style-name="RTF_5f_Num_20_4_20_1" style:num-suffix="." style:num-format="1">
        <style:list-level-properties text:space-before="7.75in" text:min-label-width="0.25in"/>
      </text:list-level-style-number>
      <text:list-level-style-number text:level="9" text:style-name="RTF_5f_Num_20_4_20_1" style:num-suffix="." style:num-format="1">
        <style:list-level-properties text:space-before="8.75in" text:min-label-width="0.25in"/>
      </text:list-level-style-number>
      <text:list-level-style-number text:level="10" text:style-name="RTF_5f_Num_20_4_20_1" style:num-suffix="." style:num-format="1">
        <style:list-level-properties text:space-before="9.75in" text:min-label-width="0.25in"/>
      </text:list-level-style-number>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328612BC.png" xlink:type="simple" xlink:show="embed" xlink:actuate="onLoad"/></draw:frame><text:tab/><text:user-defined style:data-style-name="N0" text:name="RFC Title">RFC 208 Metatype Annotations</text:user-defined><text:tab/>Page <text:page-number text:select-page="current">13</text:page-number> of <text:page-count style:num-format="1">29</text:page-count></text:p>
        <text:p text:style-name="Header"/>
        <text:p text:style-name="Header"><text:tab/>Draft<text:tab/> <text:modification-date style:data-style-name="N76">November 19,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Convert_20_1" style:display-name="Convert 1" style:page-layout-name="Mpm2">
      <style:header>
        <text:p text:style-name="MP2">Package org.osgi.service.metatype.annotations</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text:p>
            </table:table-cell>
            <table:table-cell table:style-name="Table4.A1" office:value-type="string">
              <text:p text:style-name="MP4">Page <text:page-number style:num-format="1" text:select-page="current">14</text:page-number> of <text:page-count style:num-format="1">29</text:page-count></text:p>
            </table:table-cell>
          </table:table-row>
        </table:table>
      </style:footer>
    </style:master-page>
    <style:master-page style:name="Convert_20_2" style:display-name="Convert 2" style:page-layout-name="Mpm2">
      <style:header>
        <text:p text:style-name="MP2">Annotation Type AttributeDefinition</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9/13</text:p>
            </table:table-cell>
            <table:table-cell table:style-name="Table7.A1" office:value-type="string">
              <text:p text:style-name="MP4">Page <text:page-number style:num-format="1" text:select-page="current">18</text:page-number> of <text:page-count style:num-format="1">29</text:page-count></text:p>
            </table:table-cell>
          </table:table-row>
        </table:table>
      </style:footer>
    </style:master-page>
    <style:master-page style:name="Convert_20_3" style:display-name="Convert 3" style:page-layout-name="Mpm2">
      <style:header>
        <text:p text:style-name="MP2">Enum AttributeType</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9/13</text:p>
            </table:table-cell>
            <table:table-cell table:style-name="Table9.A1" office:value-type="string">
              <text:p text:style-name="MP4">Page <text:page-number style:num-format="1" text:select-page="current">22</text:page-number> of <text:page-count style:num-format="1">29</text:page-count></text:p>
            </table:table-cell>
          </table:table-row>
        </table:table>
      </style:footer>
    </style:master-page>
    <style:master-page style:name="Convert_20_4" style:display-name="Convert 4" style:page-layout-name="Mpm2">
      <style:header>
        <text:p text:style-name="MP2">Annotation Type Designat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9/13</text:p>
            </table:table-cell>
            <table:table-cell table:style-name="Table12.A1" office:value-type="string">
              <text:p text:style-name="MP4">Page <text:page-number style:num-format="1" text:select-page="current">23</text:page-number> of <text:page-count style:num-format="1">29</text:page-count></text:p>
            </table:table-cell>
          </table:table-row>
        </table:table>
      </style:footer>
    </style:master-page>
    <style:master-page style:name="Convert_20_5" style:display-name="Convert 5" style:page-layout-name="Mpm2">
      <style:header>
        <text:p text:style-name="MP2">Annotation Type ObjectClassDefini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9/13</text:p>
            </table:table-cell>
            <table:table-cell table:style-name="Table14.A1" office:value-type="string">
              <text:p text:style-name="MP4">Page <text:page-number style:num-format="1" text:select-page="current">24</text:page-number> of <text:page-count style:num-format="1">29</text:page-count></text:p>
            </table:table-cell>
          </table:table-row>
        </table:table>
      </style:footer>
    </style:master-page>
    <style:master-page style:name="Convert_20_6" style:display-name="Convert 6" style:page-layout-name="Mpm2">
      <style:header>
        <text:p text:style-name="MP2">Annotation Type Option</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9/13</text:p>
            </table:table-cell>
            <table:table-cell table:style-name="Table16.A1" office:value-type="string">
              <text:p text:style-name="MP4">Page <text:page-number style:num-format="1" text:select-page="current">27</text:page-number> of <text:page-count style:num-format="1">29</text:page-count></text:p>
            </table:table-cell>
          </table:table-row>
        </table:table>
      </style:footer>
    </style:master-page>
    <style:master-page style:name="Convert_20_7" style:display-name="Convert 7" style:page-layout-name="Mpm2">
      <style:header>
        <text:p text:style-name="MP2">Annotation Type Option</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6/25/14</text:p>
            </table:table-cell>
            <table:table-cell table:style-name="Table18.A1" office:value-type="string">
              <text:p text:style-name="MP4">Page <text:page-number style:num-format="1" text:select-page="current">29</text:page-number> of <text:page-count style:num-format="1">2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3-11-19T10:54:07</meta:creation-date>
    <meta:editing-cycles>97</meta:editing-cycles>
    <meta:editing-duration>PT23H46M24S</meta:editing-duration>
    <meta:initial-creator>BJ Hargrave</meta:initial-creator>
    <dc:date>2014-11-19T14:10:59</dc:date>
    <dc:creator>BJ Hargrave</dc:creator>
    <meta:document-statistic meta:table-count="19" meta:image-count="4" meta:object-count="0" meta:page-count="29" meta:paragraph-count="742" meta:word-count="7021" meta:character-count="45868"/>
    <meta:user-defined meta:name="Info"/>
    <meta:user-defined meta:name="Info 3"/>
    <meta:user-defined meta:name="Info 4"/>
    <meta:user-defined meta:name="RFC Title">RFC 208 Metatype Annotations</meta:user-defined>
  </office:meta>
</office:document-meta>
</file>